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5795in" svg:height="4.189in" svg:x="5.5063in" svg:y="1.9252in">
            <draw:object draw:notify-on-update-of-ranges="Sheet1.G1:Sheet1.G1 Sheet1.G2:Sheet1.G8 Sheet1.H1:Sheet1.H1 Sheet1.H2:Sheet1.H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Heap size</text:p>
          </table:table-cell>
          <table:table-cell office:value-type="string">
            <text:p>time</text:p>
          </table:table-cell>
          <table:table-cell office:value-type="string">
            <text:p>comparisons</text:p>
          </table:table-cell>
          <table:table-cell office:value-type="string">
            <text:p>log(heap size)</text:p>
          </table:table-cell>
          <table:table-cell office:value-type="string">
            <text:p>time per comparison</text:p>
          </table:table-cell>
          <table:table-cell/>
          <table:table-cell office:value-type="string">
            <text:p>size</text:p>
          </table:table-cell>
          <table:table-cell office:value-type="string">
            <text:p>Time per compariso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1049">
            <text:p>0.000001049</text:p>
          </table:table-cell>
          <table:table-cell office:value-type="float" office:value="3">
            <text:p>3</text:p>
          </table:table-cell>
          <table:table-cell table:formula="of:=LOG([.A2];2)" office:value-type="float" office:value="3.32192809488736">
            <text:p>3.3219280949</text:p>
          </table:table-cell>
          <table:table-cell table:formula="of:=[.B2]/[.C2]" office:value-type="float" office:value="0.000000349666666666667">
            <text:p>3.49666666666667E-007</text:p>
          </table:table-cell>
          <table:table-cell/>
          <table:table-cell office:value-type="float" office:value="10">
            <text:p>10</text:p>
          </table:table-cell>
          <table:table-cell table:formula="of:=AVERAGE([.B2:.B51])" office:value-type="float" office:value="0.0000004556">
            <text:p>4.556E-00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1117">
            <text:p>0.000001117</text:p>
          </table:table-cell>
          <table:table-cell office:value-type="float" office:value="3">
            <text:p>3</text:p>
          </table:table-cell>
          <table:table-cell table:formula="of:=LOG([.A3];2)" office:value-type="float" office:value="3.32192809488736">
            <text:p>3.3219280949</text:p>
          </table:table-cell>
          <table:table-cell table:formula="of:=[.B3]/[.C3]" office:value-type="float" office:value="0.000000372333333333333">
            <text:p>3.72333333333333E-007</text:p>
          </table:table-cell>
          <table:table-cell/>
          <table:table-cell office:value-type="float" office:value="100">
            <text:p>100</text:p>
          </table:table-cell>
          <table:table-cell table:formula="of:=AVERAGE([.B52:.B101])" office:value-type="float" office:value="0.00000045068">
            <text:p>4.5068E-00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573">
            <text:p>0.000000573</text:p>
          </table:table-cell>
          <table:table-cell office:value-type="float" office:value="3">
            <text:p>3</text:p>
          </table:table-cell>
          <table:table-cell table:formula="of:=LOG([.A4];2)" office:value-type="float" office:value="3.32192809488736">
            <text:p>3.3219280949</text:p>
          </table:table-cell>
          <table:table-cell table:formula="of:=[.B4]/[.C4]" office:value-type="float" office:value="0.000000191">
            <text:p>0.000000191</text:p>
          </table:table-cell>
          <table:table-cell/>
          <table:table-cell office:value-type="float" office:value="1000">
            <text:p>1000</text:p>
          </table:table-cell>
          <table:table-cell table:formula="of:=AVERAGE([.B102:.B151])" office:value-type="float" office:value="0.00000451442">
            <text:p>4.51442E-0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42">
            <text:p>0.000000442</text:p>
          </table:table-cell>
          <table:table-cell office:value-type="float" office:value="3">
            <text:p>3</text:p>
          </table:table-cell>
          <table:table-cell table:formula="of:=LOG([.A5];2)" office:value-type="float" office:value="3.32192809488736">
            <text:p>3.3219280949</text:p>
          </table:table-cell>
          <table:table-cell table:formula="of:=[.B5]/[.C5]" office:value-type="float" office:value="0.000000147333333333333">
            <text:p>1.47333333333333E-007</text:p>
          </table:table-cell>
          <table:table-cell/>
          <table:table-cell office:value-type="float" office:value="10000">
            <text:p>10000</text:p>
          </table:table-cell>
          <table:table-cell table:formula="of:=AVERAGE([.B152:.B201])" office:value-type="float" office:value="0.00000065976">
            <text:p>6.5976E-00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41">
            <text:p>0.000000441</text:p>
          </table:table-cell>
          <table:table-cell office:value-type="float" office:value="3">
            <text:p>3</text:p>
          </table:table-cell>
          <table:table-cell table:formula="of:=LOG([.A6];2)" office:value-type="float" office:value="3.32192809488736">
            <text:p>3.3219280949</text:p>
          </table:table-cell>
          <table:table-cell table:formula="of:=[.B6]/[.C6]" office:value-type="float" office:value="0.000000147">
            <text:p>0.000000147</text:p>
          </table:table-cell>
          <table:table-cell/>
          <table:table-cell office:value-type="float" office:value="100000">
            <text:p>100000</text:p>
          </table:table-cell>
          <table:table-cell table:formula="of:=AVERAGE([.B202:.B251])" office:value-type="float" office:value="0.00000071046">
            <text:p>7.1046E-00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38">
            <text:p>0.000000438</text:p>
          </table:table-cell>
          <table:table-cell office:value-type="float" office:value="3">
            <text:p>3</text:p>
          </table:table-cell>
          <table:table-cell table:formula="of:=LOG([.A7];2)" office:value-type="float" office:value="3.32192809488736">
            <text:p>3.3219280949</text:p>
          </table:table-cell>
          <table:table-cell table:formula="of:=[.B7]/[.C7]" office:value-type="float" office:value="0.000000146">
            <text:p>0.000000146</text:p>
          </table:table-cell>
          <table:table-cell/>
          <table:table-cell office:value-type="float" office:value="1000000">
            <text:p>1000000</text:p>
          </table:table-cell>
          <table:table-cell table:formula="of:=AVERAGE([.B252:.B301])" office:value-type="float" office:value="0.00001906686">
            <text:p>1.906686E-00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21">
            <text:p>0.000000421</text:p>
          </table:table-cell>
          <table:table-cell office:value-type="float" office:value="3">
            <text:p>3</text:p>
          </table:table-cell>
          <table:table-cell table:formula="of:=LOG([.A8];2)" office:value-type="float" office:value="3.32192809488736">
            <text:p>3.3219280949</text:p>
          </table:table-cell>
          <table:table-cell table:formula="of:=[.B8]/[.C8]" office:value-type="float" office:value="0.000000140333333333333">
            <text:p>1.40333333333333E-007</text:p>
          </table:table-cell>
          <table:table-cell/>
          <table:table-cell office:value-type="float" office:value="10000000">
            <text:p>10000000</text:p>
          </table:table-cell>
          <table:table-cell table:formula="of:=AVERAGE([.B302:.B351])" office:value-type="float" office:value="0.00000108112">
            <text:p>1.08112E-0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6">
            <text:p>0.000000416</text:p>
          </table:table-cell>
          <table:table-cell office:value-type="float" office:value="3">
            <text:p>3</text:p>
          </table:table-cell>
          <table:table-cell table:formula="of:=LOG([.A9];2)" office:value-type="float" office:value="3.32192809488736">
            <text:p>3.3219280949</text:p>
          </table:table-cell>
          <table:table-cell table:formula="of:=[.B9]/[.C9]" office:value-type="float" office:value="0.000000138666666666667">
            <text:p>1.38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08">
            <text:p>0.000000408</text:p>
          </table:table-cell>
          <table:table-cell office:value-type="float" office:value="3">
            <text:p>3</text:p>
          </table:table-cell>
          <table:table-cell table:formula="of:=LOG([.A10];2)" office:value-type="float" office:value="3.32192809488736">
            <text:p>3.3219280949</text:p>
          </table:table-cell>
          <table:table-cell table:formula="of:=[.B10]/[.C10]" office:value-type="float" office:value="0.000000136">
            <text:p>0.000000136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6">
            <text:p>0.000000416</text:p>
          </table:table-cell>
          <table:table-cell office:value-type="float" office:value="3">
            <text:p>3</text:p>
          </table:table-cell>
          <table:table-cell table:formula="of:=LOG([.A11];2)" office:value-type="float" office:value="3.32192809488736">
            <text:p>3.3219280949</text:p>
          </table:table-cell>
          <table:table-cell table:formula="of:=[.B11]/[.C11]" office:value-type="float" office:value="0.000000138666666666667">
            <text:p>1.38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">
            <text:p>0.00000041</text:p>
          </table:table-cell>
          <table:table-cell office:value-type="float" office:value="3">
            <text:p>3</text:p>
          </table:table-cell>
          <table:table-cell table:formula="of:=LOG([.A12];2)" office:value-type="float" office:value="3.32192809488736">
            <text:p>3.3219280949</text:p>
          </table:table-cell>
          <table:table-cell table:formula="of:=[.B12]/[.C12]" office:value-type="float" office:value="0.000000136666666666667">
            <text:p>1.36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6">
            <text:p>0.000000416</text:p>
          </table:table-cell>
          <table:table-cell office:value-type="float" office:value="3">
            <text:p>3</text:p>
          </table:table-cell>
          <table:table-cell table:formula="of:=LOG([.A13];2)" office:value-type="float" office:value="3.32192809488736">
            <text:p>3.3219280949</text:p>
          </table:table-cell>
          <table:table-cell table:formula="of:=[.B13]/[.C13]" office:value-type="float" office:value="0.000000138666666666667">
            <text:p>1.38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07">
            <text:p>0.000000407</text:p>
          </table:table-cell>
          <table:table-cell office:value-type="float" office:value="3">
            <text:p>3</text:p>
          </table:table-cell>
          <table:table-cell table:formula="of:=LOG([.A14];2)" office:value-type="float" office:value="3.32192809488736">
            <text:p>3.3219280949</text:p>
          </table:table-cell>
          <table:table-cell table:formula="of:=[.B14]/[.C14]" office:value-type="float" office:value="0.000000135666666666667">
            <text:p>1.35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09">
            <text:p>0.000000409</text:p>
          </table:table-cell>
          <table:table-cell office:value-type="float" office:value="3">
            <text:p>3</text:p>
          </table:table-cell>
          <table:table-cell table:formula="of:=LOG([.A15];2)" office:value-type="float" office:value="3.32192809488736">
            <text:p>3.3219280949</text:p>
          </table:table-cell>
          <table:table-cell table:formula="of:=[.B15]/[.C15]" office:value-type="float" office:value="0.000000136333333333333">
            <text:p>1.36333333333333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24">
            <text:p>0.000000424</text:p>
          </table:table-cell>
          <table:table-cell office:value-type="float" office:value="3">
            <text:p>3</text:p>
          </table:table-cell>
          <table:table-cell table:formula="of:=LOG([.A16];2)" office:value-type="float" office:value="3.32192809488736">
            <text:p>3.3219280949</text:p>
          </table:table-cell>
          <table:table-cell table:formula="of:=[.B16]/[.C16]" office:value-type="float" office:value="0.000000141333333333333">
            <text:p>1.41333333333333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7">
            <text:p>0.000000417</text:p>
          </table:table-cell>
          <table:table-cell office:value-type="float" office:value="3">
            <text:p>3</text:p>
          </table:table-cell>
          <table:table-cell table:formula="of:=LOG([.A17];2)" office:value-type="float" office:value="3.32192809488736">
            <text:p>3.3219280949</text:p>
          </table:table-cell>
          <table:table-cell table:formula="of:=[.B17]/[.C17]" office:value-type="float" office:value="0.000000139">
            <text:p>0.000000139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4">
            <text:p>0.000000414</text:p>
          </table:table-cell>
          <table:table-cell office:value-type="float" office:value="3">
            <text:p>3</text:p>
          </table:table-cell>
          <table:table-cell table:formula="of:=LOG([.A18];2)" office:value-type="float" office:value="3.32192809488736">
            <text:p>3.3219280949</text:p>
          </table:table-cell>
          <table:table-cell table:formula="of:=[.B18]/[.C18]" office:value-type="float" office:value="0.000000138">
            <text:p>0.000000138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7">
            <text:p>0.000000417</text:p>
          </table:table-cell>
          <table:table-cell office:value-type="float" office:value="3">
            <text:p>3</text:p>
          </table:table-cell>
          <table:table-cell table:formula="of:=LOG([.A19];2)" office:value-type="float" office:value="3.32192809488736">
            <text:p>3.3219280949</text:p>
          </table:table-cell>
          <table:table-cell table:formula="of:=[.B19]/[.C19]" office:value-type="float" office:value="0.000000139">
            <text:p>0.000000139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5">
            <text:p>0.000000415</text:p>
          </table:table-cell>
          <table:table-cell office:value-type="float" office:value="3">
            <text:p>3</text:p>
          </table:table-cell>
          <table:table-cell table:formula="of:=LOG([.A20];2)" office:value-type="float" office:value="3.32192809488736">
            <text:p>3.3219280949</text:p>
          </table:table-cell>
          <table:table-cell table:formula="of:=[.B20]/[.C20]" office:value-type="float" office:value="0.000000138333333333333">
            <text:p>1.38333333333333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08">
            <text:p>0.000000408</text:p>
          </table:table-cell>
          <table:table-cell office:value-type="float" office:value="3">
            <text:p>3</text:p>
          </table:table-cell>
          <table:table-cell table:formula="of:=LOG([.A21];2)" office:value-type="float" office:value="3.32192809488736">
            <text:p>3.3219280949</text:p>
          </table:table-cell>
          <table:table-cell table:formula="of:=[.B21]/[.C21]" office:value-type="float" office:value="0.000000136">
            <text:p>0.000000136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5">
            <text:p>0.000000415</text:p>
          </table:table-cell>
          <table:table-cell office:value-type="float" office:value="3">
            <text:p>3</text:p>
          </table:table-cell>
          <table:table-cell table:formula="of:=LOG([.A22];2)" office:value-type="float" office:value="3.32192809488736">
            <text:p>3.3219280949</text:p>
          </table:table-cell>
          <table:table-cell table:formula="of:=[.B22]/[.C22]" office:value-type="float" office:value="0.000000138333333333333">
            <text:p>1.38333333333333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7">
            <text:p>0.000000417</text:p>
          </table:table-cell>
          <table:table-cell office:value-type="float" office:value="3">
            <text:p>3</text:p>
          </table:table-cell>
          <table:table-cell table:formula="of:=LOG([.A23];2)" office:value-type="float" office:value="3.32192809488736">
            <text:p>3.3219280949</text:p>
          </table:table-cell>
          <table:table-cell table:formula="of:=[.B23]/[.C23]" office:value-type="float" office:value="0.000000139">
            <text:p>0.000000139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8">
            <text:p>0.000000418</text:p>
          </table:table-cell>
          <table:table-cell office:value-type="float" office:value="3">
            <text:p>3</text:p>
          </table:table-cell>
          <table:table-cell table:formula="of:=LOG([.A24];2)" office:value-type="float" office:value="3.32192809488736">
            <text:p>3.3219280949</text:p>
          </table:table-cell>
          <table:table-cell table:formula="of:=[.B24]/[.C24]" office:value-type="float" office:value="0.000000139333333333333">
            <text:p>1.39333333333333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6">
            <text:p>0.000000416</text:p>
          </table:table-cell>
          <table:table-cell office:value-type="float" office:value="3">
            <text:p>3</text:p>
          </table:table-cell>
          <table:table-cell table:formula="of:=LOG([.A25];2)" office:value-type="float" office:value="3.32192809488736">
            <text:p>3.3219280949</text:p>
          </table:table-cell>
          <table:table-cell table:formula="of:=[.B25]/[.C25]" office:value-type="float" office:value="0.000000138666666666667">
            <text:p>1.38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6">
            <text:p>0.000000416</text:p>
          </table:table-cell>
          <table:table-cell office:value-type="float" office:value="3">
            <text:p>3</text:p>
          </table:table-cell>
          <table:table-cell table:formula="of:=LOG([.A26];2)" office:value-type="float" office:value="3.32192809488736">
            <text:p>3.3219280949</text:p>
          </table:table-cell>
          <table:table-cell table:formula="of:=[.B26]/[.C26]" office:value-type="float" office:value="0.000000138666666666667">
            <text:p>1.38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3">
            <text:p>0.000000413</text:p>
          </table:table-cell>
          <table:table-cell office:value-type="float" office:value="3">
            <text:p>3</text:p>
          </table:table-cell>
          <table:table-cell table:formula="of:=LOG([.A27];2)" office:value-type="float" office:value="3.32192809488736">
            <text:p>3.3219280949</text:p>
          </table:table-cell>
          <table:table-cell table:formula="of:=[.B27]/[.C27]" office:value-type="float" office:value="0.000000137666666666667">
            <text:p>1.37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3">
            <text:p>0.000000413</text:p>
          </table:table-cell>
          <table:table-cell office:value-type="float" office:value="3">
            <text:p>3</text:p>
          </table:table-cell>
          <table:table-cell table:formula="of:=LOG([.A28];2)" office:value-type="float" office:value="3.32192809488736">
            <text:p>3.3219280949</text:p>
          </table:table-cell>
          <table:table-cell table:formula="of:=[.B28]/[.C28]" office:value-type="float" office:value="0.000000137666666666667">
            <text:p>1.37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4">
            <text:p>0.000000414</text:p>
          </table:table-cell>
          <table:table-cell office:value-type="float" office:value="3">
            <text:p>3</text:p>
          </table:table-cell>
          <table:table-cell table:formula="of:=LOG([.A29];2)" office:value-type="float" office:value="3.32192809488736">
            <text:p>3.3219280949</text:p>
          </table:table-cell>
          <table:table-cell table:formula="of:=[.B29]/[.C29]" office:value-type="float" office:value="0.000000138">
            <text:p>0.000000138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6">
            <text:p>0.000000416</text:p>
          </table:table-cell>
          <table:table-cell office:value-type="float" office:value="3">
            <text:p>3</text:p>
          </table:table-cell>
          <table:table-cell table:formula="of:=LOG([.A30];2)" office:value-type="float" office:value="3.32192809488736">
            <text:p>3.3219280949</text:p>
          </table:table-cell>
          <table:table-cell table:formula="of:=[.B30]/[.C30]" office:value-type="float" office:value="0.000000138666666666667">
            <text:p>1.38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5">
            <text:p>0.000000415</text:p>
          </table:table-cell>
          <table:table-cell office:value-type="float" office:value="3">
            <text:p>3</text:p>
          </table:table-cell>
          <table:table-cell table:formula="of:=LOG([.A31];2)" office:value-type="float" office:value="3.32192809488736">
            <text:p>3.3219280949</text:p>
          </table:table-cell>
          <table:table-cell table:formula="of:=[.B31]/[.C31]" office:value-type="float" office:value="0.000000138333333333333">
            <text:p>1.38333333333333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4">
            <text:p>0.000000414</text:p>
          </table:table-cell>
          <table:table-cell office:value-type="float" office:value="3">
            <text:p>3</text:p>
          </table:table-cell>
          <table:table-cell table:formula="of:=LOG([.A32];2)" office:value-type="float" office:value="3.32192809488736">
            <text:p>3.3219280949</text:p>
          </table:table-cell>
          <table:table-cell table:formula="of:=[.B32]/[.C32]" office:value-type="float" office:value="0.000000138">
            <text:p>0.000000138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6">
            <text:p>0.000000416</text:p>
          </table:table-cell>
          <table:table-cell office:value-type="float" office:value="3">
            <text:p>3</text:p>
          </table:table-cell>
          <table:table-cell table:formula="of:=LOG([.A33];2)" office:value-type="float" office:value="3.32192809488736">
            <text:p>3.3219280949</text:p>
          </table:table-cell>
          <table:table-cell table:formula="of:=[.B33]/[.C33]" office:value-type="float" office:value="0.000000138666666666667">
            <text:p>1.38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2">
            <text:p>0.000000412</text:p>
          </table:table-cell>
          <table:table-cell office:value-type="float" office:value="3">
            <text:p>3</text:p>
          </table:table-cell>
          <table:table-cell table:formula="of:=LOG([.A34];2)" office:value-type="float" office:value="3.32192809488736">
            <text:p>3.3219280949</text:p>
          </table:table-cell>
          <table:table-cell table:formula="of:=[.B34]/[.C34]" office:value-type="float" office:value="0.000000137333333333333">
            <text:p>1.37333333333333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686">
            <text:p>0.000000686</text:p>
          </table:table-cell>
          <table:table-cell office:value-type="float" office:value="3">
            <text:p>3</text:p>
          </table:table-cell>
          <table:table-cell table:formula="of:=LOG([.A35];2)" office:value-type="float" office:value="3.32192809488736">
            <text:p>3.3219280949</text:p>
          </table:table-cell>
          <table:table-cell table:formula="of:=[.B35]/[.C35]" office:value-type="float" office:value="0.000000228666666666667">
            <text:p>2.28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28">
            <text:p>0.000000428</text:p>
          </table:table-cell>
          <table:table-cell office:value-type="float" office:value="3">
            <text:p>3</text:p>
          </table:table-cell>
          <table:table-cell table:formula="of:=LOG([.A36];2)" office:value-type="float" office:value="3.32192809488736">
            <text:p>3.3219280949</text:p>
          </table:table-cell>
          <table:table-cell table:formula="of:=[.B36]/[.C36]" office:value-type="float" office:value="0.000000142666666666667">
            <text:p>1.42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38">
            <text:p>0.000000438</text:p>
          </table:table-cell>
          <table:table-cell office:value-type="float" office:value="3">
            <text:p>3</text:p>
          </table:table-cell>
          <table:table-cell table:formula="of:=LOG([.A37];2)" office:value-type="float" office:value="3.32192809488736">
            <text:p>3.3219280949</text:p>
          </table:table-cell>
          <table:table-cell table:formula="of:=[.B37]/[.C37]" office:value-type="float" office:value="0.000000146">
            <text:p>0.000000146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31">
            <text:p>0.000000431</text:p>
          </table:table-cell>
          <table:table-cell office:value-type="float" office:value="3">
            <text:p>3</text:p>
          </table:table-cell>
          <table:table-cell table:formula="of:=LOG([.A38];2)" office:value-type="float" office:value="3.32192809488736">
            <text:p>3.3219280949</text:p>
          </table:table-cell>
          <table:table-cell table:formula="of:=[.B38]/[.C38]" office:value-type="float" office:value="0.000000143666666666667">
            <text:p>1.43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43">
            <text:p>0.000000443</text:p>
          </table:table-cell>
          <table:table-cell office:value-type="float" office:value="3">
            <text:p>3</text:p>
          </table:table-cell>
          <table:table-cell table:formula="of:=LOG([.A39];2)" office:value-type="float" office:value="3.32192809488736">
            <text:p>3.3219280949</text:p>
          </table:table-cell>
          <table:table-cell table:formula="of:=[.B39]/[.C39]" office:value-type="float" office:value="0.000000147666666666667">
            <text:p>1.47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2">
            <text:p>0.00000042</text:p>
          </table:table-cell>
          <table:table-cell office:value-type="float" office:value="3">
            <text:p>3</text:p>
          </table:table-cell>
          <table:table-cell table:formula="of:=LOG([.A40];2)" office:value-type="float" office:value="3.32192809488736">
            <text:p>3.3219280949</text:p>
          </table:table-cell>
          <table:table-cell table:formula="of:=[.B40]/[.C40]" office:value-type="float" office:value="0.00000014">
            <text:p>0.00000014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23">
            <text:p>0.000000423</text:p>
          </table:table-cell>
          <table:table-cell office:value-type="float" office:value="3">
            <text:p>3</text:p>
          </table:table-cell>
          <table:table-cell table:formula="of:=LOG([.A41];2)" office:value-type="float" office:value="3.32192809488736">
            <text:p>3.3219280949</text:p>
          </table:table-cell>
          <table:table-cell table:formula="of:=[.B41]/[.C41]" office:value-type="float" office:value="0.000000141">
            <text:p>0.000000141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46">
            <text:p>0.000000446</text:p>
          </table:table-cell>
          <table:table-cell office:value-type="float" office:value="3">
            <text:p>3</text:p>
          </table:table-cell>
          <table:table-cell table:formula="of:=LOG([.A42];2)" office:value-type="float" office:value="3.32192809488736">
            <text:p>3.3219280949</text:p>
          </table:table-cell>
          <table:table-cell table:formula="of:=[.B42]/[.C42]" office:value-type="float" office:value="0.000000148666666666667">
            <text:p>1.48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41">
            <text:p>0.000000441</text:p>
          </table:table-cell>
          <table:table-cell office:value-type="float" office:value="3">
            <text:p>3</text:p>
          </table:table-cell>
          <table:table-cell table:formula="of:=LOG([.A43];2)" office:value-type="float" office:value="3.32192809488736">
            <text:p>3.3219280949</text:p>
          </table:table-cell>
          <table:table-cell table:formula="of:=[.B43]/[.C43]" office:value-type="float" office:value="0.000000147">
            <text:p>0.00000014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34">
            <text:p>0.000000434</text:p>
          </table:table-cell>
          <table:table-cell office:value-type="float" office:value="3">
            <text:p>3</text:p>
          </table:table-cell>
          <table:table-cell table:formula="of:=LOG([.A44];2)" office:value-type="float" office:value="3.32192809488736">
            <text:p>3.3219280949</text:p>
          </table:table-cell>
          <table:table-cell table:formula="of:=[.B44]/[.C44]" office:value-type="float" office:value="0.000000144666666666667">
            <text:p>1.44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23">
            <text:p>0.000000423</text:p>
          </table:table-cell>
          <table:table-cell office:value-type="float" office:value="3">
            <text:p>3</text:p>
          </table:table-cell>
          <table:table-cell table:formula="of:=LOG([.A45];2)" office:value-type="float" office:value="3.32192809488736">
            <text:p>3.3219280949</text:p>
          </table:table-cell>
          <table:table-cell table:formula="of:=[.B45]/[.C45]" office:value-type="float" office:value="0.000000141">
            <text:p>0.000000141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8">
            <text:p>0.000000418</text:p>
          </table:table-cell>
          <table:table-cell office:value-type="float" office:value="3">
            <text:p>3</text:p>
          </table:table-cell>
          <table:table-cell table:formula="of:=LOG([.A46];2)" office:value-type="float" office:value="3.32192809488736">
            <text:p>3.3219280949</text:p>
          </table:table-cell>
          <table:table-cell table:formula="of:=[.B46]/[.C46]" office:value-type="float" office:value="0.000000139333333333333">
            <text:p>1.39333333333333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31">
            <text:p>0.000000431</text:p>
          </table:table-cell>
          <table:table-cell office:value-type="float" office:value="3">
            <text:p>3</text:p>
          </table:table-cell>
          <table:table-cell table:formula="of:=LOG([.A47];2)" office:value-type="float" office:value="3.32192809488736">
            <text:p>3.3219280949</text:p>
          </table:table-cell>
          <table:table-cell table:formula="of:=[.B47]/[.C47]" office:value-type="float" office:value="0.000000143666666666667">
            <text:p>1.43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9">
            <text:p>0.000000419</text:p>
          </table:table-cell>
          <table:table-cell office:value-type="float" office:value="3">
            <text:p>3</text:p>
          </table:table-cell>
          <table:table-cell table:formula="of:=LOG([.A48];2)" office:value-type="float" office:value="3.32192809488736">
            <text:p>3.3219280949</text:p>
          </table:table-cell>
          <table:table-cell table:formula="of:=[.B48]/[.C48]" office:value-type="float" office:value="0.000000139666666666667">
            <text:p>1.39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6">
            <text:p>0.000000416</text:p>
          </table:table-cell>
          <table:table-cell office:value-type="float" office:value="3">
            <text:p>3</text:p>
          </table:table-cell>
          <table:table-cell table:formula="of:=LOG([.A49];2)" office:value-type="float" office:value="3.32192809488736">
            <text:p>3.3219280949</text:p>
          </table:table-cell>
          <table:table-cell table:formula="of:=[.B49]/[.C49]" office:value-type="float" office:value="0.000000138666666666667">
            <text:p>1.38666666666667E-00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7">
            <text:p>0.000000417</text:p>
          </table:table-cell>
          <table:table-cell office:value-type="float" office:value="3">
            <text:p>3</text:p>
          </table:table-cell>
          <table:table-cell table:formula="of:=LOG([.A50];2)" office:value-type="float" office:value="3.32192809488736">
            <text:p>3.3219280949</text:p>
          </table:table-cell>
          <table:table-cell table:formula="of:=[.B50]/[.C50]" office:value-type="float" office:value="0.000000139">
            <text:p>0.000000139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413">
            <text:p>0.000000413</text:p>
          </table:table-cell>
          <table:table-cell office:value-type="float" office:value="3">
            <text:p>3</text:p>
          </table:table-cell>
          <table:table-cell table:formula="of:=LOG([.A51];2)" office:value-type="float" office:value="3.32192809488736">
            <text:p>3.3219280949</text:p>
          </table:table-cell>
          <table:table-cell table:formula="of:=[.B51]/[.C51]" office:value-type="float" office:value="0.000000137666666666667">
            <text:p>1.37666666666667E-007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51">
            <text:p>0.00000051</text:p>
          </table:table-cell>
          <table:table-cell office:value-type="float" office:value="6">
            <text:p>6</text:p>
          </table:table-cell>
          <table:table-cell table:formula="of:=LOG([.A52];2)" office:value-type="float" office:value="6.64385618977473">
            <text:p>6.6438561898</text:p>
          </table:table-cell>
          <table:table-cell table:formula="of:=[.B52]/[.C52]" office:value-type="float" office:value="0.000000085">
            <text:p>0.000000085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536">
            <text:p>0.000000536</text:p>
          </table:table-cell>
          <table:table-cell office:value-type="float" office:value="6">
            <text:p>6</text:p>
          </table:table-cell>
          <table:table-cell table:formula="of:=LOG([.A53];2)" office:value-type="float" office:value="6.64385618977473">
            <text:p>6.6438561898</text:p>
          </table:table-cell>
          <table:table-cell table:formula="of:=[.B53]/[.C53]" office:value-type="float" office:value="0.0000000893333333333333">
            <text:p>8.93333333333333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61">
            <text:p>0.000000461</text:p>
          </table:table-cell>
          <table:table-cell office:value-type="float" office:value="6">
            <text:p>6</text:p>
          </table:table-cell>
          <table:table-cell table:formula="of:=LOG([.A54];2)" office:value-type="float" office:value="6.64385618977473">
            <text:p>6.6438561898</text:p>
          </table:table-cell>
          <table:table-cell table:formula="of:=[.B54]/[.C54]" office:value-type="float" office:value="0.0000000768333333333333">
            <text:p>7.68333333333333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4">
            <text:p>0.000000444</text:p>
          </table:table-cell>
          <table:table-cell office:value-type="float" office:value="6">
            <text:p>6</text:p>
          </table:table-cell>
          <table:table-cell table:formula="of:=LOG([.A55];2)" office:value-type="float" office:value="6.64385618977473">
            <text:p>6.6438561898</text:p>
          </table:table-cell>
          <table:table-cell table:formula="of:=[.B55]/[.C55]" office:value-type="float" office:value="0.000000074">
            <text:p>0.000000074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64">
            <text:p>0.000000464</text:p>
          </table:table-cell>
          <table:table-cell office:value-type="float" office:value="6">
            <text:p>6</text:p>
          </table:table-cell>
          <table:table-cell table:formula="of:=LOG([.A56];2)" office:value-type="float" office:value="6.64385618977473">
            <text:p>6.6438561898</text:p>
          </table:table-cell>
          <table:table-cell table:formula="of:=[.B56]/[.C56]" office:value-type="float" office:value="0.0000000773333333333333">
            <text:p>7.73333333333333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3">
            <text:p>0.000000443</text:p>
          </table:table-cell>
          <table:table-cell office:value-type="float" office:value="6">
            <text:p>6</text:p>
          </table:table-cell>
          <table:table-cell table:formula="of:=LOG([.A57];2)" office:value-type="float" office:value="6.64385618977473">
            <text:p>6.6438561898</text:p>
          </table:table-cell>
          <table:table-cell table:formula="of:=[.B57]/[.C57]" office:value-type="float" office:value="0.0000000738333333333333">
            <text:p>7.38333333333333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64">
            <text:p>0.000000464</text:p>
          </table:table-cell>
          <table:table-cell office:value-type="float" office:value="6">
            <text:p>6</text:p>
          </table:table-cell>
          <table:table-cell table:formula="of:=LOG([.A58];2)" office:value-type="float" office:value="6.64385618977473">
            <text:p>6.6438561898</text:p>
          </table:table-cell>
          <table:table-cell table:formula="of:=[.B58]/[.C58]" office:value-type="float" office:value="0.0000000773333333333333">
            <text:p>7.73333333333333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9">
            <text:p>0.000000449</text:p>
          </table:table-cell>
          <table:table-cell office:value-type="float" office:value="6">
            <text:p>6</text:p>
          </table:table-cell>
          <table:table-cell table:formula="of:=LOG([.A59];2)" office:value-type="float" office:value="6.64385618977473">
            <text:p>6.6438561898</text:p>
          </table:table-cell>
          <table:table-cell table:formula="of:=[.B59]/[.C59]" office:value-type="float" office:value="0.0000000748333333333333">
            <text:p>7.48333333333333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4">
            <text:p>0.000000444</text:p>
          </table:table-cell>
          <table:table-cell office:value-type="float" office:value="6">
            <text:p>6</text:p>
          </table:table-cell>
          <table:table-cell table:formula="of:=LOG([.A60];2)" office:value-type="float" office:value="6.64385618977473">
            <text:p>6.6438561898</text:p>
          </table:table-cell>
          <table:table-cell table:formula="of:=[.B60]/[.C60]" office:value-type="float" office:value="0.000000074">
            <text:p>0.000000074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6">
            <text:p>0.000000456</text:p>
          </table:table-cell>
          <table:table-cell office:value-type="float" office:value="6">
            <text:p>6</text:p>
          </table:table-cell>
          <table:table-cell table:formula="of:=LOG([.A61];2)" office:value-type="float" office:value="6.64385618977473">
            <text:p>6.6438561898</text:p>
          </table:table-cell>
          <table:table-cell table:formula="of:=[.B61]/[.C61]" office:value-type="float" office:value="0.000000076">
            <text:p>0.000000076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4">
            <text:p>0.000000454</text:p>
          </table:table-cell>
          <table:table-cell office:value-type="float" office:value="6">
            <text:p>6</text:p>
          </table:table-cell>
          <table:table-cell table:formula="of:=LOG([.A62];2)" office:value-type="float" office:value="6.64385618977473">
            <text:p>6.6438561898</text:p>
          </table:table-cell>
          <table:table-cell table:formula="of:=[.B62]/[.C62]" office:value-type="float" office:value="0.0000000756666666666667">
            <text:p>7.56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6">
            <text:p>0.000000446</text:p>
          </table:table-cell>
          <table:table-cell office:value-type="float" office:value="6">
            <text:p>6</text:p>
          </table:table-cell>
          <table:table-cell table:formula="of:=LOG([.A63];2)" office:value-type="float" office:value="6.64385618977473">
            <text:p>6.6438561898</text:p>
          </table:table-cell>
          <table:table-cell table:formula="of:=[.B63]/[.C63]" office:value-type="float" office:value="0.0000000743333333333333">
            <text:p>7.43333333333333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2">
            <text:p>0.000000452</text:p>
          </table:table-cell>
          <table:table-cell office:value-type="float" office:value="6">
            <text:p>6</text:p>
          </table:table-cell>
          <table:table-cell table:formula="of:=LOG([.A64];2)" office:value-type="float" office:value="6.64385618977473">
            <text:p>6.6438561898</text:p>
          </table:table-cell>
          <table:table-cell table:formula="of:=[.B64]/[.C64]" office:value-type="float" office:value="0.0000000753333333333333">
            <text:p>7.53333333333333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61">
            <text:p>0.000000461</text:p>
          </table:table-cell>
          <table:table-cell office:value-type="float" office:value="6">
            <text:p>6</text:p>
          </table:table-cell>
          <table:table-cell table:formula="of:=LOG([.A65];2)" office:value-type="float" office:value="6.64385618977473">
            <text:p>6.6438561898</text:p>
          </table:table-cell>
          <table:table-cell table:formula="of:=[.B65]/[.C65]" office:value-type="float" office:value="0.0000000768333333333333">
            <text:p>7.68333333333333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7">
            <text:p>0.000000457</text:p>
          </table:table-cell>
          <table:table-cell office:value-type="float" office:value="6">
            <text:p>6</text:p>
          </table:table-cell>
          <table:table-cell table:formula="of:=LOG([.A66];2)" office:value-type="float" office:value="6.64385618977473">
            <text:p>6.6438561898</text:p>
          </table:table-cell>
          <table:table-cell table:formula="of:=[.B66]/[.C66]" office:value-type="float" office:value="0.0000000761666666666667">
            <text:p>7.61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8">
            <text:p>0.000000458</text:p>
          </table:table-cell>
          <table:table-cell office:value-type="float" office:value="6">
            <text:p>6</text:p>
          </table:table-cell>
          <table:table-cell table:formula="of:=LOG([.A67];2)" office:value-type="float" office:value="6.64385618977473">
            <text:p>6.6438561898</text:p>
          </table:table-cell>
          <table:table-cell table:formula="of:=[.B67]/[.C67]" office:value-type="float" office:value="0.0000000763333333333333">
            <text:p>7.63333333333333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3">
            <text:p>0.000000453</text:p>
          </table:table-cell>
          <table:table-cell office:value-type="float" office:value="6">
            <text:p>6</text:p>
          </table:table-cell>
          <table:table-cell table:formula="of:=LOG([.A68];2)" office:value-type="float" office:value="6.64385618977473">
            <text:p>6.6438561898</text:p>
          </table:table-cell>
          <table:table-cell table:formula="of:=[.B68]/[.C68]" office:value-type="float" office:value="0.0000000755">
            <text:p>7.55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5">
            <text:p>0.000000445</text:p>
          </table:table-cell>
          <table:table-cell office:value-type="float" office:value="6">
            <text:p>6</text:p>
          </table:table-cell>
          <table:table-cell table:formula="of:=LOG([.A69];2)" office:value-type="float" office:value="6.64385618977473">
            <text:p>6.6438561898</text:p>
          </table:table-cell>
          <table:table-cell table:formula="of:=[.B69]/[.C69]" office:value-type="float" office:value="0.0000000741666666666667">
            <text:p>7.41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4">
            <text:p>0.000000444</text:p>
          </table:table-cell>
          <table:table-cell office:value-type="float" office:value="6">
            <text:p>6</text:p>
          </table:table-cell>
          <table:table-cell table:formula="of:=LOG([.A70];2)" office:value-type="float" office:value="6.64385618977473">
            <text:p>6.6438561898</text:p>
          </table:table-cell>
          <table:table-cell table:formula="of:=[.B70]/[.C70]" office:value-type="float" office:value="0.000000074">
            <text:p>0.000000074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4">
            <text:p>0.000000454</text:p>
          </table:table-cell>
          <table:table-cell office:value-type="float" office:value="6">
            <text:p>6</text:p>
          </table:table-cell>
          <table:table-cell table:formula="of:=LOG([.A71];2)" office:value-type="float" office:value="6.64385618977473">
            <text:p>6.6438561898</text:p>
          </table:table-cell>
          <table:table-cell table:formula="of:=[.B71]/[.C71]" office:value-type="float" office:value="0.0000000756666666666667">
            <text:p>7.56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1">
            <text:p>0.000000441</text:p>
          </table:table-cell>
          <table:table-cell office:value-type="float" office:value="6">
            <text:p>6</text:p>
          </table:table-cell>
          <table:table-cell table:formula="of:=LOG([.A72];2)" office:value-type="float" office:value="6.64385618977473">
            <text:p>6.6438561898</text:p>
          </table:table-cell>
          <table:table-cell table:formula="of:=[.B72]/[.C72]" office:value-type="float" office:value="0.0000000735">
            <text:p>7.35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">
            <text:p>0.00000045</text:p>
          </table:table-cell>
          <table:table-cell office:value-type="float" office:value="6">
            <text:p>6</text:p>
          </table:table-cell>
          <table:table-cell table:formula="of:=LOG([.A73];2)" office:value-type="float" office:value="6.64385618977473">
            <text:p>6.6438561898</text:p>
          </table:table-cell>
          <table:table-cell table:formula="of:=[.B73]/[.C73]" office:value-type="float" office:value="0.000000075">
            <text:p>0.000000075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2">
            <text:p>0.000000442</text:p>
          </table:table-cell>
          <table:table-cell office:value-type="float" office:value="6">
            <text:p>6</text:p>
          </table:table-cell>
          <table:table-cell table:formula="of:=LOG([.A74];2)" office:value-type="float" office:value="6.64385618977473">
            <text:p>6.6438561898</text:p>
          </table:table-cell>
          <table:table-cell table:formula="of:=[.B74]/[.C74]" office:value-type="float" office:value="0.0000000736666666666667">
            <text:p>7.36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9">
            <text:p>0.000000449</text:p>
          </table:table-cell>
          <table:table-cell office:value-type="float" office:value="6">
            <text:p>6</text:p>
          </table:table-cell>
          <table:table-cell table:formula="of:=LOG([.A75];2)" office:value-type="float" office:value="6.64385618977473">
            <text:p>6.6438561898</text:p>
          </table:table-cell>
          <table:table-cell table:formula="of:=[.B75]/[.C75]" office:value-type="float" office:value="0.0000000748333333333333">
            <text:p>7.48333333333333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36">
            <text:p>0.000000436</text:p>
          </table:table-cell>
          <table:table-cell office:value-type="float" office:value="6">
            <text:p>6</text:p>
          </table:table-cell>
          <table:table-cell table:formula="of:=LOG([.A76];2)" office:value-type="float" office:value="6.64385618977473">
            <text:p>6.6438561898</text:p>
          </table:table-cell>
          <table:table-cell table:formula="of:=[.B76]/[.C76]" office:value-type="float" office:value="0.0000000726666666666667">
            <text:p>7.26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4">
            <text:p>0.000000454</text:p>
          </table:table-cell>
          <table:table-cell office:value-type="float" office:value="6">
            <text:p>6</text:p>
          </table:table-cell>
          <table:table-cell table:formula="of:=LOG([.A77];2)" office:value-type="float" office:value="6.64385618977473">
            <text:p>6.6438561898</text:p>
          </table:table-cell>
          <table:table-cell table:formula="of:=[.B77]/[.C77]" office:value-type="float" office:value="0.0000000756666666666667">
            <text:p>7.56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2">
            <text:p>0.000000442</text:p>
          </table:table-cell>
          <table:table-cell office:value-type="float" office:value="6">
            <text:p>6</text:p>
          </table:table-cell>
          <table:table-cell table:formula="of:=LOG([.A78];2)" office:value-type="float" office:value="6.64385618977473">
            <text:p>6.6438561898</text:p>
          </table:table-cell>
          <table:table-cell table:formula="of:=[.B78]/[.C78]" office:value-type="float" office:value="0.0000000736666666666667">
            <text:p>7.36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1">
            <text:p>0.000000451</text:p>
          </table:table-cell>
          <table:table-cell office:value-type="float" office:value="6">
            <text:p>6</text:p>
          </table:table-cell>
          <table:table-cell table:formula="of:=LOG([.A79];2)" office:value-type="float" office:value="6.64385618977473">
            <text:p>6.6438561898</text:p>
          </table:table-cell>
          <table:table-cell table:formula="of:=[.B79]/[.C79]" office:value-type="float" office:value="0.0000000751666666666667">
            <text:p>7.51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5">
            <text:p>0.000000445</text:p>
          </table:table-cell>
          <table:table-cell office:value-type="float" office:value="6">
            <text:p>6</text:p>
          </table:table-cell>
          <table:table-cell table:formula="of:=LOG([.A80];2)" office:value-type="float" office:value="6.64385618977473">
            <text:p>6.6438561898</text:p>
          </table:table-cell>
          <table:table-cell table:formula="of:=[.B80]/[.C80]" office:value-type="float" office:value="0.0000000741666666666667">
            <text:p>7.41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2">
            <text:p>0.000000452</text:p>
          </table:table-cell>
          <table:table-cell office:value-type="float" office:value="6">
            <text:p>6</text:p>
          </table:table-cell>
          <table:table-cell table:formula="of:=LOG([.A81];2)" office:value-type="float" office:value="6.64385618977473">
            <text:p>6.6438561898</text:p>
          </table:table-cell>
          <table:table-cell table:formula="of:=[.B81]/[.C81]" office:value-type="float" office:value="0.0000000753333333333333">
            <text:p>7.53333333333333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1">
            <text:p>0.000000441</text:p>
          </table:table-cell>
          <table:table-cell office:value-type="float" office:value="6">
            <text:p>6</text:p>
          </table:table-cell>
          <table:table-cell table:formula="of:=LOG([.A82];2)" office:value-type="float" office:value="6.64385618977473">
            <text:p>6.6438561898</text:p>
          </table:table-cell>
          <table:table-cell table:formula="of:=[.B82]/[.C82]" office:value-type="float" office:value="0.0000000735">
            <text:p>7.35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36">
            <text:p>0.000000436</text:p>
          </table:table-cell>
          <table:table-cell office:value-type="float" office:value="6">
            <text:p>6</text:p>
          </table:table-cell>
          <table:table-cell table:formula="of:=LOG([.A83];2)" office:value-type="float" office:value="6.64385618977473">
            <text:p>6.6438561898</text:p>
          </table:table-cell>
          <table:table-cell table:formula="of:=[.B83]/[.C83]" office:value-type="float" office:value="0.0000000726666666666667">
            <text:p>7.26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1">
            <text:p>0.000000451</text:p>
          </table:table-cell>
          <table:table-cell office:value-type="float" office:value="6">
            <text:p>6</text:p>
          </table:table-cell>
          <table:table-cell table:formula="of:=LOG([.A84];2)" office:value-type="float" office:value="6.64385618977473">
            <text:p>6.6438561898</text:p>
          </table:table-cell>
          <table:table-cell table:formula="of:=[.B84]/[.C84]" office:value-type="float" office:value="0.0000000751666666666667">
            <text:p>7.51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7">
            <text:p>0.000000447</text:p>
          </table:table-cell>
          <table:table-cell office:value-type="float" office:value="6">
            <text:p>6</text:p>
          </table:table-cell>
          <table:table-cell table:formula="of:=LOG([.A85];2)" office:value-type="float" office:value="6.64385618977473">
            <text:p>6.6438561898</text:p>
          </table:table-cell>
          <table:table-cell table:formula="of:=[.B85]/[.C85]" office:value-type="float" office:value="0.0000000745">
            <text:p>7.45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4">
            <text:p>0.000000444</text:p>
          </table:table-cell>
          <table:table-cell office:value-type="float" office:value="6">
            <text:p>6</text:p>
          </table:table-cell>
          <table:table-cell table:formula="of:=LOG([.A86];2)" office:value-type="float" office:value="6.64385618977473">
            <text:p>6.6438561898</text:p>
          </table:table-cell>
          <table:table-cell table:formula="of:=[.B86]/[.C86]" office:value-type="float" office:value="0.000000074">
            <text:p>0.000000074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">
            <text:p>0.00000045</text:p>
          </table:table-cell>
          <table:table-cell office:value-type="float" office:value="6">
            <text:p>6</text:p>
          </table:table-cell>
          <table:table-cell table:formula="of:=LOG([.A87];2)" office:value-type="float" office:value="6.64385618977473">
            <text:p>6.6438561898</text:p>
          </table:table-cell>
          <table:table-cell table:formula="of:=[.B87]/[.C87]" office:value-type="float" office:value="0.000000075">
            <text:p>0.000000075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">
            <text:p>0.00000044</text:p>
          </table:table-cell>
          <table:table-cell office:value-type="float" office:value="6">
            <text:p>6</text:p>
          </table:table-cell>
          <table:table-cell table:formula="of:=LOG([.A88];2)" office:value-type="float" office:value="6.64385618977473">
            <text:p>6.6438561898</text:p>
          </table:table-cell>
          <table:table-cell table:formula="of:=[.B88]/[.C88]" office:value-type="float" office:value="0.0000000733333333333333">
            <text:p>7.33333333333333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37">
            <text:p>0.000000437</text:p>
          </table:table-cell>
          <table:table-cell office:value-type="float" office:value="6">
            <text:p>6</text:p>
          </table:table-cell>
          <table:table-cell table:formula="of:=LOG([.A89];2)" office:value-type="float" office:value="6.64385618977473">
            <text:p>6.6438561898</text:p>
          </table:table-cell>
          <table:table-cell table:formula="of:=[.B89]/[.C89]" office:value-type="float" office:value="0.0000000728333333333333">
            <text:p>7.28333333333333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1">
            <text:p>0.000000451</text:p>
          </table:table-cell>
          <table:table-cell office:value-type="float" office:value="6">
            <text:p>6</text:p>
          </table:table-cell>
          <table:table-cell table:formula="of:=LOG([.A90];2)" office:value-type="float" office:value="6.64385618977473">
            <text:p>6.6438561898</text:p>
          </table:table-cell>
          <table:table-cell table:formula="of:=[.B90]/[.C90]" office:value-type="float" office:value="0.0000000751666666666667">
            <text:p>7.51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2">
            <text:p>0.000000442</text:p>
          </table:table-cell>
          <table:table-cell office:value-type="float" office:value="6">
            <text:p>6</text:p>
          </table:table-cell>
          <table:table-cell table:formula="of:=LOG([.A91];2)" office:value-type="float" office:value="6.64385618977473">
            <text:p>6.6438561898</text:p>
          </table:table-cell>
          <table:table-cell table:formula="of:=[.B91]/[.C91]" office:value-type="float" office:value="0.0000000736666666666667">
            <text:p>7.36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4">
            <text:p>0.000000444</text:p>
          </table:table-cell>
          <table:table-cell office:value-type="float" office:value="6">
            <text:p>6</text:p>
          </table:table-cell>
          <table:table-cell table:formula="of:=LOG([.A92];2)" office:value-type="float" office:value="6.64385618977473">
            <text:p>6.6438561898</text:p>
          </table:table-cell>
          <table:table-cell table:formula="of:=[.B92]/[.C92]" office:value-type="float" office:value="0.000000074">
            <text:p>0.000000074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4">
            <text:p>0.000000454</text:p>
          </table:table-cell>
          <table:table-cell office:value-type="float" office:value="6">
            <text:p>6</text:p>
          </table:table-cell>
          <table:table-cell table:formula="of:=LOG([.A93];2)" office:value-type="float" office:value="6.64385618977473">
            <text:p>6.6438561898</text:p>
          </table:table-cell>
          <table:table-cell table:formula="of:=[.B93]/[.C93]" office:value-type="float" office:value="0.0000000756666666666667">
            <text:p>7.56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3">
            <text:p>0.000000443</text:p>
          </table:table-cell>
          <table:table-cell office:value-type="float" office:value="6">
            <text:p>6</text:p>
          </table:table-cell>
          <table:table-cell table:formula="of:=LOG([.A94];2)" office:value-type="float" office:value="6.64385618977473">
            <text:p>6.6438561898</text:p>
          </table:table-cell>
          <table:table-cell table:formula="of:=[.B94]/[.C94]" office:value-type="float" office:value="0.0000000738333333333333">
            <text:p>7.38333333333333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35">
            <text:p>0.000000435</text:p>
          </table:table-cell>
          <table:table-cell office:value-type="float" office:value="6">
            <text:p>6</text:p>
          </table:table-cell>
          <table:table-cell table:formula="of:=LOG([.A95];2)" office:value-type="float" office:value="6.64385618977473">
            <text:p>6.6438561898</text:p>
          </table:table-cell>
          <table:table-cell table:formula="of:=[.B95]/[.C95]" office:value-type="float" office:value="0.0000000725">
            <text:p>7.25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">
            <text:p>0.00000045</text:p>
          </table:table-cell>
          <table:table-cell office:value-type="float" office:value="6">
            <text:p>6</text:p>
          </table:table-cell>
          <table:table-cell table:formula="of:=LOG([.A96];2)" office:value-type="float" office:value="6.64385618977473">
            <text:p>6.6438561898</text:p>
          </table:table-cell>
          <table:table-cell table:formula="of:=[.B96]/[.C96]" office:value-type="float" office:value="0.000000075">
            <text:p>0.000000075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5">
            <text:p>0.000000445</text:p>
          </table:table-cell>
          <table:table-cell office:value-type="float" office:value="6">
            <text:p>6</text:p>
          </table:table-cell>
          <table:table-cell table:formula="of:=LOG([.A97];2)" office:value-type="float" office:value="6.64385618977473">
            <text:p>6.6438561898</text:p>
          </table:table-cell>
          <table:table-cell table:formula="of:=[.B97]/[.C97]" office:value-type="float" office:value="0.0000000741666666666667">
            <text:p>7.41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33">
            <text:p>0.000000433</text:p>
          </table:table-cell>
          <table:table-cell office:value-type="float" office:value="6">
            <text:p>6</text:p>
          </table:table-cell>
          <table:table-cell table:formula="of:=LOG([.A98];2)" office:value-type="float" office:value="6.64385618977473">
            <text:p>6.6438561898</text:p>
          </table:table-cell>
          <table:table-cell table:formula="of:=[.B98]/[.C98]" office:value-type="float" office:value="0.0000000721666666666667">
            <text:p>7.21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53">
            <text:p>0.000000453</text:p>
          </table:table-cell>
          <table:table-cell office:value-type="float" office:value="6">
            <text:p>6</text:p>
          </table:table-cell>
          <table:table-cell table:formula="of:=LOG([.A99];2)" office:value-type="float" office:value="6.64385618977473">
            <text:p>6.6438561898</text:p>
          </table:table-cell>
          <table:table-cell table:formula="of:=[.B99]/[.C99]" office:value-type="float" office:value="0.0000000755">
            <text:p>7.55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36">
            <text:p>0.000000436</text:p>
          </table:table-cell>
          <table:table-cell office:value-type="float" office:value="6">
            <text:p>6</text:p>
          </table:table-cell>
          <table:table-cell table:formula="of:=LOG([.A100];2)" office:value-type="float" office:value="6.64385618977473">
            <text:p>6.6438561898</text:p>
          </table:table-cell>
          <table:table-cell table:formula="of:=[.B100]/[.C100]" office:value-type="float" office:value="0.0000000726666666666667">
            <text:p>7.26666666666667E-008</text:p>
          </table:table-cell>
          <table:table-cell table:number-columns-repeated="3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445">
            <text:p>0.000000445</text:p>
          </table:table-cell>
          <table:table-cell office:value-type="float" office:value="6">
            <text:p>6</text:p>
          </table:table-cell>
          <table:table-cell table:formula="of:=LOG([.A101];2)" office:value-type="float" office:value="6.64385618977473">
            <text:p>6.6438561898</text:p>
          </table:table-cell>
          <table:table-cell table:formula="of:=[.B101]/[.C101]" office:value-type="float" office:value="0.0000000741666666666667">
            <text:p>7.41666666666667E-008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0656">
            <text:p>0.000000656</text:p>
          </table:table-cell>
          <table:table-cell office:value-type="float" office:value="9">
            <text:p>9</text:p>
          </table:table-cell>
          <table:table-cell table:formula="of:=LOG([.A102];2)" office:value-type="float" office:value="9.96578428466209">
            <text:p>9.9657842847</text:p>
          </table:table-cell>
          <table:table-cell table:formula="of:=[.B102]/[.C102]" office:value-type="float" office:value="0.0000000728888888888889">
            <text:p>7.28888888888889E-008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5089">
            <text:p>0.000005089</text:p>
          </table:table-cell>
          <table:table-cell office:value-type="float" office:value="9">
            <text:p>9</text:p>
          </table:table-cell>
          <table:table-cell table:formula="of:=LOG([.A103];2)" office:value-type="float" office:value="9.96578428466209">
            <text:p>9.9657842847</text:p>
          </table:table-cell>
          <table:table-cell table:formula="of:=[.B103]/[.C103]" office:value-type="float" office:value="0.000000565444444444444">
            <text:p>5.65444444444444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695">
            <text:p>0.000004695</text:p>
          </table:table-cell>
          <table:table-cell office:value-type="float" office:value="9">
            <text:p>9</text:p>
          </table:table-cell>
          <table:table-cell table:formula="of:=LOG([.A104];2)" office:value-type="float" office:value="9.96578428466209">
            <text:p>9.9657842847</text:p>
          </table:table-cell>
          <table:table-cell table:formula="of:=[.B104]/[.C104]" office:value-type="float" office:value="0.000000521666666666667">
            <text:p>5.21666666666667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44">
            <text:p>0.000004544</text:p>
          </table:table-cell>
          <table:table-cell office:value-type="float" office:value="9">
            <text:p>9</text:p>
          </table:table-cell>
          <table:table-cell table:formula="of:=LOG([.A105];2)" office:value-type="float" office:value="9.96578428466209">
            <text:p>9.9657842847</text:p>
          </table:table-cell>
          <table:table-cell table:formula="of:=[.B105]/[.C105]" office:value-type="float" office:value="0.000000504888888888889">
            <text:p>5.04888888888889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634">
            <text:p>0.000004634</text:p>
          </table:table-cell>
          <table:table-cell office:value-type="float" office:value="9">
            <text:p>9</text:p>
          </table:table-cell>
          <table:table-cell table:formula="of:=LOG([.A106];2)" office:value-type="float" office:value="9.96578428466209">
            <text:p>9.9657842847</text:p>
          </table:table-cell>
          <table:table-cell table:formula="of:=[.B106]/[.C106]" office:value-type="float" office:value="0.000000514888888888889">
            <text:p>5.14888888888889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79">
            <text:p>0.000004579</text:p>
          </table:table-cell>
          <table:table-cell office:value-type="float" office:value="9">
            <text:p>9</text:p>
          </table:table-cell>
          <table:table-cell table:formula="of:=LOG([.A107];2)" office:value-type="float" office:value="9.96578428466209">
            <text:p>9.9657842847</text:p>
          </table:table-cell>
          <table:table-cell table:formula="of:=[.B107]/[.C107]" office:value-type="float" office:value="0.000000508777777777778">
            <text:p>5.08777777777778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8">
            <text:p>0.00000458</text:p>
          </table:table-cell>
          <table:table-cell office:value-type="float" office:value="9">
            <text:p>9</text:p>
          </table:table-cell>
          <table:table-cell table:formula="of:=LOG([.A108];2)" office:value-type="float" office:value="9.96578428466209">
            <text:p>9.9657842847</text:p>
          </table:table-cell>
          <table:table-cell table:formula="of:=[.B108]/[.C108]" office:value-type="float" office:value="0.000000508888888888889">
            <text:p>5.08888888888889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642">
            <text:p>0.000004642</text:p>
          </table:table-cell>
          <table:table-cell office:value-type="float" office:value="9">
            <text:p>9</text:p>
          </table:table-cell>
          <table:table-cell table:formula="of:=LOG([.A109];2)" office:value-type="float" office:value="9.96578428466209">
            <text:p>9.9657842847</text:p>
          </table:table-cell>
          <table:table-cell table:formula="of:=[.B109]/[.C109]" office:value-type="float" office:value="0.000000515777777777778">
            <text:p>5.15777777777778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601">
            <text:p>0.000004601</text:p>
          </table:table-cell>
          <table:table-cell office:value-type="float" office:value="9">
            <text:p>9</text:p>
          </table:table-cell>
          <table:table-cell table:formula="of:=LOG([.A110];2)" office:value-type="float" office:value="9.96578428466209">
            <text:p>9.9657842847</text:p>
          </table:table-cell>
          <table:table-cell table:formula="of:=[.B110]/[.C110]" office:value-type="float" office:value="0.000000511222222222222">
            <text:p>5.11222222222222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57">
            <text:p>0.000004557</text:p>
          </table:table-cell>
          <table:table-cell office:value-type="float" office:value="9">
            <text:p>9</text:p>
          </table:table-cell>
          <table:table-cell table:formula="of:=LOG([.A111];2)" office:value-type="float" office:value="9.96578428466209">
            <text:p>9.9657842847</text:p>
          </table:table-cell>
          <table:table-cell table:formula="of:=[.B111]/[.C111]" office:value-type="float" office:value="0.000000506333333333333">
            <text:p>5.06333333333333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25">
            <text:p>0.000004525</text:p>
          </table:table-cell>
          <table:table-cell office:value-type="float" office:value="9">
            <text:p>9</text:p>
          </table:table-cell>
          <table:table-cell table:formula="of:=LOG([.A112];2)" office:value-type="float" office:value="9.96578428466209">
            <text:p>9.9657842847</text:p>
          </table:table-cell>
          <table:table-cell table:formula="of:=[.B112]/[.C112]" office:value-type="float" office:value="0.000000502777777777778">
            <text:p>5.02777777777778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41">
            <text:p>0.000004541</text:p>
          </table:table-cell>
          <table:table-cell office:value-type="float" office:value="9">
            <text:p>9</text:p>
          </table:table-cell>
          <table:table-cell table:formula="of:=LOG([.A113];2)" office:value-type="float" office:value="9.96578428466209">
            <text:p>9.9657842847</text:p>
          </table:table-cell>
          <table:table-cell table:formula="of:=[.B113]/[.C113]" office:value-type="float" office:value="0.000000504555555555556">
            <text:p>5.04555555555556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57">
            <text:p>0.000004557</text:p>
          </table:table-cell>
          <table:table-cell office:value-type="float" office:value="9">
            <text:p>9</text:p>
          </table:table-cell>
          <table:table-cell table:formula="of:=LOG([.A114];2)" office:value-type="float" office:value="9.96578428466209">
            <text:p>9.9657842847</text:p>
          </table:table-cell>
          <table:table-cell table:formula="of:=[.B114]/[.C114]" office:value-type="float" office:value="0.000000506333333333333">
            <text:p>5.06333333333333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29">
            <text:p>0.000004529</text:p>
          </table:table-cell>
          <table:table-cell office:value-type="float" office:value="9">
            <text:p>9</text:p>
          </table:table-cell>
          <table:table-cell table:formula="of:=LOG([.A115];2)" office:value-type="float" office:value="9.96578428466209">
            <text:p>9.9657842847</text:p>
          </table:table-cell>
          <table:table-cell table:formula="of:=[.B115]/[.C115]" office:value-type="float" office:value="0.000000503222222222222">
            <text:p>5.03222222222222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28">
            <text:p>0.000004528</text:p>
          </table:table-cell>
          <table:table-cell office:value-type="float" office:value="9">
            <text:p>9</text:p>
          </table:table-cell>
          <table:table-cell table:formula="of:=LOG([.A116];2)" office:value-type="float" office:value="9.96578428466209">
            <text:p>9.9657842847</text:p>
          </table:table-cell>
          <table:table-cell table:formula="of:=[.B116]/[.C116]" office:value-type="float" office:value="0.000000503111111111111">
            <text:p>5.03111111111111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48">
            <text:p>0.000004548</text:p>
          </table:table-cell>
          <table:table-cell office:value-type="float" office:value="9">
            <text:p>9</text:p>
          </table:table-cell>
          <table:table-cell table:formula="of:=LOG([.A117];2)" office:value-type="float" office:value="9.96578428466209">
            <text:p>9.9657842847</text:p>
          </table:table-cell>
          <table:table-cell table:formula="of:=[.B117]/[.C117]" office:value-type="float" office:value="0.000000505333333333333">
            <text:p>5.05333333333333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35">
            <text:p>0.000004535</text:p>
          </table:table-cell>
          <table:table-cell office:value-type="float" office:value="9">
            <text:p>9</text:p>
          </table:table-cell>
          <table:table-cell table:formula="of:=LOG([.A118];2)" office:value-type="float" office:value="9.96578428466209">
            <text:p>9.9657842847</text:p>
          </table:table-cell>
          <table:table-cell table:formula="of:=[.B118]/[.C118]" office:value-type="float" office:value="0.000000503888888888889">
            <text:p>5.03888888888889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43">
            <text:p>0.000004543</text:p>
          </table:table-cell>
          <table:table-cell office:value-type="float" office:value="9">
            <text:p>9</text:p>
          </table:table-cell>
          <table:table-cell table:formula="of:=LOG([.A119];2)" office:value-type="float" office:value="9.96578428466209">
            <text:p>9.9657842847</text:p>
          </table:table-cell>
          <table:table-cell table:formula="of:=[.B119]/[.C119]" office:value-type="float" office:value="0.000000504777777777778">
            <text:p>5.04777777777778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1">
            <text:p>0.00000451</text:p>
          </table:table-cell>
          <table:table-cell office:value-type="float" office:value="9">
            <text:p>9</text:p>
          </table:table-cell>
          <table:table-cell table:formula="of:=LOG([.A120];2)" office:value-type="float" office:value="9.96578428466209">
            <text:p>9.9657842847</text:p>
          </table:table-cell>
          <table:table-cell table:formula="of:=[.B120]/[.C120]" office:value-type="float" office:value="0.000000501111111111111">
            <text:p>5.01111111111111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14">
            <text:p>0.000004514</text:p>
          </table:table-cell>
          <table:table-cell office:value-type="float" office:value="9">
            <text:p>9</text:p>
          </table:table-cell>
          <table:table-cell table:formula="of:=LOG([.A121];2)" office:value-type="float" office:value="9.96578428466209">
            <text:p>9.9657842847</text:p>
          </table:table-cell>
          <table:table-cell table:formula="of:=[.B121]/[.C121]" office:value-type="float" office:value="0.000000501555555555556">
            <text:p>5.01555555555556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38">
            <text:p>0.000004538</text:p>
          </table:table-cell>
          <table:table-cell office:value-type="float" office:value="9">
            <text:p>9</text:p>
          </table:table-cell>
          <table:table-cell table:formula="of:=LOG([.A122];2)" office:value-type="float" office:value="9.96578428466209">
            <text:p>9.9657842847</text:p>
          </table:table-cell>
          <table:table-cell table:formula="of:=[.B122]/[.C122]" office:value-type="float" office:value="0.000000504222222222222">
            <text:p>5.04222222222222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5665">
            <text:p>0.000005665</text:p>
          </table:table-cell>
          <table:table-cell office:value-type="float" office:value="9">
            <text:p>9</text:p>
          </table:table-cell>
          <table:table-cell table:formula="of:=LOG([.A123];2)" office:value-type="float" office:value="9.96578428466209">
            <text:p>9.9657842847</text:p>
          </table:table-cell>
          <table:table-cell table:formula="of:=[.B123]/[.C123]" office:value-type="float" office:value="0.000000629444444444445">
            <text:p>6.29444444444445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769">
            <text:p>0.000004769</text:p>
          </table:table-cell>
          <table:table-cell office:value-type="float" office:value="9">
            <text:p>9</text:p>
          </table:table-cell>
          <table:table-cell table:formula="of:=LOG([.A124];2)" office:value-type="float" office:value="9.96578428466209">
            <text:p>9.9657842847</text:p>
          </table:table-cell>
          <table:table-cell table:formula="of:=[.B124]/[.C124]" office:value-type="float" office:value="0.000000529888888888889">
            <text:p>5.29888888888889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611">
            <text:p>0.000004611</text:p>
          </table:table-cell>
          <table:table-cell office:value-type="float" office:value="9">
            <text:p>9</text:p>
          </table:table-cell>
          <table:table-cell table:formula="of:=LOG([.A125];2)" office:value-type="float" office:value="9.96578428466209">
            <text:p>9.9657842847</text:p>
          </table:table-cell>
          <table:table-cell table:formula="of:=[.B125]/[.C125]" office:value-type="float" office:value="0.000000512333333333333">
            <text:p>5.12333333333333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686">
            <text:p>0.000004686</text:p>
          </table:table-cell>
          <table:table-cell office:value-type="float" office:value="9">
            <text:p>9</text:p>
          </table:table-cell>
          <table:table-cell table:formula="of:=LOG([.A126];2)" office:value-type="float" office:value="9.96578428466209">
            <text:p>9.9657842847</text:p>
          </table:table-cell>
          <table:table-cell table:formula="of:=[.B126]/[.C126]" office:value-type="float" office:value="0.000000520666666666667">
            <text:p>5.20666666666667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29">
            <text:p>0.000004529</text:p>
          </table:table-cell>
          <table:table-cell office:value-type="float" office:value="9">
            <text:p>9</text:p>
          </table:table-cell>
          <table:table-cell table:formula="of:=LOG([.A127];2)" office:value-type="float" office:value="9.96578428466209">
            <text:p>9.9657842847</text:p>
          </table:table-cell>
          <table:table-cell table:formula="of:=[.B127]/[.C127]" office:value-type="float" office:value="0.000000503222222222222">
            <text:p>5.03222222222222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56">
            <text:p>0.000004556</text:p>
          </table:table-cell>
          <table:table-cell office:value-type="float" office:value="9">
            <text:p>9</text:p>
          </table:table-cell>
          <table:table-cell table:formula="of:=LOG([.A128];2)" office:value-type="float" office:value="9.96578428466209">
            <text:p>9.9657842847</text:p>
          </table:table-cell>
          <table:table-cell table:formula="of:=[.B128]/[.C128]" office:value-type="float" office:value="0.000000506222222222222">
            <text:p>5.06222222222222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25">
            <text:p>0.000004525</text:p>
          </table:table-cell>
          <table:table-cell office:value-type="float" office:value="9">
            <text:p>9</text:p>
          </table:table-cell>
          <table:table-cell table:formula="of:=LOG([.A129];2)" office:value-type="float" office:value="9.96578428466209">
            <text:p>9.9657842847</text:p>
          </table:table-cell>
          <table:table-cell table:formula="of:=[.B129]/[.C129]" office:value-type="float" office:value="0.000000502777777777778">
            <text:p>5.02777777777778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52">
            <text:p>0.000004552</text:p>
          </table:table-cell>
          <table:table-cell office:value-type="float" office:value="9">
            <text:p>9</text:p>
          </table:table-cell>
          <table:table-cell table:formula="of:=LOG([.A130];2)" office:value-type="float" office:value="9.96578428466209">
            <text:p>9.9657842847</text:p>
          </table:table-cell>
          <table:table-cell table:formula="of:=[.B130]/[.C130]" office:value-type="float" office:value="0.000000505777777777778">
            <text:p>5.05777777777778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18">
            <text:p>0.000004518</text:p>
          </table:table-cell>
          <table:table-cell office:value-type="float" office:value="9">
            <text:p>9</text:p>
          </table:table-cell>
          <table:table-cell table:formula="of:=LOG([.A131];2)" office:value-type="float" office:value="9.96578428466209">
            <text:p>9.9657842847</text:p>
          </table:table-cell>
          <table:table-cell table:formula="of:=[.B131]/[.C131]" office:value-type="float" office:value="0.000000502">
            <text:p>0.000000502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84">
            <text:p>0.000004584</text:p>
          </table:table-cell>
          <table:table-cell office:value-type="float" office:value="9">
            <text:p>9</text:p>
          </table:table-cell>
          <table:table-cell table:formula="of:=LOG([.A132];2)" office:value-type="float" office:value="9.96578428466209">
            <text:p>9.9657842847</text:p>
          </table:table-cell>
          <table:table-cell table:formula="of:=[.B132]/[.C132]" office:value-type="float" office:value="0.000000509333333333333">
            <text:p>5.09333333333333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27">
            <text:p>0.000004527</text:p>
          </table:table-cell>
          <table:table-cell office:value-type="float" office:value="9">
            <text:p>9</text:p>
          </table:table-cell>
          <table:table-cell table:formula="of:=LOG([.A133];2)" office:value-type="float" office:value="9.96578428466209">
            <text:p>9.9657842847</text:p>
          </table:table-cell>
          <table:table-cell table:formula="of:=[.B133]/[.C133]" office:value-type="float" office:value="0.000000503">
            <text:p>0.000000503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79">
            <text:p>0.000004579</text:p>
          </table:table-cell>
          <table:table-cell office:value-type="float" office:value="9">
            <text:p>9</text:p>
          </table:table-cell>
          <table:table-cell table:formula="of:=LOG([.A134];2)" office:value-type="float" office:value="9.96578428466209">
            <text:p>9.9657842847</text:p>
          </table:table-cell>
          <table:table-cell table:formula="of:=[.B134]/[.C134]" office:value-type="float" office:value="0.000000508777777777778">
            <text:p>5.08777777777778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91">
            <text:p>0.000004591</text:p>
          </table:table-cell>
          <table:table-cell office:value-type="float" office:value="9">
            <text:p>9</text:p>
          </table:table-cell>
          <table:table-cell table:formula="of:=LOG([.A135];2)" office:value-type="float" office:value="9.96578428466209">
            <text:p>9.9657842847</text:p>
          </table:table-cell>
          <table:table-cell table:formula="of:=[.B135]/[.C135]" office:value-type="float" office:value="0.000000510111111111111">
            <text:p>5.10111111111111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34">
            <text:p>0.000004534</text:p>
          </table:table-cell>
          <table:table-cell office:value-type="float" office:value="9">
            <text:p>9</text:p>
          </table:table-cell>
          <table:table-cell table:formula="of:=LOG([.A136];2)" office:value-type="float" office:value="9.96578428466209">
            <text:p>9.9657842847</text:p>
          </table:table-cell>
          <table:table-cell table:formula="of:=[.B136]/[.C136]" office:value-type="float" office:value="0.000000503777777777778">
            <text:p>5.03777777777778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499">
            <text:p>0.000004499</text:p>
          </table:table-cell>
          <table:table-cell office:value-type="float" office:value="9">
            <text:p>9</text:p>
          </table:table-cell>
          <table:table-cell table:formula="of:=LOG([.A137];2)" office:value-type="float" office:value="9.96578428466209">
            <text:p>9.9657842847</text:p>
          </table:table-cell>
          <table:table-cell table:formula="of:=[.B137]/[.C137]" office:value-type="float" office:value="0.000000499888888888889">
            <text:p>4.99888888888889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16">
            <text:p>0.000004516</text:p>
          </table:table-cell>
          <table:table-cell office:value-type="float" office:value="9">
            <text:p>9</text:p>
          </table:table-cell>
          <table:table-cell table:formula="of:=LOG([.A138];2)" office:value-type="float" office:value="9.96578428466209">
            <text:p>9.9657842847</text:p>
          </table:table-cell>
          <table:table-cell table:formula="of:=[.B138]/[.C138]" office:value-type="float" office:value="0.000000501777777777778">
            <text:p>5.01777777777778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37">
            <text:p>0.000004537</text:p>
          </table:table-cell>
          <table:table-cell office:value-type="float" office:value="9">
            <text:p>9</text:p>
          </table:table-cell>
          <table:table-cell table:formula="of:=LOG([.A139];2)" office:value-type="float" office:value="9.96578428466209">
            <text:p>9.9657842847</text:p>
          </table:table-cell>
          <table:table-cell table:formula="of:=[.B139]/[.C139]" office:value-type="float" office:value="0.000000504111111111111">
            <text:p>5.04111111111111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28">
            <text:p>0.000004528</text:p>
          </table:table-cell>
          <table:table-cell office:value-type="float" office:value="9">
            <text:p>9</text:p>
          </table:table-cell>
          <table:table-cell table:formula="of:=LOG([.A140];2)" office:value-type="float" office:value="9.96578428466209">
            <text:p>9.9657842847</text:p>
          </table:table-cell>
          <table:table-cell table:formula="of:=[.B140]/[.C140]" office:value-type="float" office:value="0.000000503111111111111">
            <text:p>5.03111111111111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65">
            <text:p>0.000004565</text:p>
          </table:table-cell>
          <table:table-cell office:value-type="float" office:value="9">
            <text:p>9</text:p>
          </table:table-cell>
          <table:table-cell table:formula="of:=LOG([.A141];2)" office:value-type="float" office:value="9.96578428466209">
            <text:p>9.9657842847</text:p>
          </table:table-cell>
          <table:table-cell table:formula="of:=[.B141]/[.C141]" office:value-type="float" office:value="0.000000507222222222222">
            <text:p>5.07222222222222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98">
            <text:p>0.000004598</text:p>
          </table:table-cell>
          <table:table-cell office:value-type="float" office:value="9">
            <text:p>9</text:p>
          </table:table-cell>
          <table:table-cell table:formula="of:=LOG([.A142];2)" office:value-type="float" office:value="9.96578428466209">
            <text:p>9.9657842847</text:p>
          </table:table-cell>
          <table:table-cell table:formula="of:=[.B142]/[.C142]" office:value-type="float" office:value="0.000000510888888888889">
            <text:p>5.10888888888889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46">
            <text:p>0.000004546</text:p>
          </table:table-cell>
          <table:table-cell office:value-type="float" office:value="9">
            <text:p>9</text:p>
          </table:table-cell>
          <table:table-cell table:formula="of:=LOG([.A143];2)" office:value-type="float" office:value="9.96578428466209">
            <text:p>9.9657842847</text:p>
          </table:table-cell>
          <table:table-cell table:formula="of:=[.B143]/[.C143]" office:value-type="float" office:value="0.000000505111111111111">
            <text:p>5.05111111111111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47">
            <text:p>0.000004547</text:p>
          </table:table-cell>
          <table:table-cell office:value-type="float" office:value="9">
            <text:p>9</text:p>
          </table:table-cell>
          <table:table-cell table:formula="of:=LOG([.A144];2)" office:value-type="float" office:value="9.96578428466209">
            <text:p>9.9657842847</text:p>
          </table:table-cell>
          <table:table-cell table:formula="of:=[.B144]/[.C144]" office:value-type="float" office:value="0.000000505222222222222">
            <text:p>5.05222222222222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46">
            <text:p>0.000004546</text:p>
          </table:table-cell>
          <table:table-cell office:value-type="float" office:value="9">
            <text:p>9</text:p>
          </table:table-cell>
          <table:table-cell table:formula="of:=LOG([.A145];2)" office:value-type="float" office:value="9.96578428466209">
            <text:p>9.9657842847</text:p>
          </table:table-cell>
          <table:table-cell table:formula="of:=[.B145]/[.C145]" office:value-type="float" office:value="0.000000505111111111111">
            <text:p>5.05111111111111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27">
            <text:p>0.000004527</text:p>
          </table:table-cell>
          <table:table-cell office:value-type="float" office:value="9">
            <text:p>9</text:p>
          </table:table-cell>
          <table:table-cell table:formula="of:=LOG([.A146];2)" office:value-type="float" office:value="9.96578428466209">
            <text:p>9.9657842847</text:p>
          </table:table-cell>
          <table:table-cell table:formula="of:=[.B146]/[.C146]" office:value-type="float" office:value="0.000000503">
            <text:p>0.000000503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44">
            <text:p>0.000004544</text:p>
          </table:table-cell>
          <table:table-cell office:value-type="float" office:value="9">
            <text:p>9</text:p>
          </table:table-cell>
          <table:table-cell table:formula="of:=LOG([.A147];2)" office:value-type="float" office:value="9.96578428466209">
            <text:p>9.9657842847</text:p>
          </table:table-cell>
          <table:table-cell table:formula="of:=[.B147]/[.C147]" office:value-type="float" office:value="0.000000504888888888889">
            <text:p>5.04888888888889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24">
            <text:p>0.000004524</text:p>
          </table:table-cell>
          <table:table-cell office:value-type="float" office:value="9">
            <text:p>9</text:p>
          </table:table-cell>
          <table:table-cell table:formula="of:=LOG([.A148];2)" office:value-type="float" office:value="9.96578428466209">
            <text:p>9.9657842847</text:p>
          </table:table-cell>
          <table:table-cell table:formula="of:=[.B148]/[.C148]" office:value-type="float" office:value="0.000000502666666666667">
            <text:p>5.02666666666667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16">
            <text:p>0.000004516</text:p>
          </table:table-cell>
          <table:table-cell office:value-type="float" office:value="9">
            <text:p>9</text:p>
          </table:table-cell>
          <table:table-cell table:formula="of:=LOG([.A149];2)" office:value-type="float" office:value="9.96578428466209">
            <text:p>9.9657842847</text:p>
          </table:table-cell>
          <table:table-cell table:formula="of:=[.B149]/[.C149]" office:value-type="float" office:value="0.000000501777777777778">
            <text:p>5.01777777777778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12">
            <text:p>0.000004512</text:p>
          </table:table-cell>
          <table:table-cell office:value-type="float" office:value="9">
            <text:p>9</text:p>
          </table:table-cell>
          <table:table-cell table:formula="of:=LOG([.A150];2)" office:value-type="float" office:value="9.96578428466209">
            <text:p>9.9657842847</text:p>
          </table:table-cell>
          <table:table-cell table:formula="of:=[.B150]/[.C150]" office:value-type="float" office:value="0.000000501333333333333">
            <text:p>5.01333333333333E-007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004545">
            <text:p>0.000004545</text:p>
          </table:table-cell>
          <table:table-cell office:value-type="float" office:value="9">
            <text:p>9</text:p>
          </table:table-cell>
          <table:table-cell table:formula="of:=LOG([.A151];2)" office:value-type="float" office:value="9.96578428466209">
            <text:p>9.9657842847</text:p>
          </table:table-cell>
          <table:table-cell table:formula="of:=[.B151]/[.C151]" office:value-type="float" office:value="0.000000505">
            <text:p>0.000000505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4762">
            <text:p>0.000004762</text:p>
          </table:table-cell>
          <table:table-cell office:value-type="float" office:value="13">
            <text:p>13</text:p>
          </table:table-cell>
          <table:table-cell table:formula="of:=LOG([.A152];2)" office:value-type="float" office:value="13.2877123795495">
            <text:p>13.2877123795</text:p>
          </table:table-cell>
          <table:table-cell table:formula="of:=[.B152]/[.C152]" office:value-type="float" office:value="0.000000366307692307692">
            <text:p>3.66307692307692E-007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768">
            <text:p>0.000000768</text:p>
          </table:table-cell>
          <table:table-cell office:value-type="float" office:value="13">
            <text:p>13</text:p>
          </table:table-cell>
          <table:table-cell table:formula="of:=LOG([.A153];2)" office:value-type="float" office:value="13.2877123795495">
            <text:p>13.2877123795</text:p>
          </table:table-cell>
          <table:table-cell table:formula="of:=[.B153]/[.C153]" office:value-type="float" office:value="0.0000000590769230769231">
            <text:p>5.90769230769231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91">
            <text:p>0.000000591</text:p>
          </table:table-cell>
          <table:table-cell office:value-type="float" office:value="13">
            <text:p>13</text:p>
          </table:table-cell>
          <table:table-cell table:formula="of:=LOG([.A154];2)" office:value-type="float" office:value="13.2877123795495">
            <text:p>13.2877123795</text:p>
          </table:table-cell>
          <table:table-cell table:formula="of:=[.B154]/[.C154]" office:value-type="float" office:value="0.0000000454615384615385">
            <text:p>4.54615384615385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615">
            <text:p>0.000000615</text:p>
          </table:table-cell>
          <table:table-cell office:value-type="float" office:value="13">
            <text:p>13</text:p>
          </table:table-cell>
          <table:table-cell table:formula="of:=LOG([.A155];2)" office:value-type="float" office:value="13.2877123795495">
            <text:p>13.2877123795</text:p>
          </table:table-cell>
          <table:table-cell table:formula="of:=[.B155]/[.C155]" office:value-type="float" office:value="0.0000000473076923076923">
            <text:p>4.73076923076923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94">
            <text:p>0.000000594</text:p>
          </table:table-cell>
          <table:table-cell office:value-type="float" office:value="13">
            <text:p>13</text:p>
          </table:table-cell>
          <table:table-cell table:formula="of:=LOG([.A156];2)" office:value-type="float" office:value="13.2877123795495">
            <text:p>13.2877123795</text:p>
          </table:table-cell>
          <table:table-cell table:formula="of:=[.B156]/[.C156]" office:value-type="float" office:value="0.0000000456923076923077">
            <text:p>4.56923076923077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62">
            <text:p>0.00000062</text:p>
          </table:table-cell>
          <table:table-cell office:value-type="float" office:value="13">
            <text:p>13</text:p>
          </table:table-cell>
          <table:table-cell table:formula="of:=LOG([.A157];2)" office:value-type="float" office:value="13.2877123795495">
            <text:p>13.2877123795</text:p>
          </table:table-cell>
          <table:table-cell table:formula="of:=[.B157]/[.C157]" office:value-type="float" office:value="0.0000000476923076923077">
            <text:p>4.76923076923077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8">
            <text:p>0.000000568</text:p>
          </table:table-cell>
          <table:table-cell office:value-type="float" office:value="13">
            <text:p>13</text:p>
          </table:table-cell>
          <table:table-cell table:formula="of:=LOG([.A158];2)" office:value-type="float" office:value="13.2877123795495">
            <text:p>13.2877123795</text:p>
          </table:table-cell>
          <table:table-cell table:formula="of:=[.B158]/[.C158]" office:value-type="float" office:value="0.0000000436923076923077">
            <text:p>4.36923076923077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96">
            <text:p>0.000000596</text:p>
          </table:table-cell>
          <table:table-cell office:value-type="float" office:value="13">
            <text:p>13</text:p>
          </table:table-cell>
          <table:table-cell table:formula="of:=LOG([.A159];2)" office:value-type="float" office:value="13.2877123795495">
            <text:p>13.2877123795</text:p>
          </table:table-cell>
          <table:table-cell table:formula="of:=[.B159]/[.C159]" office:value-type="float" office:value="0.0000000458461538461538">
            <text:p>4.58461538461538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72">
            <text:p>0.000000572</text:p>
          </table:table-cell>
          <table:table-cell office:value-type="float" office:value="13">
            <text:p>13</text:p>
          </table:table-cell>
          <table:table-cell table:formula="of:=LOG([.A160];2)" office:value-type="float" office:value="13.2877123795495">
            <text:p>13.2877123795</text:p>
          </table:table-cell>
          <table:table-cell table:formula="of:=[.B160]/[.C160]" office:value-type="float" office:value="0.000000044">
            <text:p>0.000000044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  <table:table-cell table:formula="of:=LOG([.A161];2)" office:value-type="float" office:value="13.2877123795495">
            <text:p>13.2877123795</text:p>
          </table:table-cell>
          <table:table-cell table:formula="of:=[.B161]/[.C161]" office:value-type="float" office:value="0.0000000431538461538462">
            <text:p>4.31538461538462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7">
            <text:p>0.00000057</text:p>
          </table:table-cell>
          <table:table-cell office:value-type="float" office:value="13">
            <text:p>13</text:p>
          </table:table-cell>
          <table:table-cell table:formula="of:=LOG([.A162];2)" office:value-type="float" office:value="13.2877123795495">
            <text:p>13.2877123795</text:p>
          </table:table-cell>
          <table:table-cell table:formula="of:=[.B162]/[.C162]" office:value-type="float" office:value="0.0000000438461538461539">
            <text:p>4.38461538461539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55">
            <text:p>0.000000555</text:p>
          </table:table-cell>
          <table:table-cell office:value-type="float" office:value="13">
            <text:p>13</text:p>
          </table:table-cell>
          <table:table-cell table:formula="of:=LOG([.A163];2)" office:value-type="float" office:value="13.2877123795495">
            <text:p>13.2877123795</text:p>
          </table:table-cell>
          <table:table-cell table:formula="of:=[.B163]/[.C163]" office:value-type="float" office:value="0.0000000426923076923077">
            <text:p>4.26923076923077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  <table:table-cell table:formula="of:=LOG([.A164];2)" office:value-type="float" office:value="13.2877123795495">
            <text:p>13.2877123795</text:p>
          </table:table-cell>
          <table:table-cell table:formula="of:=[.B164]/[.C164]" office:value-type="float" office:value="0.0000000431538461538462">
            <text:p>4.31538461538462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9">
            <text:p>0.000000569</text:p>
          </table:table-cell>
          <table:table-cell office:value-type="float" office:value="13">
            <text:p>13</text:p>
          </table:table-cell>
          <table:table-cell table:formula="of:=LOG([.A165];2)" office:value-type="float" office:value="13.2877123795495">
            <text:p>13.2877123795</text:p>
          </table:table-cell>
          <table:table-cell table:formula="of:=[.B165]/[.C165]" office:value-type="float" office:value="0.0000000437692307692308">
            <text:p>4.37692307692308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58">
            <text:p>0.000000558</text:p>
          </table:table-cell>
          <table:table-cell office:value-type="float" office:value="13">
            <text:p>13</text:p>
          </table:table-cell>
          <table:table-cell table:formula="of:=LOG([.A166];2)" office:value-type="float" office:value="13.2877123795495">
            <text:p>13.2877123795</text:p>
          </table:table-cell>
          <table:table-cell table:formula="of:=[.B166]/[.C166]" office:value-type="float" office:value="0.0000000429230769230769">
            <text:p>4.29230769230769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89">
            <text:p>0.000000589</text:p>
          </table:table-cell>
          <table:table-cell office:value-type="float" office:value="13">
            <text:p>13</text:p>
          </table:table-cell>
          <table:table-cell table:formula="of:=LOG([.A167];2)" office:value-type="float" office:value="13.2877123795495">
            <text:p>13.2877123795</text:p>
          </table:table-cell>
          <table:table-cell table:formula="of:=[.B167]/[.C167]" office:value-type="float" office:value="0.0000000453076923076923">
            <text:p>4.53076923076923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9">
            <text:p>0.000000569</text:p>
          </table:table-cell>
          <table:table-cell office:value-type="float" office:value="13">
            <text:p>13</text:p>
          </table:table-cell>
          <table:table-cell table:formula="of:=LOG([.A168];2)" office:value-type="float" office:value="13.2877123795495">
            <text:p>13.2877123795</text:p>
          </table:table-cell>
          <table:table-cell table:formula="of:=[.B168]/[.C168]" office:value-type="float" office:value="0.0000000437692307692308">
            <text:p>4.37692307692308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74">
            <text:p>0.000000574</text:p>
          </table:table-cell>
          <table:table-cell office:value-type="float" office:value="13">
            <text:p>13</text:p>
          </table:table-cell>
          <table:table-cell table:formula="of:=LOG([.A169];2)" office:value-type="float" office:value="13.2877123795495">
            <text:p>13.2877123795</text:p>
          </table:table-cell>
          <table:table-cell table:formula="of:=[.B169]/[.C169]" office:value-type="float" office:value="0.0000000441538461538462">
            <text:p>4.41538461538462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83">
            <text:p>0.000000583</text:p>
          </table:table-cell>
          <table:table-cell office:value-type="float" office:value="13">
            <text:p>13</text:p>
          </table:table-cell>
          <table:table-cell table:formula="of:=LOG([.A170];2)" office:value-type="float" office:value="13.2877123795495">
            <text:p>13.2877123795</text:p>
          </table:table-cell>
          <table:table-cell table:formula="of:=[.B170]/[.C170]" office:value-type="float" office:value="0.0000000448461538461538">
            <text:p>4.48461538461538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55">
            <text:p>0.000000555</text:p>
          </table:table-cell>
          <table:table-cell office:value-type="float" office:value="13">
            <text:p>13</text:p>
          </table:table-cell>
          <table:table-cell table:formula="of:=LOG([.A171];2)" office:value-type="float" office:value="13.2877123795495">
            <text:p>13.2877123795</text:p>
          </table:table-cell>
          <table:table-cell table:formula="of:=[.B171]/[.C171]" office:value-type="float" office:value="0.0000000426923076923077">
            <text:p>4.26923076923077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74">
            <text:p>0.000000574</text:p>
          </table:table-cell>
          <table:table-cell office:value-type="float" office:value="13">
            <text:p>13</text:p>
          </table:table-cell>
          <table:table-cell table:formula="of:=LOG([.A172];2)" office:value-type="float" office:value="13.2877123795495">
            <text:p>13.2877123795</text:p>
          </table:table-cell>
          <table:table-cell table:formula="of:=[.B172]/[.C172]" office:value-type="float" office:value="0.0000000441538461538462">
            <text:p>4.41538461538462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89">
            <text:p>0.000000589</text:p>
          </table:table-cell>
          <table:table-cell office:value-type="float" office:value="13">
            <text:p>13</text:p>
          </table:table-cell>
          <table:table-cell table:formula="of:=LOG([.A173];2)" office:value-type="float" office:value="13.2877123795495">
            <text:p>13.2877123795</text:p>
          </table:table-cell>
          <table:table-cell table:formula="of:=[.B173]/[.C173]" office:value-type="float" office:value="0.0000000453076923076923">
            <text:p>4.53076923076923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">
            <text:p>0.00000056</text:p>
          </table:table-cell>
          <table:table-cell office:value-type="float" office:value="13">
            <text:p>13</text:p>
          </table:table-cell>
          <table:table-cell table:formula="of:=LOG([.A174];2)" office:value-type="float" office:value="13.2877123795495">
            <text:p>13.2877123795</text:p>
          </table:table-cell>
          <table:table-cell table:formula="of:=[.B174]/[.C174]" office:value-type="float" office:value="0.0000000430769230769231">
            <text:p>4.30769230769231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2">
            <text:p>0.000000562</text:p>
          </table:table-cell>
          <table:table-cell office:value-type="float" office:value="13">
            <text:p>13</text:p>
          </table:table-cell>
          <table:table-cell table:formula="of:=LOG([.A175];2)" office:value-type="float" office:value="13.2877123795495">
            <text:p>13.2877123795</text:p>
          </table:table-cell>
          <table:table-cell table:formula="of:=[.B175]/[.C175]" office:value-type="float" office:value="0.0000000432307692307692">
            <text:p>4.32307692307692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  <table:table-cell table:formula="of:=LOG([.A176];2)" office:value-type="float" office:value="13.2877123795495">
            <text:p>13.2877123795</text:p>
          </table:table-cell>
          <table:table-cell table:formula="of:=[.B176]/[.C176]" office:value-type="float" office:value="0.0000000431538461538462">
            <text:p>4.31538461538462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71">
            <text:p>0.000000571</text:p>
          </table:table-cell>
          <table:table-cell office:value-type="float" office:value="13">
            <text:p>13</text:p>
          </table:table-cell>
          <table:table-cell table:formula="of:=LOG([.A177];2)" office:value-type="float" office:value="13.2877123795495">
            <text:p>13.2877123795</text:p>
          </table:table-cell>
          <table:table-cell table:formula="of:=[.B177]/[.C177]" office:value-type="float" office:value="0.0000000439230769230769">
            <text:p>4.39230769230769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  <table:table-cell table:formula="of:=LOG([.A178];2)" office:value-type="float" office:value="13.2877123795495">
            <text:p>13.2877123795</text:p>
          </table:table-cell>
          <table:table-cell table:formula="of:=[.B178]/[.C178]" office:value-type="float" office:value="0.0000000431538461538462">
            <text:p>4.31538461538462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54">
            <text:p>0.000000554</text:p>
          </table:table-cell>
          <table:table-cell office:value-type="float" office:value="13">
            <text:p>13</text:p>
          </table:table-cell>
          <table:table-cell table:formula="of:=LOG([.A179];2)" office:value-type="float" office:value="13.2877123795495">
            <text:p>13.2877123795</text:p>
          </table:table-cell>
          <table:table-cell table:formula="of:=[.B179]/[.C179]" office:value-type="float" office:value="0.0000000426153846153846">
            <text:p>4.26153846153846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  <table:table-cell table:formula="of:=LOG([.A180];2)" office:value-type="float" office:value="13.2877123795495">
            <text:p>13.2877123795</text:p>
          </table:table-cell>
          <table:table-cell table:formula="of:=[.B180]/[.C180]" office:value-type="float" office:value="0.0000000431538461538462">
            <text:p>4.31538461538462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45">
            <text:p>0.000000545</text:p>
          </table:table-cell>
          <table:table-cell office:value-type="float" office:value="13">
            <text:p>13</text:p>
          </table:table-cell>
          <table:table-cell table:formula="of:=LOG([.A181];2)" office:value-type="float" office:value="13.2877123795495">
            <text:p>13.2877123795</text:p>
          </table:table-cell>
          <table:table-cell table:formula="of:=[.B181]/[.C181]" office:value-type="float" office:value="0.0000000419230769230769">
            <text:p>4.19230769230769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59">
            <text:p>0.000000559</text:p>
          </table:table-cell>
          <table:table-cell office:value-type="float" office:value="13">
            <text:p>13</text:p>
          </table:table-cell>
          <table:table-cell table:formula="of:=LOG([.A182];2)" office:value-type="float" office:value="13.2877123795495">
            <text:p>13.2877123795</text:p>
          </table:table-cell>
          <table:table-cell table:formula="of:=[.B182]/[.C182]" office:value-type="float" office:value="0.000000043">
            <text:p>0.000000043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77">
            <text:p>0.000000577</text:p>
          </table:table-cell>
          <table:table-cell office:value-type="float" office:value="13">
            <text:p>13</text:p>
          </table:table-cell>
          <table:table-cell table:formula="of:=LOG([.A183];2)" office:value-type="float" office:value="13.2877123795495">
            <text:p>13.2877123795</text:p>
          </table:table-cell>
          <table:table-cell table:formula="of:=[.B183]/[.C183]" office:value-type="float" office:value="0.0000000443846153846154">
            <text:p>4.43846153846154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  <table:table-cell table:formula="of:=LOG([.A184];2)" office:value-type="float" office:value="13.2877123795495">
            <text:p>13.2877123795</text:p>
          </table:table-cell>
          <table:table-cell table:formula="of:=[.B184]/[.C184]" office:value-type="float" office:value="0.0000000431538461538462">
            <text:p>4.31538461538462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77">
            <text:p>0.000000577</text:p>
          </table:table-cell>
          <table:table-cell office:value-type="float" office:value="13">
            <text:p>13</text:p>
          </table:table-cell>
          <table:table-cell table:formula="of:=LOG([.A185];2)" office:value-type="float" office:value="13.2877123795495">
            <text:p>13.2877123795</text:p>
          </table:table-cell>
          <table:table-cell table:formula="of:=[.B185]/[.C185]" office:value-type="float" office:value="0.0000000443846153846154">
            <text:p>4.43846153846154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59">
            <text:p>0.000000559</text:p>
          </table:table-cell>
          <table:table-cell office:value-type="float" office:value="13">
            <text:p>13</text:p>
          </table:table-cell>
          <table:table-cell table:formula="of:=LOG([.A186];2)" office:value-type="float" office:value="13.2877123795495">
            <text:p>13.2877123795</text:p>
          </table:table-cell>
          <table:table-cell table:formula="of:=[.B186]/[.C186]" office:value-type="float" office:value="0.000000043">
            <text:p>0.000000043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  <table:table-cell table:formula="of:=LOG([.A187];2)" office:value-type="float" office:value="13.2877123795495">
            <text:p>13.2877123795</text:p>
          </table:table-cell>
          <table:table-cell table:formula="of:=[.B187]/[.C187]" office:value-type="float" office:value="0.0000000431538461538462">
            <text:p>4.31538461538462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3">
            <text:p>0.000000563</text:p>
          </table:table-cell>
          <table:table-cell office:value-type="float" office:value="13">
            <text:p>13</text:p>
          </table:table-cell>
          <table:table-cell table:formula="of:=LOG([.A188];2)" office:value-type="float" office:value="13.2877123795495">
            <text:p>13.2877123795</text:p>
          </table:table-cell>
          <table:table-cell table:formula="of:=[.B188]/[.C188]" office:value-type="float" office:value="0.0000000433076923076923">
            <text:p>4.33076923076923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  <table:table-cell table:formula="of:=LOG([.A189];2)" office:value-type="float" office:value="13.2877123795495">
            <text:p>13.2877123795</text:p>
          </table:table-cell>
          <table:table-cell table:formula="of:=[.B189]/[.C189]" office:value-type="float" office:value="0.0000000431538461538462">
            <text:p>4.31538461538462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76">
            <text:p>0.000000576</text:p>
          </table:table-cell>
          <table:table-cell office:value-type="float" office:value="13">
            <text:p>13</text:p>
          </table:table-cell>
          <table:table-cell table:formula="of:=LOG([.A190];2)" office:value-type="float" office:value="13.2877123795495">
            <text:p>13.2877123795</text:p>
          </table:table-cell>
          <table:table-cell table:formula="of:=[.B190]/[.C190]" office:value-type="float" office:value="0.0000000443076923076923">
            <text:p>4.43076923076923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91">
            <text:p>0.000000591</text:p>
          </table:table-cell>
          <table:table-cell office:value-type="float" office:value="13">
            <text:p>13</text:p>
          </table:table-cell>
          <table:table-cell table:formula="of:=LOG([.A191];2)" office:value-type="float" office:value="13.2877123795495">
            <text:p>13.2877123795</text:p>
          </table:table-cell>
          <table:table-cell table:formula="of:=[.B191]/[.C191]" office:value-type="float" office:value="0.0000000454615384615385">
            <text:p>4.54615384615385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7">
            <text:p>0.00000057</text:p>
          </table:table-cell>
          <table:table-cell office:value-type="float" office:value="13">
            <text:p>13</text:p>
          </table:table-cell>
          <table:table-cell table:formula="of:=LOG([.A192];2)" office:value-type="float" office:value="13.2877123795495">
            <text:p>13.2877123795</text:p>
          </table:table-cell>
          <table:table-cell table:formula="of:=[.B192]/[.C192]" office:value-type="float" office:value="0.0000000438461538461539">
            <text:p>4.38461538461539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72">
            <text:p>0.000000572</text:p>
          </table:table-cell>
          <table:table-cell office:value-type="float" office:value="13">
            <text:p>13</text:p>
          </table:table-cell>
          <table:table-cell table:formula="of:=LOG([.A193];2)" office:value-type="float" office:value="13.2877123795495">
            <text:p>13.2877123795</text:p>
          </table:table-cell>
          <table:table-cell table:formula="of:=[.B193]/[.C193]" office:value-type="float" office:value="0.000000044">
            <text:p>0.000000044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77">
            <text:p>0.000000577</text:p>
          </table:table-cell>
          <table:table-cell office:value-type="float" office:value="13">
            <text:p>13</text:p>
          </table:table-cell>
          <table:table-cell table:formula="of:=LOG([.A194];2)" office:value-type="float" office:value="13.2877123795495">
            <text:p>13.2877123795</text:p>
          </table:table-cell>
          <table:table-cell table:formula="of:=[.B194]/[.C194]" office:value-type="float" office:value="0.0000000443846153846154">
            <text:p>4.43846153846154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9">
            <text:p>0.000000569</text:p>
          </table:table-cell>
          <table:table-cell office:value-type="float" office:value="13">
            <text:p>13</text:p>
          </table:table-cell>
          <table:table-cell table:formula="of:=LOG([.A195];2)" office:value-type="float" office:value="13.2877123795495">
            <text:p>13.2877123795</text:p>
          </table:table-cell>
          <table:table-cell table:formula="of:=[.B195]/[.C195]" office:value-type="float" office:value="0.0000000437692307692308">
            <text:p>4.37692307692308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8">
            <text:p>0.00000058</text:p>
          </table:table-cell>
          <table:table-cell office:value-type="float" office:value="13">
            <text:p>13</text:p>
          </table:table-cell>
          <table:table-cell table:formula="of:=LOG([.A196];2)" office:value-type="float" office:value="13.2877123795495">
            <text:p>13.2877123795</text:p>
          </table:table-cell>
          <table:table-cell table:formula="of:=[.B196]/[.C196]" office:value-type="float" office:value="0.0000000446153846153846">
            <text:p>4.46153846153846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7">
            <text:p>0.00000057</text:p>
          </table:table-cell>
          <table:table-cell office:value-type="float" office:value="13">
            <text:p>13</text:p>
          </table:table-cell>
          <table:table-cell table:formula="of:=LOG([.A197];2)" office:value-type="float" office:value="13.2877123795495">
            <text:p>13.2877123795</text:p>
          </table:table-cell>
          <table:table-cell table:formula="of:=[.B197]/[.C197]" office:value-type="float" office:value="0.0000000438461538461539">
            <text:p>4.38461538461539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1">
            <text:p>0.000000561</text:p>
          </table:table-cell>
          <table:table-cell office:value-type="float" office:value="13">
            <text:p>13</text:p>
          </table:table-cell>
          <table:table-cell table:formula="of:=LOG([.A198];2)" office:value-type="float" office:value="13.2877123795495">
            <text:p>13.2877123795</text:p>
          </table:table-cell>
          <table:table-cell table:formula="of:=[.B198]/[.C198]" office:value-type="float" office:value="0.0000000431538461538462">
            <text:p>4.31538461538462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62">
            <text:p>0.000000562</text:p>
          </table:table-cell>
          <table:table-cell office:value-type="float" office:value="13">
            <text:p>13</text:p>
          </table:table-cell>
          <table:table-cell table:formula="of:=LOG([.A199];2)" office:value-type="float" office:value="13.2877123795495">
            <text:p>13.2877123795</text:p>
          </table:table-cell>
          <table:table-cell table:formula="of:=[.B199]/[.C199]" office:value-type="float" office:value="0.0000000432307692307692">
            <text:p>4.32307692307692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75">
            <text:p>0.000000575</text:p>
          </table:table-cell>
          <table:table-cell office:value-type="float" office:value="13">
            <text:p>13</text:p>
          </table:table-cell>
          <table:table-cell table:formula="of:=LOG([.A200];2)" office:value-type="float" office:value="13.2877123795495">
            <text:p>13.2877123795</text:p>
          </table:table-cell>
          <table:table-cell table:formula="of:=[.B200]/[.C200]" office:value-type="float" office:value="0.0000000442307692307692">
            <text:p>4.42307692307692E-008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0000599">
            <text:p>0.000000599</text:p>
          </table:table-cell>
          <table:table-cell office:value-type="float" office:value="13">
            <text:p>13</text:p>
          </table:table-cell>
          <table:table-cell table:formula="of:=LOG([.A201];2)" office:value-type="float" office:value="13.2877123795495">
            <text:p>13.2877123795</text:p>
          </table:table-cell>
          <table:table-cell table:formula="of:=[.B201]/[.C201]" office:value-type="float" office:value="0.0000000460769230769231">
            <text:p>4.60769230769231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1149">
            <text:p>0.000001149</text:p>
          </table:table-cell>
          <table:table-cell office:value-type="float" office:value="16">
            <text:p>16</text:p>
          </table:table-cell>
          <table:table-cell table:formula="of:=LOG([.A202];2)" office:value-type="float" office:value="16.6096404744368">
            <text:p>16.6096404744</text:p>
          </table:table-cell>
          <table:table-cell table:formula="of:=[.B202]/[.C202]" office:value-type="float" office:value="0.0000000718125">
            <text:p>7.181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1958">
            <text:p>0.000001958</text:p>
          </table:table-cell>
          <table:table-cell office:value-type="float" office:value="16">
            <text:p>16</text:p>
          </table:table-cell>
          <table:table-cell table:formula="of:=LOG([.A203];2)" office:value-type="float" office:value="16.6096404744368">
            <text:p>16.6096404744</text:p>
          </table:table-cell>
          <table:table-cell table:formula="of:=[.B203]/[.C203]" office:value-type="float" office:value="0.000000122375">
            <text:p>1.22375E-007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803">
            <text:p>0.000000803</text:p>
          </table:table-cell>
          <table:table-cell office:value-type="float" office:value="16">
            <text:p>16</text:p>
          </table:table-cell>
          <table:table-cell table:formula="of:=LOG([.A204];2)" office:value-type="float" office:value="16.6096404744368">
            <text:p>16.6096404744</text:p>
          </table:table-cell>
          <table:table-cell table:formula="of:=[.B204]/[.C204]" office:value-type="float" office:value="0.0000000501875">
            <text:p>5.018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732">
            <text:p>0.000000732</text:p>
          </table:table-cell>
          <table:table-cell office:value-type="float" office:value="16">
            <text:p>16</text:p>
          </table:table-cell>
          <table:table-cell table:formula="of:=LOG([.A205];2)" office:value-type="float" office:value="16.6096404744368">
            <text:p>16.6096404744</text:p>
          </table:table-cell>
          <table:table-cell table:formula="of:=[.B205]/[.C205]" office:value-type="float" office:value="0.00000004575">
            <text:p>4.5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49">
            <text:p>0.000000649</text:p>
          </table:table-cell>
          <table:table-cell office:value-type="float" office:value="16">
            <text:p>16</text:p>
          </table:table-cell>
          <table:table-cell table:formula="of:=LOG([.A206];2)" office:value-type="float" office:value="16.6096404744368">
            <text:p>16.6096404744</text:p>
          </table:table-cell>
          <table:table-cell table:formula="of:=[.B206]/[.C206]" office:value-type="float" office:value="0.0000000405625">
            <text:p>4.056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56">
            <text:p>0.000000656</text:p>
          </table:table-cell>
          <table:table-cell office:value-type="float" office:value="16">
            <text:p>16</text:p>
          </table:table-cell>
          <table:table-cell table:formula="of:=LOG([.A207];2)" office:value-type="float" office:value="16.6096404744368">
            <text:p>16.6096404744</text:p>
          </table:table-cell>
          <table:table-cell table:formula="of:=[.B207]/[.C207]" office:value-type="float" office:value="0.000000041">
            <text:p>0.000000041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56">
            <text:p>0.000000656</text:p>
          </table:table-cell>
          <table:table-cell office:value-type="float" office:value="16">
            <text:p>16</text:p>
          </table:table-cell>
          <table:table-cell table:formula="of:=LOG([.A208];2)" office:value-type="float" office:value="16.6096404744368">
            <text:p>16.6096404744</text:p>
          </table:table-cell>
          <table:table-cell table:formula="of:=[.B208]/[.C208]" office:value-type="float" office:value="0.000000041">
            <text:p>0.000000041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27">
            <text:p>0.000000627</text:p>
          </table:table-cell>
          <table:table-cell office:value-type="float" office:value="16">
            <text:p>16</text:p>
          </table:table-cell>
          <table:table-cell table:formula="of:=LOG([.A209];2)" office:value-type="float" office:value="16.6096404744368">
            <text:p>16.6096404744</text:p>
          </table:table-cell>
          <table:table-cell table:formula="of:=[.B209]/[.C209]" office:value-type="float" office:value="0.0000000391875">
            <text:p>3.918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72">
            <text:p>0.000000672</text:p>
          </table:table-cell>
          <table:table-cell office:value-type="float" office:value="16">
            <text:p>16</text:p>
          </table:table-cell>
          <table:table-cell table:formula="of:=LOG([.A210];2)" office:value-type="float" office:value="16.6096404744368">
            <text:p>16.6096404744</text:p>
          </table:table-cell>
          <table:table-cell table:formula="of:=[.B210]/[.C210]" office:value-type="float" office:value="0.000000042">
            <text:p>0.000000042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711">
            <text:p>0.000000711</text:p>
          </table:table-cell>
          <table:table-cell office:value-type="float" office:value="16">
            <text:p>16</text:p>
          </table:table-cell>
          <table:table-cell table:formula="of:=LOG([.A211];2)" office:value-type="float" office:value="16.6096404744368">
            <text:p>16.6096404744</text:p>
          </table:table-cell>
          <table:table-cell table:formula="of:=[.B211]/[.C211]" office:value-type="float" office:value="0.0000000444375">
            <text:p>4.443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59">
            <text:p>0.000000659</text:p>
          </table:table-cell>
          <table:table-cell office:value-type="float" office:value="16">
            <text:p>16</text:p>
          </table:table-cell>
          <table:table-cell table:formula="of:=LOG([.A212];2)" office:value-type="float" office:value="16.6096404744368">
            <text:p>16.6096404744</text:p>
          </table:table-cell>
          <table:table-cell table:formula="of:=[.B212]/[.C212]" office:value-type="float" office:value="0.0000000411875">
            <text:p>4.118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51">
            <text:p>0.000000651</text:p>
          </table:table-cell>
          <table:table-cell office:value-type="float" office:value="16">
            <text:p>16</text:p>
          </table:table-cell>
          <table:table-cell table:formula="of:=LOG([.A213];2)" office:value-type="float" office:value="16.6096404744368">
            <text:p>16.6096404744</text:p>
          </table:table-cell>
          <table:table-cell table:formula="of:=[.B213]/[.C213]" office:value-type="float" office:value="0.0000000406875">
            <text:p>4.068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78">
            <text:p>0.000000678</text:p>
          </table:table-cell>
          <table:table-cell office:value-type="float" office:value="16">
            <text:p>16</text:p>
          </table:table-cell>
          <table:table-cell table:formula="of:=LOG([.A214];2)" office:value-type="float" office:value="16.6096404744368">
            <text:p>16.6096404744</text:p>
          </table:table-cell>
          <table:table-cell table:formula="of:=[.B214]/[.C214]" office:value-type="float" office:value="0.000000042375">
            <text:p>4.23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72">
            <text:p>0.000000672</text:p>
          </table:table-cell>
          <table:table-cell office:value-type="float" office:value="16">
            <text:p>16</text:p>
          </table:table-cell>
          <table:table-cell table:formula="of:=LOG([.A215];2)" office:value-type="float" office:value="16.6096404744368">
            <text:p>16.6096404744</text:p>
          </table:table-cell>
          <table:table-cell table:formula="of:=[.B215]/[.C215]" office:value-type="float" office:value="0.000000042">
            <text:p>0.000000042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6">
            <text:p>0.00000066</text:p>
          </table:table-cell>
          <table:table-cell office:value-type="float" office:value="16">
            <text:p>16</text:p>
          </table:table-cell>
          <table:table-cell table:formula="of:=LOG([.A216];2)" office:value-type="float" office:value="16.6096404744368">
            <text:p>16.6096404744</text:p>
          </table:table-cell>
          <table:table-cell table:formula="of:=[.B216]/[.C216]" office:value-type="float" office:value="0.00000004125">
            <text:p>4.1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5">
            <text:p>0.00000065</text:p>
          </table:table-cell>
          <table:table-cell office:value-type="float" office:value="16">
            <text:p>16</text:p>
          </table:table-cell>
          <table:table-cell table:formula="of:=LOG([.A217];2)" office:value-type="float" office:value="16.6096404744368">
            <text:p>16.6096404744</text:p>
          </table:table-cell>
          <table:table-cell table:formula="of:=[.B217]/[.C217]" office:value-type="float" office:value="0.000000040625">
            <text:p>4.06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75">
            <text:p>0.000000675</text:p>
          </table:table-cell>
          <table:table-cell office:value-type="float" office:value="16">
            <text:p>16</text:p>
          </table:table-cell>
          <table:table-cell table:formula="of:=LOG([.A218];2)" office:value-type="float" office:value="16.6096404744368">
            <text:p>16.6096404744</text:p>
          </table:table-cell>
          <table:table-cell table:formula="of:=[.B218]/[.C218]" office:value-type="float" office:value="0.0000000421875">
            <text:p>4.218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36">
            <text:p>0.000000636</text:p>
          </table:table-cell>
          <table:table-cell office:value-type="float" office:value="16">
            <text:p>16</text:p>
          </table:table-cell>
          <table:table-cell table:formula="of:=LOG([.A219];2)" office:value-type="float" office:value="16.6096404744368">
            <text:p>16.6096404744</text:p>
          </table:table-cell>
          <table:table-cell table:formula="of:=[.B219]/[.C219]" office:value-type="float" office:value="0.00000003975">
            <text:p>3.9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82">
            <text:p>0.000000682</text:p>
          </table:table-cell>
          <table:table-cell office:value-type="float" office:value="16">
            <text:p>16</text:p>
          </table:table-cell>
          <table:table-cell table:formula="of:=LOG([.A220];2)" office:value-type="float" office:value="16.6096404744368">
            <text:p>16.6096404744</text:p>
          </table:table-cell>
          <table:table-cell table:formula="of:=[.B220]/[.C220]" office:value-type="float" office:value="0.000000042625">
            <text:p>4.26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67">
            <text:p>0.000000667</text:p>
          </table:table-cell>
          <table:table-cell office:value-type="float" office:value="16">
            <text:p>16</text:p>
          </table:table-cell>
          <table:table-cell table:formula="of:=LOG([.A221];2)" office:value-type="float" office:value="16.6096404744368">
            <text:p>16.6096404744</text:p>
          </table:table-cell>
          <table:table-cell table:formula="of:=[.B221]/[.C221]" office:value-type="float" office:value="0.0000000416875">
            <text:p>4.168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713">
            <text:p>0.000000713</text:p>
          </table:table-cell>
          <table:table-cell office:value-type="float" office:value="16">
            <text:p>16</text:p>
          </table:table-cell>
          <table:table-cell table:formula="of:=LOG([.A222];2)" office:value-type="float" office:value="16.6096404744368">
            <text:p>16.6096404744</text:p>
          </table:table-cell>
          <table:table-cell table:formula="of:=[.B222]/[.C222]" office:value-type="float" office:value="0.0000000445625">
            <text:p>4.456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83">
            <text:p>0.000000683</text:p>
          </table:table-cell>
          <table:table-cell office:value-type="float" office:value="16">
            <text:p>16</text:p>
          </table:table-cell>
          <table:table-cell table:formula="of:=LOG([.A223];2)" office:value-type="float" office:value="16.6096404744368">
            <text:p>16.6096404744</text:p>
          </table:table-cell>
          <table:table-cell table:formula="of:=[.B223]/[.C223]" office:value-type="float" office:value="0.0000000426875">
            <text:p>4.268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73">
            <text:p>0.000000673</text:p>
          </table:table-cell>
          <table:table-cell office:value-type="float" office:value="16">
            <text:p>16</text:p>
          </table:table-cell>
          <table:table-cell table:formula="of:=LOG([.A224];2)" office:value-type="float" office:value="16.6096404744368">
            <text:p>16.6096404744</text:p>
          </table:table-cell>
          <table:table-cell table:formula="of:=[.B224]/[.C224]" office:value-type="float" office:value="0.0000000420625">
            <text:p>4.206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3">
            <text:p>0.00000063</text:p>
          </table:table-cell>
          <table:table-cell office:value-type="float" office:value="16">
            <text:p>16</text:p>
          </table:table-cell>
          <table:table-cell table:formula="of:=LOG([.A225];2)" office:value-type="float" office:value="16.6096404744368">
            <text:p>16.6096404744</text:p>
          </table:table-cell>
          <table:table-cell table:formula="of:=[.B225]/[.C225]" office:value-type="float" office:value="0.000000039375">
            <text:p>3.93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37">
            <text:p>0.000000637</text:p>
          </table:table-cell>
          <table:table-cell office:value-type="float" office:value="16">
            <text:p>16</text:p>
          </table:table-cell>
          <table:table-cell table:formula="of:=LOG([.A226];2)" office:value-type="float" office:value="16.6096404744368">
            <text:p>16.6096404744</text:p>
          </table:table-cell>
          <table:table-cell table:formula="of:=[.B226]/[.C226]" office:value-type="float" office:value="0.0000000398125">
            <text:p>3.981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782">
            <text:p>0.000000782</text:p>
          </table:table-cell>
          <table:table-cell office:value-type="float" office:value="16">
            <text:p>16</text:p>
          </table:table-cell>
          <table:table-cell table:formula="of:=LOG([.A227];2)" office:value-type="float" office:value="16.6096404744368">
            <text:p>16.6096404744</text:p>
          </table:table-cell>
          <table:table-cell table:formula="of:=[.B227]/[.C227]" office:value-type="float" office:value="0.000000048875">
            <text:p>4.88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6">
            <text:p>0.00000066</text:p>
          </table:table-cell>
          <table:table-cell office:value-type="float" office:value="16">
            <text:p>16</text:p>
          </table:table-cell>
          <table:table-cell table:formula="of:=LOG([.A228];2)" office:value-type="float" office:value="16.6096404744368">
            <text:p>16.6096404744</text:p>
          </table:table-cell>
          <table:table-cell table:formula="of:=[.B228]/[.C228]" office:value-type="float" office:value="0.00000004125">
            <text:p>4.1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67">
            <text:p>0.000000667</text:p>
          </table:table-cell>
          <table:table-cell office:value-type="float" office:value="16">
            <text:p>16</text:p>
          </table:table-cell>
          <table:table-cell table:formula="of:=LOG([.A229];2)" office:value-type="float" office:value="16.6096404744368">
            <text:p>16.6096404744</text:p>
          </table:table-cell>
          <table:table-cell table:formula="of:=[.B229]/[.C229]" office:value-type="float" office:value="0.0000000416875">
            <text:p>4.168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51">
            <text:p>0.000000651</text:p>
          </table:table-cell>
          <table:table-cell office:value-type="float" office:value="16">
            <text:p>16</text:p>
          </table:table-cell>
          <table:table-cell table:formula="of:=LOG([.A230];2)" office:value-type="float" office:value="16.6096404744368">
            <text:p>16.6096404744</text:p>
          </table:table-cell>
          <table:table-cell table:formula="of:=[.B230]/[.C230]" office:value-type="float" office:value="0.0000000406875">
            <text:p>4.068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728">
            <text:p>0.000000728</text:p>
          </table:table-cell>
          <table:table-cell office:value-type="float" office:value="16">
            <text:p>16</text:p>
          </table:table-cell>
          <table:table-cell table:formula="of:=LOG([.A231];2)" office:value-type="float" office:value="16.6096404744368">
            <text:p>16.6096404744</text:p>
          </table:table-cell>
          <table:table-cell table:formula="of:=[.B231]/[.C231]" office:value-type="float" office:value="0.0000000455">
            <text:p>4.5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89">
            <text:p>0.000000689</text:p>
          </table:table-cell>
          <table:table-cell office:value-type="float" office:value="16">
            <text:p>16</text:p>
          </table:table-cell>
          <table:table-cell table:formula="of:=LOG([.A232];2)" office:value-type="float" office:value="16.6096404744368">
            <text:p>16.6096404744</text:p>
          </table:table-cell>
          <table:table-cell table:formula="of:=[.B232]/[.C232]" office:value-type="float" office:value="0.0000000430625">
            <text:p>4.306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81">
            <text:p>0.000000681</text:p>
          </table:table-cell>
          <table:table-cell office:value-type="float" office:value="16">
            <text:p>16</text:p>
          </table:table-cell>
          <table:table-cell table:formula="of:=LOG([.A233];2)" office:value-type="float" office:value="16.6096404744368">
            <text:p>16.6096404744</text:p>
          </table:table-cell>
          <table:table-cell table:formula="of:=[.B233]/[.C233]" office:value-type="float" office:value="0.0000000425625">
            <text:p>4.256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64">
            <text:p>0.000000664</text:p>
          </table:table-cell>
          <table:table-cell office:value-type="float" office:value="16">
            <text:p>16</text:p>
          </table:table-cell>
          <table:table-cell table:formula="of:=LOG([.A234];2)" office:value-type="float" office:value="16.6096404744368">
            <text:p>16.6096404744</text:p>
          </table:table-cell>
          <table:table-cell table:formula="of:=[.B234]/[.C234]" office:value-type="float" office:value="0.0000000415">
            <text:p>4.1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8">
            <text:p>0.00000068</text:p>
          </table:table-cell>
          <table:table-cell office:value-type="float" office:value="16">
            <text:p>16</text:p>
          </table:table-cell>
          <table:table-cell table:formula="of:=LOG([.A235];2)" office:value-type="float" office:value="16.6096404744368">
            <text:p>16.6096404744</text:p>
          </table:table-cell>
          <table:table-cell table:formula="of:=[.B235]/[.C235]" office:value-type="float" office:value="0.0000000425">
            <text:p>4.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9">
            <text:p>0.00000069</text:p>
          </table:table-cell>
          <table:table-cell office:value-type="float" office:value="16">
            <text:p>16</text:p>
          </table:table-cell>
          <table:table-cell table:formula="of:=LOG([.A236];2)" office:value-type="float" office:value="16.6096404744368">
            <text:p>16.6096404744</text:p>
          </table:table-cell>
          <table:table-cell table:formula="of:=[.B236]/[.C236]" office:value-type="float" office:value="0.000000043125">
            <text:p>4.31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706">
            <text:p>0.000000706</text:p>
          </table:table-cell>
          <table:table-cell office:value-type="float" office:value="16">
            <text:p>16</text:p>
          </table:table-cell>
          <table:table-cell table:formula="of:=LOG([.A237];2)" office:value-type="float" office:value="16.6096404744368">
            <text:p>16.6096404744</text:p>
          </table:table-cell>
          <table:table-cell table:formula="of:=[.B237]/[.C237]" office:value-type="float" office:value="0.000000044125">
            <text:p>4.41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6">
            <text:p>0.00000066</text:p>
          </table:table-cell>
          <table:table-cell office:value-type="float" office:value="16">
            <text:p>16</text:p>
          </table:table-cell>
          <table:table-cell table:formula="of:=LOG([.A238];2)" office:value-type="float" office:value="16.6096404744368">
            <text:p>16.6096404744</text:p>
          </table:table-cell>
          <table:table-cell table:formula="of:=[.B238]/[.C238]" office:value-type="float" office:value="0.00000004125">
            <text:p>4.1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84">
            <text:p>0.000000684</text:p>
          </table:table-cell>
          <table:table-cell office:value-type="float" office:value="16">
            <text:p>16</text:p>
          </table:table-cell>
          <table:table-cell table:formula="of:=LOG([.A239];2)" office:value-type="float" office:value="16.6096404744368">
            <text:p>16.6096404744</text:p>
          </table:table-cell>
          <table:table-cell table:formula="of:=[.B239]/[.C239]" office:value-type="float" office:value="0.00000004275">
            <text:p>4.2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46">
            <text:p>0.000000646</text:p>
          </table:table-cell>
          <table:table-cell office:value-type="float" office:value="16">
            <text:p>16</text:p>
          </table:table-cell>
          <table:table-cell table:formula="of:=LOG([.A240];2)" office:value-type="float" office:value="16.6096404744368">
            <text:p>16.6096404744</text:p>
          </table:table-cell>
          <table:table-cell table:formula="of:=[.B240]/[.C240]" office:value-type="float" office:value="0.000000040375">
            <text:p>4.03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64">
            <text:p>0.000000664</text:p>
          </table:table-cell>
          <table:table-cell office:value-type="float" office:value="16">
            <text:p>16</text:p>
          </table:table-cell>
          <table:table-cell table:formula="of:=LOG([.A241];2)" office:value-type="float" office:value="16.6096404744368">
            <text:p>16.6096404744</text:p>
          </table:table-cell>
          <table:table-cell table:formula="of:=[.B241]/[.C241]" office:value-type="float" office:value="0.0000000415">
            <text:p>4.1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42">
            <text:p>0.000000642</text:p>
          </table:table-cell>
          <table:table-cell office:value-type="float" office:value="16">
            <text:p>16</text:p>
          </table:table-cell>
          <table:table-cell table:formula="of:=LOG([.A242];2)" office:value-type="float" office:value="16.6096404744368">
            <text:p>16.6096404744</text:p>
          </table:table-cell>
          <table:table-cell table:formula="of:=[.B242]/[.C242]" office:value-type="float" office:value="0.000000040125">
            <text:p>4.01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48">
            <text:p>0.000000648</text:p>
          </table:table-cell>
          <table:table-cell office:value-type="float" office:value="16">
            <text:p>16</text:p>
          </table:table-cell>
          <table:table-cell table:formula="of:=LOG([.A243];2)" office:value-type="float" office:value="16.6096404744368">
            <text:p>16.6096404744</text:p>
          </table:table-cell>
          <table:table-cell table:formula="of:=[.B243]/[.C243]" office:value-type="float" office:value="0.0000000405">
            <text:p>4.0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3">
            <text:p>0.00000063</text:p>
          </table:table-cell>
          <table:table-cell office:value-type="float" office:value="16">
            <text:p>16</text:p>
          </table:table-cell>
          <table:table-cell table:formula="of:=LOG([.A244];2)" office:value-type="float" office:value="16.6096404744368">
            <text:p>16.6096404744</text:p>
          </table:table-cell>
          <table:table-cell table:formula="of:=[.B244]/[.C244]" office:value-type="float" office:value="0.000000039375">
            <text:p>3.93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45">
            <text:p>0.000000645</text:p>
          </table:table-cell>
          <table:table-cell office:value-type="float" office:value="16">
            <text:p>16</text:p>
          </table:table-cell>
          <table:table-cell table:formula="of:=LOG([.A245];2)" office:value-type="float" office:value="16.6096404744368">
            <text:p>16.6096404744</text:p>
          </table:table-cell>
          <table:table-cell table:formula="of:=[.B245]/[.C245]" office:value-type="float" office:value="0.0000000403125">
            <text:p>4.031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77">
            <text:p>0.000000677</text:p>
          </table:table-cell>
          <table:table-cell office:value-type="float" office:value="16">
            <text:p>16</text:p>
          </table:table-cell>
          <table:table-cell table:formula="of:=LOG([.A246];2)" office:value-type="float" office:value="16.6096404744368">
            <text:p>16.6096404744</text:p>
          </table:table-cell>
          <table:table-cell table:formula="of:=[.B246]/[.C246]" office:value-type="float" office:value="0.0000000423125">
            <text:p>4.231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8">
            <text:p>0.00000068</text:p>
          </table:table-cell>
          <table:table-cell office:value-type="float" office:value="16">
            <text:p>16</text:p>
          </table:table-cell>
          <table:table-cell table:formula="of:=LOG([.A247];2)" office:value-type="float" office:value="16.6096404744368">
            <text:p>16.6096404744</text:p>
          </table:table-cell>
          <table:table-cell table:formula="of:=[.B247]/[.C247]" office:value-type="float" office:value="0.0000000425">
            <text:p>4.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743">
            <text:p>0.000000743</text:p>
          </table:table-cell>
          <table:table-cell office:value-type="float" office:value="16">
            <text:p>16</text:p>
          </table:table-cell>
          <table:table-cell table:formula="of:=LOG([.A248];2)" office:value-type="float" office:value="16.6096404744368">
            <text:p>16.6096404744</text:p>
          </table:table-cell>
          <table:table-cell table:formula="of:=[.B248]/[.C248]" office:value-type="float" office:value="0.0000000464375">
            <text:p>4.6437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93">
            <text:p>0.000000693</text:p>
          </table:table-cell>
          <table:table-cell office:value-type="float" office:value="16">
            <text:p>16</text:p>
          </table:table-cell>
          <table:table-cell table:formula="of:=LOG([.A249];2)" office:value-type="float" office:value="16.6096404744368">
            <text:p>16.6096404744</text:p>
          </table:table-cell>
          <table:table-cell table:formula="of:=[.B249]/[.C249]" office:value-type="float" office:value="0.0000000433125">
            <text:p>4.331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9">
            <text:p>0.00000069</text:p>
          </table:table-cell>
          <table:table-cell office:value-type="float" office:value="16">
            <text:p>16</text:p>
          </table:table-cell>
          <table:table-cell table:formula="of:=LOG([.A250];2)" office:value-type="float" office:value="16.6096404744368">
            <text:p>16.6096404744</text:p>
          </table:table-cell>
          <table:table-cell table:formula="of:=[.B250]/[.C250]" office:value-type="float" office:value="0.000000043125">
            <text:p>4.3125E-008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00000644">
            <text:p>0.000000644</text:p>
          </table:table-cell>
          <table:table-cell office:value-type="float" office:value="16">
            <text:p>16</text:p>
          </table:table-cell>
          <table:table-cell table:formula="of:=LOG([.A251];2)" office:value-type="float" office:value="16.6096404744368">
            <text:p>16.6096404744</text:p>
          </table:table-cell>
          <table:table-cell table:formula="of:=[.B251]/[.C251]" office:value-type="float" office:value="0.00000004025">
            <text:p>4.025E-00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742588">
            <text:p>0.000742588</text:p>
          </table:table-cell>
          <table:table-cell office:value-type="float" office:value="19">
            <text:p>19</text:p>
          </table:table-cell>
          <table:table-cell table:formula="of:=LOG([.A252];2)" office:value-type="float" office:value="19.9315685693242">
            <text:p>19.9315685693</text:p>
          </table:table-cell>
          <table:table-cell table:formula="of:=[.B252]/[.C252]" office:value-type="float" office:value="0.0000390835789473684">
            <text:p>3.90835789473684E-005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14818">
            <text:p>0.000014818</text:p>
          </table:table-cell>
          <table:table-cell office:value-type="float" office:value="19">
            <text:p>19</text:p>
          </table:table-cell>
          <table:table-cell table:formula="of:=LOG([.A253];2)" office:value-type="float" office:value="19.9315685693242">
            <text:p>19.9315685693</text:p>
          </table:table-cell>
          <table:table-cell table:formula="of:=[.B253]/[.C253]" office:value-type="float" office:value="0.000000779894736842105">
            <text:p>7.79894736842105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9748">
            <text:p>0.000009748</text:p>
          </table:table-cell>
          <table:table-cell office:value-type="float" office:value="19">
            <text:p>19</text:p>
          </table:table-cell>
          <table:table-cell table:formula="of:=LOG([.A254];2)" office:value-type="float" office:value="19.9315685693242">
            <text:p>19.9315685693</text:p>
          </table:table-cell>
          <table:table-cell table:formula="of:=[.B254]/[.C254]" office:value-type="float" office:value="0.000000513052631578947">
            <text:p>5.13052631578947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7013">
            <text:p>0.000007013</text:p>
          </table:table-cell>
          <table:table-cell office:value-type="float" office:value="19">
            <text:p>19</text:p>
          </table:table-cell>
          <table:table-cell table:formula="of:=LOG([.A255];2)" office:value-type="float" office:value="19.9315685693242">
            <text:p>19.9315685693</text:p>
          </table:table-cell>
          <table:table-cell table:formula="of:=[.B255]/[.C255]" office:value-type="float" office:value="0.000000369105263157895">
            <text:p>3.69105263157895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8461">
            <text:p>0.000008461</text:p>
          </table:table-cell>
          <table:table-cell office:value-type="float" office:value="19">
            <text:p>19</text:p>
          </table:table-cell>
          <table:table-cell table:formula="of:=LOG([.A256];2)" office:value-type="float" office:value="19.9315685693242">
            <text:p>19.9315685693</text:p>
          </table:table-cell>
          <table:table-cell table:formula="of:=[.B256]/[.C256]" office:value-type="float" office:value="0.000000445315789473684">
            <text:p>4.45315789473684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7433">
            <text:p>0.000007433</text:p>
          </table:table-cell>
          <table:table-cell office:value-type="float" office:value="19">
            <text:p>19</text:p>
          </table:table-cell>
          <table:table-cell table:formula="of:=LOG([.A257];2)" office:value-type="float" office:value="19.9315685693242">
            <text:p>19.9315685693</text:p>
          </table:table-cell>
          <table:table-cell table:formula="of:=[.B257]/[.C257]" office:value-type="float" office:value="0.00000039121052631579">
            <text:p>3.9121052631579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6697">
            <text:p>0.000006697</text:p>
          </table:table-cell>
          <table:table-cell office:value-type="float" office:value="19">
            <text:p>19</text:p>
          </table:table-cell>
          <table:table-cell table:formula="of:=LOG([.A258];2)" office:value-type="float" office:value="19.9315685693242">
            <text:p>19.9315685693</text:p>
          </table:table-cell>
          <table:table-cell table:formula="of:=[.B258]/[.C258]" office:value-type="float" office:value="0.000000352473684210526">
            <text:p>3.52473684210526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6091">
            <text:p>0.000006091</text:p>
          </table:table-cell>
          <table:table-cell office:value-type="float" office:value="19">
            <text:p>19</text:p>
          </table:table-cell>
          <table:table-cell table:formula="of:=LOG([.A259];2)" office:value-type="float" office:value="19.9315685693242">
            <text:p>19.9315685693</text:p>
          </table:table-cell>
          <table:table-cell table:formula="of:=[.B259]/[.C259]" office:value-type="float" office:value="0.000000320578947368421">
            <text:p>3.20578947368421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5598">
            <text:p>0.000005598</text:p>
          </table:table-cell>
          <table:table-cell office:value-type="float" office:value="19">
            <text:p>19</text:p>
          </table:table-cell>
          <table:table-cell table:formula="of:=LOG([.A260];2)" office:value-type="float" office:value="19.9315685693242">
            <text:p>19.9315685693</text:p>
          </table:table-cell>
          <table:table-cell table:formula="of:=[.B260]/[.C260]" office:value-type="float" office:value="0.000000294631578947368">
            <text:p>2.94631578947368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5121">
            <text:p>0.000005121</text:p>
          </table:table-cell>
          <table:table-cell office:value-type="float" office:value="19">
            <text:p>19</text:p>
          </table:table-cell>
          <table:table-cell table:formula="of:=LOG([.A261];2)" office:value-type="float" office:value="19.9315685693242">
            <text:p>19.9315685693</text:p>
          </table:table-cell>
          <table:table-cell table:formula="of:=[.B261]/[.C261]" office:value-type="float" office:value="0.000000269526315789474">
            <text:p>2.69526315789474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5165">
            <text:p>0.000005165</text:p>
          </table:table-cell>
          <table:table-cell office:value-type="float" office:value="19">
            <text:p>19</text:p>
          </table:table-cell>
          <table:table-cell table:formula="of:=LOG([.A262];2)" office:value-type="float" office:value="19.9315685693242">
            <text:p>19.9315685693</text:p>
          </table:table-cell>
          <table:table-cell table:formula="of:=[.B262]/[.C262]" office:value-type="float" office:value="0.000000271842105263158">
            <text:p>2.71842105263158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72">
            <text:p>0.000004972</text:p>
          </table:table-cell>
          <table:table-cell office:value-type="float" office:value="19">
            <text:p>19</text:p>
          </table:table-cell>
          <table:table-cell table:formula="of:=LOG([.A263];2)" office:value-type="float" office:value="19.9315685693242">
            <text:p>19.9315685693</text:p>
          </table:table-cell>
          <table:table-cell table:formula="of:=[.B263]/[.C263]" office:value-type="float" office:value="0.000000261684210526316">
            <text:p>2.61684210526316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5034">
            <text:p>0.000005034</text:p>
          </table:table-cell>
          <table:table-cell office:value-type="float" office:value="19">
            <text:p>19</text:p>
          </table:table-cell>
          <table:table-cell table:formula="of:=LOG([.A264];2)" office:value-type="float" office:value="19.9315685693242">
            <text:p>19.9315685693</text:p>
          </table:table-cell>
          <table:table-cell table:formula="of:=[.B264]/[.C264]" office:value-type="float" office:value="0.000000264947368421053">
            <text:p>2.64947368421053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63">
            <text:p>0.000004963</text:p>
          </table:table-cell>
          <table:table-cell office:value-type="float" office:value="19">
            <text:p>19</text:p>
          </table:table-cell>
          <table:table-cell table:formula="of:=LOG([.A265];2)" office:value-type="float" office:value="19.9315685693242">
            <text:p>19.9315685693</text:p>
          </table:table-cell>
          <table:table-cell table:formula="of:=[.B265]/[.C265]" office:value-type="float" office:value="0.00000026121052631579">
            <text:p>2.6121052631579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43">
            <text:p>0.000004943</text:p>
          </table:table-cell>
          <table:table-cell office:value-type="float" office:value="19">
            <text:p>19</text:p>
          </table:table-cell>
          <table:table-cell table:formula="of:=LOG([.A266];2)" office:value-type="float" office:value="19.9315685693242">
            <text:p>19.9315685693</text:p>
          </table:table-cell>
          <table:table-cell table:formula="of:=[.B266]/[.C266]" office:value-type="float" office:value="0.000000260157894736842">
            <text:p>2.60157894736842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01">
            <text:p>0.000004901</text:p>
          </table:table-cell>
          <table:table-cell office:value-type="float" office:value="19">
            <text:p>19</text:p>
          </table:table-cell>
          <table:table-cell table:formula="of:=LOG([.A267];2)" office:value-type="float" office:value="19.9315685693242">
            <text:p>19.9315685693</text:p>
          </table:table-cell>
          <table:table-cell table:formula="of:=[.B267]/[.C267]" office:value-type="float" office:value="0.000000257947368421053">
            <text:p>2.57947368421053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44">
            <text:p>0.000004944</text:p>
          </table:table-cell>
          <table:table-cell office:value-type="float" office:value="19">
            <text:p>19</text:p>
          </table:table-cell>
          <table:table-cell table:formula="of:=LOG([.A268];2)" office:value-type="float" office:value="19.9315685693242">
            <text:p>19.9315685693</text:p>
          </table:table-cell>
          <table:table-cell table:formula="of:=[.B268]/[.C268]" office:value-type="float" office:value="0.000000260210526315789">
            <text:p>2.60210526315789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12">
            <text:p>0.000004912</text:p>
          </table:table-cell>
          <table:table-cell office:value-type="float" office:value="19">
            <text:p>19</text:p>
          </table:table-cell>
          <table:table-cell table:formula="of:=LOG([.A269];2)" office:value-type="float" office:value="19.9315685693242">
            <text:p>19.9315685693</text:p>
          </table:table-cell>
          <table:table-cell table:formula="of:=[.B269]/[.C269]" office:value-type="float" office:value="0.000000258526315789474">
            <text:p>2.58526315789474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37">
            <text:p>0.000004937</text:p>
          </table:table-cell>
          <table:table-cell office:value-type="float" office:value="19">
            <text:p>19</text:p>
          </table:table-cell>
          <table:table-cell table:formula="of:=LOG([.A270];2)" office:value-type="float" office:value="19.9315685693242">
            <text:p>19.9315685693</text:p>
          </table:table-cell>
          <table:table-cell table:formula="of:=[.B270]/[.C270]" office:value-type="float" office:value="0.000000259842105263158">
            <text:p>2.59842105263158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12">
            <text:p>0.000004912</text:p>
          </table:table-cell>
          <table:table-cell office:value-type="float" office:value="19">
            <text:p>19</text:p>
          </table:table-cell>
          <table:table-cell table:formula="of:=LOG([.A271];2)" office:value-type="float" office:value="19.9315685693242">
            <text:p>19.9315685693</text:p>
          </table:table-cell>
          <table:table-cell table:formula="of:=[.B271]/[.C271]" office:value-type="float" office:value="0.000000258526315789474">
            <text:p>2.58526315789474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5">
            <text:p>0.00000495</text:p>
          </table:table-cell>
          <table:table-cell office:value-type="float" office:value="19">
            <text:p>19</text:p>
          </table:table-cell>
          <table:table-cell table:formula="of:=LOG([.A272];2)" office:value-type="float" office:value="19.9315685693242">
            <text:p>19.9315685693</text:p>
          </table:table-cell>
          <table:table-cell table:formula="of:=[.B272]/[.C272]" office:value-type="float" office:value="0.000000260526315789474">
            <text:p>2.60526315789474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23">
            <text:p>0.000004923</text:p>
          </table:table-cell>
          <table:table-cell office:value-type="float" office:value="19">
            <text:p>19</text:p>
          </table:table-cell>
          <table:table-cell table:formula="of:=LOG([.A273];2)" office:value-type="float" office:value="19.9315685693242">
            <text:p>19.9315685693</text:p>
          </table:table-cell>
          <table:table-cell table:formula="of:=[.B273]/[.C273]" office:value-type="float" office:value="0.000000259105263157895">
            <text:p>2.59105263157895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37">
            <text:p>0.000004937</text:p>
          </table:table-cell>
          <table:table-cell office:value-type="float" office:value="19">
            <text:p>19</text:p>
          </table:table-cell>
          <table:table-cell table:formula="of:=LOG([.A274];2)" office:value-type="float" office:value="19.9315685693242">
            <text:p>19.9315685693</text:p>
          </table:table-cell>
          <table:table-cell table:formula="of:=[.B274]/[.C274]" office:value-type="float" office:value="0.000000259842105263158">
            <text:p>2.59842105263158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14">
            <text:p>0.000004914</text:p>
          </table:table-cell>
          <table:table-cell office:value-type="float" office:value="19">
            <text:p>19</text:p>
          </table:table-cell>
          <table:table-cell table:formula="of:=LOG([.A275];2)" office:value-type="float" office:value="19.9315685693242">
            <text:p>19.9315685693</text:p>
          </table:table-cell>
          <table:table-cell table:formula="of:=[.B275]/[.C275]" office:value-type="float" office:value="0.000000258631578947368">
            <text:p>2.58631578947368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43">
            <text:p>0.000004943</text:p>
          </table:table-cell>
          <table:table-cell office:value-type="float" office:value="19">
            <text:p>19</text:p>
          </table:table-cell>
          <table:table-cell table:formula="of:=LOG([.A276];2)" office:value-type="float" office:value="19.9315685693242">
            <text:p>19.9315685693</text:p>
          </table:table-cell>
          <table:table-cell table:formula="of:=[.B276]/[.C276]" office:value-type="float" office:value="0.000000260157894736842">
            <text:p>2.60157894736842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09">
            <text:p>0.000004909</text:p>
          </table:table-cell>
          <table:table-cell office:value-type="float" office:value="19">
            <text:p>19</text:p>
          </table:table-cell>
          <table:table-cell table:formula="of:=LOG([.A277];2)" office:value-type="float" office:value="19.9315685693242">
            <text:p>19.9315685693</text:p>
          </table:table-cell>
          <table:table-cell table:formula="of:=[.B277]/[.C277]" office:value-type="float" office:value="0.000000258368421052632">
            <text:p>2.58368421052632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65">
            <text:p>0.000004965</text:p>
          </table:table-cell>
          <table:table-cell office:value-type="float" office:value="19">
            <text:p>19</text:p>
          </table:table-cell>
          <table:table-cell table:formula="of:=LOG([.A278];2)" office:value-type="float" office:value="19.9315685693242">
            <text:p>19.9315685693</text:p>
          </table:table-cell>
          <table:table-cell table:formula="of:=[.B278]/[.C278]" office:value-type="float" office:value="0.000000261315789473684">
            <text:p>2.61315789473684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899">
            <text:p>0.000004899</text:p>
          </table:table-cell>
          <table:table-cell office:value-type="float" office:value="19">
            <text:p>19</text:p>
          </table:table-cell>
          <table:table-cell table:formula="of:=LOG([.A279];2)" office:value-type="float" office:value="19.9315685693242">
            <text:p>19.9315685693</text:p>
          </table:table-cell>
          <table:table-cell table:formula="of:=[.B279]/[.C279]" office:value-type="float" office:value="0.000000257842105263158">
            <text:p>2.57842105263158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37">
            <text:p>0.000004937</text:p>
          </table:table-cell>
          <table:table-cell office:value-type="float" office:value="19">
            <text:p>19</text:p>
          </table:table-cell>
          <table:table-cell table:formula="of:=LOG([.A280];2)" office:value-type="float" office:value="19.9315685693242">
            <text:p>19.9315685693</text:p>
          </table:table-cell>
          <table:table-cell table:formula="of:=[.B280]/[.C280]" office:value-type="float" office:value="0.000000259842105263158">
            <text:p>2.59842105263158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08">
            <text:p>0.000004908</text:p>
          </table:table-cell>
          <table:table-cell office:value-type="float" office:value="19">
            <text:p>19</text:p>
          </table:table-cell>
          <table:table-cell table:formula="of:=LOG([.A281];2)" office:value-type="float" office:value="19.9315685693242">
            <text:p>19.9315685693</text:p>
          </table:table-cell>
          <table:table-cell table:formula="of:=[.B281]/[.C281]" office:value-type="float" office:value="0.000000258315789473684">
            <text:p>2.58315789473684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493">
            <text:p>0.00000493</text:p>
          </table:table-cell>
          <table:table-cell office:value-type="float" office:value="19">
            <text:p>19</text:p>
          </table:table-cell>
          <table:table-cell table:formula="of:=LOG([.A282];2)" office:value-type="float" office:value="19.9315685693242">
            <text:p>19.9315685693</text:p>
          </table:table-cell>
          <table:table-cell table:formula="of:=[.B282]/[.C282]" office:value-type="float" office:value="0.000000259473684210526">
            <text:p>2.59473684210526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6305">
            <text:p>0.000006305</text:p>
          </table:table-cell>
          <table:table-cell office:value-type="float" office:value="19">
            <text:p>19</text:p>
          </table:table-cell>
          <table:table-cell table:formula="of:=LOG([.A283];2)" office:value-type="float" office:value="19.9315685693242">
            <text:p>19.9315685693</text:p>
          </table:table-cell>
          <table:table-cell table:formula="of:=[.B283]/[.C283]" office:value-type="float" office:value="0.000000331842105263158">
            <text:p>3.31842105263158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5048">
            <text:p>0.000005048</text:p>
          </table:table-cell>
          <table:table-cell office:value-type="float" office:value="19">
            <text:p>19</text:p>
          </table:table-cell>
          <table:table-cell table:formula="of:=LOG([.A284];2)" office:value-type="float" office:value="19.9315685693242">
            <text:p>19.9315685693</text:p>
          </table:table-cell>
          <table:table-cell table:formula="of:=[.B284]/[.C284]" office:value-type="float" office:value="0.000000265684210526316">
            <text:p>2.65684210526316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13454">
            <text:p>0.000013454</text:p>
          </table:table-cell>
          <table:table-cell office:value-type="float" office:value="19">
            <text:p>19</text:p>
          </table:table-cell>
          <table:table-cell table:formula="of:=LOG([.A285];2)" office:value-type="float" office:value="19.9315685693242">
            <text:p>19.9315685693</text:p>
          </table:table-cell>
          <table:table-cell table:formula="of:=[.B285]/[.C285]" office:value-type="float" office:value="0.000000708105263157895">
            <text:p>7.08105263157895E-007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08">
            <text:p>0.0000008</text:p>
          </table:table-cell>
          <table:table-cell office:value-type="float" office:value="19">
            <text:p>19</text:p>
          </table:table-cell>
          <table:table-cell table:formula="of:=LOG([.A286];2)" office:value-type="float" office:value="19.9315685693242">
            <text:p>19.9315685693</text:p>
          </table:table-cell>
          <table:table-cell table:formula="of:=[.B286]/[.C286]" office:value-type="float" office:value="0.0000000421052631578947">
            <text:p>4.21052631578947E-00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0695">
            <text:p>0.000000695</text:p>
          </table:table-cell>
          <table:table-cell office:value-type="float" office:value="19">
            <text:p>19</text:p>
          </table:table-cell>
          <table:table-cell table:formula="of:=LOG([.A287];2)" office:value-type="float" office:value="19.9315685693242">
            <text:p>19.9315685693</text:p>
          </table:table-cell>
          <table:table-cell table:formula="of:=[.B287]/[.C287]" office:value-type="float" office:value="0.0000000365789473684211">
            <text:p>3.65789473684211E-00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0668">
            <text:p>0.000000668</text:p>
          </table:table-cell>
          <table:table-cell office:value-type="float" office:value="19">
            <text:p>19</text:p>
          </table:table-cell>
          <table:table-cell table:formula="of:=LOG([.A288];2)" office:value-type="float" office:value="19.9315685693242">
            <text:p>19.9315685693</text:p>
          </table:table-cell>
          <table:table-cell table:formula="of:=[.B288]/[.C288]" office:value-type="float" office:value="0.0000000351578947368421">
            <text:p>3.51578947368421E-00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0669">
            <text:p>0.000000669</text:p>
          </table:table-cell>
          <table:table-cell office:value-type="float" office:value="19">
            <text:p>19</text:p>
          </table:table-cell>
          <table:table-cell table:formula="of:=LOG([.A289];2)" office:value-type="float" office:value="19.9315685693242">
            <text:p>19.9315685693</text:p>
          </table:table-cell>
          <table:table-cell table:formula="of:=[.B289]/[.C289]" office:value-type="float" office:value="0.0000000352105263157895">
            <text:p>3.52105263157895E-00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0668">
            <text:p>0.000000668</text:p>
          </table:table-cell>
          <table:table-cell office:value-type="float" office:value="19">
            <text:p>19</text:p>
          </table:table-cell>
          <table:table-cell table:formula="of:=LOG([.A290];2)" office:value-type="float" office:value="19.9315685693242">
            <text:p>19.9315685693</text:p>
          </table:table-cell>
          <table:table-cell table:formula="of:=[.B290]/[.C290]" office:value-type="float" office:value="0.0000000351578947368421">
            <text:p>3.51578947368421E-00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0714">
            <text:p>0.000000714</text:p>
          </table:table-cell>
          <table:table-cell office:value-type="float" office:value="19">
            <text:p>19</text:p>
          </table:table-cell>
          <table:table-cell table:formula="of:=LOG([.A291];2)" office:value-type="float" office:value="19.9315685693242">
            <text:p>19.9315685693</text:p>
          </table:table-cell>
          <table:table-cell table:formula="of:=[.B291]/[.C291]" office:value-type="float" office:value="0.0000000375789473684211">
            <text:p>3.75789473684211E-00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0702">
            <text:p>0.000000702</text:p>
          </table:table-cell>
          <table:table-cell office:value-type="float" office:value="19">
            <text:p>19</text:p>
          </table:table-cell>
          <table:table-cell table:formula="of:=LOG([.A292];2)" office:value-type="float" office:value="19.9315685693242">
            <text:p>19.9315685693</text:p>
          </table:table-cell>
          <table:table-cell table:formula="of:=[.B292]/[.C292]" office:value-type="float" office:value="0.0000000369473684210526">
            <text:p>3.69473684210526E-00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069">
            <text:p>0.00000069</text:p>
          </table:table-cell>
          <table:table-cell office:value-type="float" office:value="19">
            <text:p>19</text:p>
          </table:table-cell>
          <table:table-cell table:formula="of:=LOG([.A293];2)" office:value-type="float" office:value="19.9315685693242">
            <text:p>19.9315685693</text:p>
          </table:table-cell>
          <table:table-cell table:formula="of:=[.B293]/[.C293]" office:value-type="float" office:value="0.0000000363157894736842">
            <text:p>3.63157894736842E-00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0692">
            <text:p>0.000000692</text:p>
          </table:table-cell>
          <table:table-cell office:value-type="float" office:value="19">
            <text:p>19</text:p>
          </table:table-cell>
          <table:table-cell table:formula="of:=LOG([.A294];2)" office:value-type="float" office:value="19.9315685693242">
            <text:p>19.9315685693</text:p>
          </table:table-cell>
          <table:table-cell table:formula="of:=[.B294]/[.C294]" office:value-type="float" office:value="0.0000000364210526315789">
            <text:p>3.64210526315789E-00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0685">
            <text:p>0.000000685</text:p>
          </table:table-cell>
          <table:table-cell office:value-type="float" office:value="19">
            <text:p>19</text:p>
          </table:table-cell>
          <table:table-cell table:formula="of:=LOG([.A295];2)" office:value-type="float" office:value="19.9315685693242">
            <text:p>19.9315685693</text:p>
          </table:table-cell>
          <table:table-cell table:formula="of:=[.B295]/[.C295]" office:value-type="float" office:value="0.0000000360526315789474">
            <text:p>3.60526315789474E-00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069">
            <text:p>0.00000069</text:p>
          </table:table-cell>
          <table:table-cell office:value-type="float" office:value="19">
            <text:p>19</text:p>
          </table:table-cell>
          <table:table-cell table:formula="of:=LOG([.A296];2)" office:value-type="float" office:value="19.9315685693242">
            <text:p>19.9315685693</text:p>
          </table:table-cell>
          <table:table-cell table:formula="of:=[.B296]/[.C296]" office:value-type="float" office:value="0.0000000363157894736842">
            <text:p>3.63157894736842E-00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0673">
            <text:p>0.000000673</text:p>
          </table:table-cell>
          <table:table-cell office:value-type="float" office:value="19">
            <text:p>19</text:p>
          </table:table-cell>
          <table:table-cell table:formula="of:=LOG([.A297];2)" office:value-type="float" office:value="19.9315685693242">
            <text:p>19.9315685693</text:p>
          </table:table-cell>
          <table:table-cell table:formula="of:=[.B297]/[.C297]" office:value-type="float" office:value="0.000000035421052631579">
            <text:p>3.5421052631579E-00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0674">
            <text:p>0.000000674</text:p>
          </table:table-cell>
          <table:table-cell office:value-type="float" office:value="19">
            <text:p>19</text:p>
          </table:table-cell>
          <table:table-cell table:formula="of:=LOG([.A298];2)" office:value-type="float" office:value="19.9315685693242">
            <text:p>19.9315685693</text:p>
          </table:table-cell>
          <table:table-cell table:formula="of:=[.B298]/[.C298]" office:value-type="float" office:value="0.0000000354736842105263">
            <text:p>3.54736842105263E-00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0691">
            <text:p>0.000000691</text:p>
          </table:table-cell>
          <table:table-cell office:value-type="float" office:value="19">
            <text:p>19</text:p>
          </table:table-cell>
          <table:table-cell table:formula="of:=LOG([.A299];2)" office:value-type="float" office:value="19.9315685693242">
            <text:p>19.9315685693</text:p>
          </table:table-cell>
          <table:table-cell table:formula="of:=[.B299]/[.C299]" office:value-type="float" office:value="0.0000000363684210526316">
            <text:p>3.63684210526316E-00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068">
            <text:p>0.00000068</text:p>
          </table:table-cell>
          <table:table-cell office:value-type="float" office:value="19">
            <text:p>19</text:p>
          </table:table-cell>
          <table:table-cell table:formula="of:=LOG([.A300];2)" office:value-type="float" office:value="19.9315685693242">
            <text:p>19.9315685693</text:p>
          </table:table-cell>
          <table:table-cell table:formula="of:=[.B300]/[.C300]" office:value-type="float" office:value="0.0000000357894736842105">
            <text:p>3.57894736842105E-00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000000679">
            <text:p>0.000000679</text:p>
          </table:table-cell>
          <table:table-cell office:value-type="float" office:value="19">
            <text:p>19</text:p>
          </table:table-cell>
          <table:table-cell table:formula="of:=LOG([.A301];2)" office:value-type="float" office:value="19.9315685693242">
            <text:p>19.9315685693</text:p>
          </table:table-cell>
          <table:table-cell table:formula="of:=[.B301]/[.C301]" office:value-type="float" office:value="0.0000000357368421052632">
            <text:p>3.57368421052632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12188">
            <text:p>0.000012188</text:p>
          </table:table-cell>
          <table:table-cell office:value-type="float" office:value="23">
            <text:p>23</text:p>
          </table:table-cell>
          <table:table-cell table:formula="of:=LOG([.A302];2)" office:value-type="float" office:value="23.2534966642115">
            <text:p>23.2534966642</text:p>
          </table:table-cell>
          <table:table-cell table:formula="of:=[.B302]/[.C302]" office:value-type="float" office:value="0.000000529913043478261">
            <text:p>5.29913043478261E-007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2237">
            <text:p>0.000002237</text:p>
          </table:table-cell>
          <table:table-cell office:value-type="float" office:value="23">
            <text:p>23</text:p>
          </table:table-cell>
          <table:table-cell table:formula="of:=LOG([.A303];2)" office:value-type="float" office:value="23.2534966642115">
            <text:p>23.2534966642</text:p>
          </table:table-cell>
          <table:table-cell table:formula="of:=[.B303]/[.C303]" office:value-type="float" office:value="0.0000000972608695652174">
            <text:p>9.72608695652174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52">
            <text:p>0.000000852</text:p>
          </table:table-cell>
          <table:table-cell office:value-type="float" office:value="23">
            <text:p>23</text:p>
          </table:table-cell>
          <table:table-cell table:formula="of:=LOG([.A304];2)" office:value-type="float" office:value="23.2534966642115">
            <text:p>23.2534966642</text:p>
          </table:table-cell>
          <table:table-cell table:formula="of:=[.B304]/[.C304]" office:value-type="float" office:value="0.0000000370434782608696">
            <text:p>0.000000037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57">
            <text:p>0.000000857</text:p>
          </table:table-cell>
          <table:table-cell office:value-type="float" office:value="23">
            <text:p>23</text:p>
          </table:table-cell>
          <table:table-cell table:formula="of:=LOG([.A305];2)" office:value-type="float" office:value="23.2534966642115">
            <text:p>23.2534966642</text:p>
          </table:table-cell>
          <table:table-cell table:formula="of:=[.B305]/[.C305]" office:value-type="float" office:value="0.0000000372608695652174">
            <text:p>3.72608695652174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93">
            <text:p>0.000000793</text:p>
          </table:table-cell>
          <table:table-cell office:value-type="float" office:value="23">
            <text:p>23</text:p>
          </table:table-cell>
          <table:table-cell table:formula="of:=LOG([.A306];2)" office:value-type="float" office:value="23.2534966642115">
            <text:p>23.2534966642</text:p>
          </table:table-cell>
          <table:table-cell table:formula="of:=[.B306]/[.C306]" office:value-type="float" office:value="0.0000000344782608695652">
            <text:p>3.44782608695652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05">
            <text:p>0.000000805</text:p>
          </table:table-cell>
          <table:table-cell office:value-type="float" office:value="23">
            <text:p>23</text:p>
          </table:table-cell>
          <table:table-cell table:formula="of:=LOG([.A307];2)" office:value-type="float" office:value="23.2534966642115">
            <text:p>23.2534966642</text:p>
          </table:table-cell>
          <table:table-cell table:formula="of:=[.B307]/[.C307]" office:value-type="float" office:value="0.000000035">
            <text:p>0.000000035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">
            <text:p>0.0000008</text:p>
          </table:table-cell>
          <table:table-cell office:value-type="float" office:value="23">
            <text:p>23</text:p>
          </table:table-cell>
          <table:table-cell table:formula="of:=LOG([.A308];2)" office:value-type="float" office:value="23.2534966642115">
            <text:p>23.2534966642</text:p>
          </table:table-cell>
          <table:table-cell table:formula="of:=[.B308]/[.C308]" office:value-type="float" office:value="0.0000000347826086956522">
            <text:p>3.47826086956522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99">
            <text:p>0.000000799</text:p>
          </table:table-cell>
          <table:table-cell office:value-type="float" office:value="23">
            <text:p>23</text:p>
          </table:table-cell>
          <table:table-cell table:formula="of:=LOG([.A309];2)" office:value-type="float" office:value="23.2534966642115">
            <text:p>23.2534966642</text:p>
          </table:table-cell>
          <table:table-cell table:formula="of:=[.B309]/[.C309]" office:value-type="float" office:value="0.0000000347391304347826">
            <text:p>3.47391304347826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77">
            <text:p>0.000000777</text:p>
          </table:table-cell>
          <table:table-cell office:value-type="float" office:value="23">
            <text:p>23</text:p>
          </table:table-cell>
          <table:table-cell table:formula="of:=LOG([.A310];2)" office:value-type="float" office:value="23.2534966642115">
            <text:p>23.2534966642</text:p>
          </table:table-cell>
          <table:table-cell table:formula="of:=[.B310]/[.C310]" office:value-type="float" office:value="0.0000000337826086956522">
            <text:p>3.37826086956522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86">
            <text:p>0.000000786</text:p>
          </table:table-cell>
          <table:table-cell office:value-type="float" office:value="23">
            <text:p>23</text:p>
          </table:table-cell>
          <table:table-cell table:formula="of:=LOG([.A311];2)" office:value-type="float" office:value="23.2534966642115">
            <text:p>23.2534966642</text:p>
          </table:table-cell>
          <table:table-cell table:formula="of:=[.B311]/[.C311]" office:value-type="float" office:value="0.0000000341739130434783">
            <text:p>3.41739130434783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83">
            <text:p>0.000000783</text:p>
          </table:table-cell>
          <table:table-cell office:value-type="float" office:value="23">
            <text:p>23</text:p>
          </table:table-cell>
          <table:table-cell table:formula="of:=LOG([.A312];2)" office:value-type="float" office:value="23.2534966642115">
            <text:p>23.2534966642</text:p>
          </table:table-cell>
          <table:table-cell table:formula="of:=[.B312]/[.C312]" office:value-type="float" office:value="0.0000000340434782608696">
            <text:p>0.000000034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91">
            <text:p>0.000000791</text:p>
          </table:table-cell>
          <table:table-cell office:value-type="float" office:value="23">
            <text:p>23</text:p>
          </table:table-cell>
          <table:table-cell table:formula="of:=LOG([.A313];2)" office:value-type="float" office:value="23.2534966642115">
            <text:p>23.2534966642</text:p>
          </table:table-cell>
          <table:table-cell table:formula="of:=[.B313]/[.C313]" office:value-type="float" office:value="0.0000000343913043478261">
            <text:p>3.43913043478261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83">
            <text:p>0.000000783</text:p>
          </table:table-cell>
          <table:table-cell office:value-type="float" office:value="23">
            <text:p>23</text:p>
          </table:table-cell>
          <table:table-cell table:formula="of:=LOG([.A314];2)" office:value-type="float" office:value="23.2534966642115">
            <text:p>23.2534966642</text:p>
          </table:table-cell>
          <table:table-cell table:formula="of:=[.B314]/[.C314]" office:value-type="float" office:value="0.0000000340434782608696">
            <text:p>0.000000034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97">
            <text:p>0.000000797</text:p>
          </table:table-cell>
          <table:table-cell office:value-type="float" office:value="23">
            <text:p>23</text:p>
          </table:table-cell>
          <table:table-cell table:formula="of:=LOG([.A315];2)" office:value-type="float" office:value="23.2534966642115">
            <text:p>23.2534966642</text:p>
          </table:table-cell>
          <table:table-cell table:formula="of:=[.B315]/[.C315]" office:value-type="float" office:value="0.0000000346521739130435">
            <text:p>3.46521739130435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84">
            <text:p>0.000000784</text:p>
          </table:table-cell>
          <table:table-cell office:value-type="float" office:value="23">
            <text:p>23</text:p>
          </table:table-cell>
          <table:table-cell table:formula="of:=LOG([.A316];2)" office:value-type="float" office:value="23.2534966642115">
            <text:p>23.2534966642</text:p>
          </table:table-cell>
          <table:table-cell table:formula="of:=[.B316]/[.C316]" office:value-type="float" office:value="0.0000000340869565217391">
            <text:p>3.40869565217391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83">
            <text:p>0.000000783</text:p>
          </table:table-cell>
          <table:table-cell office:value-type="float" office:value="23">
            <text:p>23</text:p>
          </table:table-cell>
          <table:table-cell table:formula="of:=LOG([.A317];2)" office:value-type="float" office:value="23.2534966642115">
            <text:p>23.2534966642</text:p>
          </table:table-cell>
          <table:table-cell table:formula="of:=[.B317]/[.C317]" office:value-type="float" office:value="0.0000000340434782608696">
            <text:p>0.000000034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9">
            <text:p>0.00000079</text:p>
          </table:table-cell>
          <table:table-cell office:value-type="float" office:value="23">
            <text:p>23</text:p>
          </table:table-cell>
          <table:table-cell table:formula="of:=LOG([.A318];2)" office:value-type="float" office:value="23.2534966642115">
            <text:p>23.2534966642</text:p>
          </table:table-cell>
          <table:table-cell table:formula="of:=[.B318]/[.C318]" office:value-type="float" office:value="0.0000000343478260869565">
            <text:p>3.43478260869565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85">
            <text:p>0.000000785</text:p>
          </table:table-cell>
          <table:table-cell office:value-type="float" office:value="23">
            <text:p>23</text:p>
          </table:table-cell>
          <table:table-cell table:formula="of:=LOG([.A319];2)" office:value-type="float" office:value="23.2534966642115">
            <text:p>23.2534966642</text:p>
          </table:table-cell>
          <table:table-cell table:formula="of:=[.B319]/[.C319]" office:value-type="float" office:value="0.0000000341304347826087">
            <text:p>3.41304347826087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93">
            <text:p>0.000000793</text:p>
          </table:table-cell>
          <table:table-cell office:value-type="float" office:value="23">
            <text:p>23</text:p>
          </table:table-cell>
          <table:table-cell table:formula="of:=LOG([.A320];2)" office:value-type="float" office:value="23.2534966642115">
            <text:p>23.2534966642</text:p>
          </table:table-cell>
          <table:table-cell table:formula="of:=[.B320]/[.C320]" office:value-type="float" office:value="0.0000000344782608695652">
            <text:p>3.44782608695652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03">
            <text:p>0.000000803</text:p>
          </table:table-cell>
          <table:table-cell office:value-type="float" office:value="23">
            <text:p>23</text:p>
          </table:table-cell>
          <table:table-cell table:formula="of:=LOG([.A321];2)" office:value-type="float" office:value="23.2534966642115">
            <text:p>23.2534966642</text:p>
          </table:table-cell>
          <table:table-cell table:formula="of:=[.B321]/[.C321]" office:value-type="float" office:value="0.0000000349130434782609">
            <text:p>3.49130434782609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03">
            <text:p>0.000000803</text:p>
          </table:table-cell>
          <table:table-cell office:value-type="float" office:value="23">
            <text:p>23</text:p>
          </table:table-cell>
          <table:table-cell table:formula="of:=LOG([.A322];2)" office:value-type="float" office:value="23.2534966642115">
            <text:p>23.2534966642</text:p>
          </table:table-cell>
          <table:table-cell table:formula="of:=[.B322]/[.C322]" office:value-type="float" office:value="0.0000000349130434782609">
            <text:p>3.49130434782609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09">
            <text:p>0.000000809</text:p>
          </table:table-cell>
          <table:table-cell office:value-type="float" office:value="23">
            <text:p>23</text:p>
          </table:table-cell>
          <table:table-cell table:formula="of:=LOG([.A323];2)" office:value-type="float" office:value="23.2534966642115">
            <text:p>23.2534966642</text:p>
          </table:table-cell>
          <table:table-cell table:formula="of:=[.B323]/[.C323]" office:value-type="float" office:value="0.0000000351739130434783">
            <text:p>3.51739130434783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01">
            <text:p>0.000000801</text:p>
          </table:table-cell>
          <table:table-cell office:value-type="float" office:value="23">
            <text:p>23</text:p>
          </table:table-cell>
          <table:table-cell table:formula="of:=LOG([.A324];2)" office:value-type="float" office:value="23.2534966642115">
            <text:p>23.2534966642</text:p>
          </table:table-cell>
          <table:table-cell table:formula="of:=[.B324]/[.C324]" office:value-type="float" office:value="0.0000000348260869565217">
            <text:p>3.48260869565217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05">
            <text:p>0.000000805</text:p>
          </table:table-cell>
          <table:table-cell office:value-type="float" office:value="23">
            <text:p>23</text:p>
          </table:table-cell>
          <table:table-cell table:formula="of:=LOG([.A325];2)" office:value-type="float" office:value="23.2534966642115">
            <text:p>23.2534966642</text:p>
          </table:table-cell>
          <table:table-cell table:formula="of:=[.B325]/[.C325]" office:value-type="float" office:value="0.000000035">
            <text:p>0.000000035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05">
            <text:p>0.000000805</text:p>
          </table:table-cell>
          <table:table-cell office:value-type="float" office:value="23">
            <text:p>23</text:p>
          </table:table-cell>
          <table:table-cell table:formula="of:=LOG([.A326];2)" office:value-type="float" office:value="23.2534966642115">
            <text:p>23.2534966642</text:p>
          </table:table-cell>
          <table:table-cell table:formula="of:=[.B326]/[.C326]" office:value-type="float" office:value="0.000000035">
            <text:p>0.000000035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08">
            <text:p>0.000000808</text:p>
          </table:table-cell>
          <table:table-cell office:value-type="float" office:value="23">
            <text:p>23</text:p>
          </table:table-cell>
          <table:table-cell table:formula="of:=LOG([.A327];2)" office:value-type="float" office:value="23.2534966642115">
            <text:p>23.2534966642</text:p>
          </table:table-cell>
          <table:table-cell table:formula="of:=[.B327]/[.C327]" office:value-type="float" office:value="0.0000000351304347826087">
            <text:p>3.51304347826087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04">
            <text:p>0.000000804</text:p>
          </table:table-cell>
          <table:table-cell office:value-type="float" office:value="23">
            <text:p>23</text:p>
          </table:table-cell>
          <table:table-cell table:formula="of:=LOG([.A328];2)" office:value-type="float" office:value="23.2534966642115">
            <text:p>23.2534966642</text:p>
          </table:table-cell>
          <table:table-cell table:formula="of:=[.B328]/[.C328]" office:value-type="float" office:value="0.0000000349565217391304">
            <text:p>0.000000035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22">
            <text:p>0.000000822</text:p>
          </table:table-cell>
          <table:table-cell office:value-type="float" office:value="23">
            <text:p>23</text:p>
          </table:table-cell>
          <table:table-cell table:formula="of:=LOG([.A329];2)" office:value-type="float" office:value="23.2534966642115">
            <text:p>23.2534966642</text:p>
          </table:table-cell>
          <table:table-cell table:formula="of:=[.B329]/[.C329]" office:value-type="float" office:value="0.0000000357391304347826">
            <text:p>3.57391304347826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93">
            <text:p>0.000000793</text:p>
          </table:table-cell>
          <table:table-cell office:value-type="float" office:value="23">
            <text:p>23</text:p>
          </table:table-cell>
          <table:table-cell table:formula="of:=LOG([.A330];2)" office:value-type="float" office:value="23.2534966642115">
            <text:p>23.2534966642</text:p>
          </table:table-cell>
          <table:table-cell table:formula="of:=[.B330]/[.C330]" office:value-type="float" office:value="0.0000000344782608695652">
            <text:p>3.44782608695652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99">
            <text:p>0.000000799</text:p>
          </table:table-cell>
          <table:table-cell office:value-type="float" office:value="23">
            <text:p>23</text:p>
          </table:table-cell>
          <table:table-cell table:formula="of:=LOG([.A331];2)" office:value-type="float" office:value="23.2534966642115">
            <text:p>23.2534966642</text:p>
          </table:table-cell>
          <table:table-cell table:formula="of:=[.B331]/[.C331]" office:value-type="float" office:value="0.0000000347391304347826">
            <text:p>3.47391304347826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92">
            <text:p>0.000000792</text:p>
          </table:table-cell>
          <table:table-cell office:value-type="float" office:value="23">
            <text:p>23</text:p>
          </table:table-cell>
          <table:table-cell table:formula="of:=LOG([.A332];2)" office:value-type="float" office:value="23.2534966642115">
            <text:p>23.2534966642</text:p>
          </table:table-cell>
          <table:table-cell table:formula="of:=[.B332]/[.C332]" office:value-type="float" office:value="0.0000000344347826086956">
            <text:p>3.44347826086956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91">
            <text:p>0.000000791</text:p>
          </table:table-cell>
          <table:table-cell office:value-type="float" office:value="23">
            <text:p>23</text:p>
          </table:table-cell>
          <table:table-cell table:formula="of:=LOG([.A333];2)" office:value-type="float" office:value="23.2534966642115">
            <text:p>23.2534966642</text:p>
          </table:table-cell>
          <table:table-cell table:formula="of:=[.B333]/[.C333]" office:value-type="float" office:value="0.0000000343913043478261">
            <text:p>3.43913043478261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04">
            <text:p>0.000000804</text:p>
          </table:table-cell>
          <table:table-cell office:value-type="float" office:value="23">
            <text:p>23</text:p>
          </table:table-cell>
          <table:table-cell table:formula="of:=LOG([.A334];2)" office:value-type="float" office:value="23.2534966642115">
            <text:p>23.2534966642</text:p>
          </table:table-cell>
          <table:table-cell table:formula="of:=[.B334]/[.C334]" office:value-type="float" office:value="0.0000000349565217391304">
            <text:p>0.000000035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01">
            <text:p>0.000000801</text:p>
          </table:table-cell>
          <table:table-cell office:value-type="float" office:value="23">
            <text:p>23</text:p>
          </table:table-cell>
          <table:table-cell table:formula="of:=LOG([.A335];2)" office:value-type="float" office:value="23.2534966642115">
            <text:p>23.2534966642</text:p>
          </table:table-cell>
          <table:table-cell table:formula="of:=[.B335]/[.C335]" office:value-type="float" office:value="0.0000000348260869565217">
            <text:p>3.48260869565217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03">
            <text:p>0.000000803</text:p>
          </table:table-cell>
          <table:table-cell office:value-type="float" office:value="23">
            <text:p>23</text:p>
          </table:table-cell>
          <table:table-cell table:formula="of:=LOG([.A336];2)" office:value-type="float" office:value="23.2534966642115">
            <text:p>23.2534966642</text:p>
          </table:table-cell>
          <table:table-cell table:formula="of:=[.B336]/[.C336]" office:value-type="float" office:value="0.0000000349130434782609">
            <text:p>3.49130434782609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12">
            <text:p>0.000000812</text:p>
          </table:table-cell>
          <table:table-cell office:value-type="float" office:value="23">
            <text:p>23</text:p>
          </table:table-cell>
          <table:table-cell table:formula="of:=LOG([.A337];2)" office:value-type="float" office:value="23.2534966642115">
            <text:p>23.2534966642</text:p>
          </table:table-cell>
          <table:table-cell table:formula="of:=[.B337]/[.C337]" office:value-type="float" office:value="0.000000035304347826087">
            <text:p>3.5304347826087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1935">
            <text:p>0.000001935</text:p>
          </table:table-cell>
          <table:table-cell office:value-type="float" office:value="23">
            <text:p>23</text:p>
          </table:table-cell>
          <table:table-cell table:formula="of:=LOG([.A338];2)" office:value-type="float" office:value="23.2534966642115">
            <text:p>23.2534966642</text:p>
          </table:table-cell>
          <table:table-cell table:formula="of:=[.B338]/[.C338]" office:value-type="float" office:value="0.0000000841304347826087">
            <text:p>8.41304347826087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92">
            <text:p>0.000000892</text:p>
          </table:table-cell>
          <table:table-cell office:value-type="float" office:value="23">
            <text:p>23</text:p>
          </table:table-cell>
          <table:table-cell table:formula="of:=LOG([.A339];2)" office:value-type="float" office:value="23.2534966642115">
            <text:p>23.2534966642</text:p>
          </table:table-cell>
          <table:table-cell table:formula="of:=[.B339]/[.C339]" office:value-type="float" office:value="0.0000000387826086956522">
            <text:p>3.87826086956522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67">
            <text:p>0.000000767</text:p>
          </table:table-cell>
          <table:table-cell office:value-type="float" office:value="23">
            <text:p>23</text:p>
          </table:table-cell>
          <table:table-cell table:formula="of:=LOG([.A340];2)" office:value-type="float" office:value="23.2534966642115">
            <text:p>23.2534966642</text:p>
          </table:table-cell>
          <table:table-cell table:formula="of:=[.B340]/[.C340]" office:value-type="float" office:value="0.0000000333478260869565">
            <text:p>3.33478260869565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1">
            <text:p>0.00000081</text:p>
          </table:table-cell>
          <table:table-cell office:value-type="float" office:value="23">
            <text:p>23</text:p>
          </table:table-cell>
          <table:table-cell table:formula="of:=LOG([.A341];2)" office:value-type="float" office:value="23.2534966642115">
            <text:p>23.2534966642</text:p>
          </table:table-cell>
          <table:table-cell table:formula="of:=[.B341]/[.C341]" office:value-type="float" office:value="0.0000000352173913043478">
            <text:p>3.52173913043478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06">
            <text:p>0.000000806</text:p>
          </table:table-cell>
          <table:table-cell office:value-type="float" office:value="23">
            <text:p>23</text:p>
          </table:table-cell>
          <table:table-cell table:formula="of:=LOG([.A342];2)" office:value-type="float" office:value="23.2534966642115">
            <text:p>23.2534966642</text:p>
          </table:table-cell>
          <table:table-cell table:formula="of:=[.B342]/[.C342]" office:value-type="float" office:value="0.0000000350434782608696">
            <text:p>0.000000035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88">
            <text:p>0.000000788</text:p>
          </table:table-cell>
          <table:table-cell office:value-type="float" office:value="23">
            <text:p>23</text:p>
          </table:table-cell>
          <table:table-cell table:formula="of:=LOG([.A343];2)" office:value-type="float" office:value="23.2534966642115">
            <text:p>23.2534966642</text:p>
          </table:table-cell>
          <table:table-cell table:formula="of:=[.B343]/[.C343]" office:value-type="float" office:value="0.0000000342608695652174">
            <text:p>3.42608695652174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11">
            <text:p>0.000000811</text:p>
          </table:table-cell>
          <table:table-cell office:value-type="float" office:value="23">
            <text:p>23</text:p>
          </table:table-cell>
          <table:table-cell table:formula="of:=LOG([.A344];2)" office:value-type="float" office:value="23.2534966642115">
            <text:p>23.2534966642</text:p>
          </table:table-cell>
          <table:table-cell table:formula="of:=[.B344]/[.C344]" office:value-type="float" office:value="0.0000000352608695652174">
            <text:p>3.52608695652174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95">
            <text:p>0.000000795</text:p>
          </table:table-cell>
          <table:table-cell office:value-type="float" office:value="23">
            <text:p>23</text:p>
          </table:table-cell>
          <table:table-cell table:formula="of:=LOG([.A345];2)" office:value-type="float" office:value="23.2534966642115">
            <text:p>23.2534966642</text:p>
          </table:table-cell>
          <table:table-cell table:formula="of:=[.B345]/[.C345]" office:value-type="float" office:value="0.0000000345652173913043">
            <text:p>3.45652173913043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96">
            <text:p>0.000000796</text:p>
          </table:table-cell>
          <table:table-cell office:value-type="float" office:value="23">
            <text:p>23</text:p>
          </table:table-cell>
          <table:table-cell table:formula="of:=LOG([.A346];2)" office:value-type="float" office:value="23.2534966642115">
            <text:p>23.2534966642</text:p>
          </table:table-cell>
          <table:table-cell table:formula="of:=[.B346]/[.C346]" office:value-type="float" office:value="0.0000000346086956521739">
            <text:p>3.46086956521739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98">
            <text:p>0.000000798</text:p>
          </table:table-cell>
          <table:table-cell office:value-type="float" office:value="23">
            <text:p>23</text:p>
          </table:table-cell>
          <table:table-cell table:formula="of:=LOG([.A347];2)" office:value-type="float" office:value="23.2534966642115">
            <text:p>23.2534966642</text:p>
          </table:table-cell>
          <table:table-cell table:formula="of:=[.B347]/[.C347]" office:value-type="float" office:value="0.000000034695652173913">
            <text:p>3.4695652173913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09">
            <text:p>0.000000809</text:p>
          </table:table-cell>
          <table:table-cell office:value-type="float" office:value="23">
            <text:p>23</text:p>
          </table:table-cell>
          <table:table-cell table:formula="of:=LOG([.A348];2)" office:value-type="float" office:value="23.2534966642115">
            <text:p>23.2534966642</text:p>
          </table:table-cell>
          <table:table-cell table:formula="of:=[.B348]/[.C348]" office:value-type="float" office:value="0.0000000351739130434783">
            <text:p>3.51739130434783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09">
            <text:p>0.000000809</text:p>
          </table:table-cell>
          <table:table-cell office:value-type="float" office:value="23">
            <text:p>23</text:p>
          </table:table-cell>
          <table:table-cell table:formula="of:=LOG([.A349];2)" office:value-type="float" office:value="23.2534966642115">
            <text:p>23.2534966642</text:p>
          </table:table-cell>
          <table:table-cell table:formula="of:=[.B349]/[.C349]" office:value-type="float" office:value="0.0000000351739130434783">
            <text:p>3.51739130434783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793">
            <text:p>0.000000793</text:p>
          </table:table-cell>
          <table:table-cell office:value-type="float" office:value="23">
            <text:p>23</text:p>
          </table:table-cell>
          <table:table-cell table:formula="of:=LOG([.A350];2)" office:value-type="float" office:value="23.2534966642115">
            <text:p>23.2534966642</text:p>
          </table:table-cell>
          <table:table-cell table:formula="of:=[.B350]/[.C350]" office:value-type="float" office:value="0.0000000344782608695652">
            <text:p>3.44782608695652E-008</text:p>
          </table:table-cell>
          <table:table-cell table:number-columns-repeated="3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0.000000809">
            <text:p>0.000000809</text:p>
          </table:table-cell>
          <table:table-cell office:value-type="float" office:value="23">
            <text:p>23</text:p>
          </table:table-cell>
          <table:table-cell table:formula="of:=LOG([.A351];2)" office:value-type="float" office:value="23.2534966642115">
            <text:p>23.2534966642</text:p>
          </table:table-cell>
          <table:table-cell table:formula="of:=[.B351]/[.C351]" office:value-type="float" office:value="0.0000000351739130434783">
            <text:p>3.51739130434783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2526">
            <text:p>0.000002526</text:p>
          </table:table-cell>
          <table:table-cell office:value-type="float" office:value="26">
            <text:p>26</text:p>
          </table:table-cell>
          <table:table-cell table:formula="of:=LOG([.A352];2)" office:value-type="float" office:value="26.5754247590989">
            <text:p>26.5754247591</text:p>
          </table:table-cell>
          <table:table-cell table:formula="of:=[.B352]/[.C352]" office:value-type="float" office:value="0.0000000971538461538461">
            <text:p>9.71538461538461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2727">
            <text:p>0.000002727</text:p>
          </table:table-cell>
          <table:table-cell office:value-type="float" office:value="26">
            <text:p>26</text:p>
          </table:table-cell>
          <table:table-cell table:formula="of:=LOG([.A353];2)" office:value-type="float" office:value="26.5754247590989">
            <text:p>26.5754247591</text:p>
          </table:table-cell>
          <table:table-cell table:formula="of:=[.B353]/[.C353]" office:value-type="float" office:value="0.000000104884615384615">
            <text:p>1.04884615384615E-007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952">
            <text:p>0.000000952</text:p>
          </table:table-cell>
          <table:table-cell office:value-type="float" office:value="26">
            <text:p>26</text:p>
          </table:table-cell>
          <table:table-cell table:formula="of:=LOG([.A354];2)" office:value-type="float" office:value="26.5754247590989">
            <text:p>26.5754247591</text:p>
          </table:table-cell>
          <table:table-cell table:formula="of:=[.B354]/[.C354]" office:value-type="float" office:value="0.0000000366153846153846">
            <text:p>3.66153846153846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923">
            <text:p>0.000000923</text:p>
          </table:table-cell>
          <table:table-cell office:value-type="float" office:value="26">
            <text:p>26</text:p>
          </table:table-cell>
          <table:table-cell table:formula="of:=LOG([.A355];2)" office:value-type="float" office:value="26.5754247590989">
            <text:p>26.5754247591</text:p>
          </table:table-cell>
          <table:table-cell table:formula="of:=[.B355]/[.C355]" office:value-type="float" office:value="0.0000000355">
            <text:p>3.55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2">
            <text:p>0.000000862</text:p>
          </table:table-cell>
          <table:table-cell office:value-type="float" office:value="26">
            <text:p>26</text:p>
          </table:table-cell>
          <table:table-cell table:formula="of:=LOG([.A356];2)" office:value-type="float" office:value="26.5754247590989">
            <text:p>26.5754247591</text:p>
          </table:table-cell>
          <table:table-cell table:formula="of:=[.B356]/[.C356]" office:value-type="float" office:value="0.0000000331538461538462">
            <text:p>3.31538461538462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76">
            <text:p>0.000000876</text:p>
          </table:table-cell>
          <table:table-cell office:value-type="float" office:value="26">
            <text:p>26</text:p>
          </table:table-cell>
          <table:table-cell table:formula="of:=LOG([.A357];2)" office:value-type="float" office:value="26.5754247590989">
            <text:p>26.5754247591</text:p>
          </table:table-cell>
          <table:table-cell table:formula="of:=[.B357]/[.C357]" office:value-type="float" office:value="0.0000000336923076923077">
            <text:p>3.36923076923077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5">
            <text:p>0.000000865</text:p>
          </table:table-cell>
          <table:table-cell office:value-type="float" office:value="26">
            <text:p>26</text:p>
          </table:table-cell>
          <table:table-cell table:formula="of:=LOG([.A358];2)" office:value-type="float" office:value="26.5754247590989">
            <text:p>26.5754247591</text:p>
          </table:table-cell>
          <table:table-cell table:formula="of:=[.B358]/[.C358]" office:value-type="float" office:value="0.0000000332692307692308">
            <text:p>3.32692307692308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72">
            <text:p>0.000000872</text:p>
          </table:table-cell>
          <table:table-cell office:value-type="float" office:value="26">
            <text:p>26</text:p>
          </table:table-cell>
          <table:table-cell table:formula="of:=LOG([.A359];2)" office:value-type="float" office:value="26.5754247590989">
            <text:p>26.5754247591</text:p>
          </table:table-cell>
          <table:table-cell table:formula="of:=[.B359]/[.C359]" office:value-type="float" office:value="0.0000000335384615384615">
            <text:p>3.35384615384615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75">
            <text:p>0.000000875</text:p>
          </table:table-cell>
          <table:table-cell office:value-type="float" office:value="26">
            <text:p>26</text:p>
          </table:table-cell>
          <table:table-cell table:formula="of:=LOG([.A360];2)" office:value-type="float" office:value="26.5754247590989">
            <text:p>26.5754247591</text:p>
          </table:table-cell>
          <table:table-cell table:formula="of:=[.B360]/[.C360]" office:value-type="float" office:value="0.0000000336538461538462">
            <text:p>3.36538461538462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78">
            <text:p>0.000000878</text:p>
          </table:table-cell>
          <table:table-cell office:value-type="float" office:value="26">
            <text:p>26</text:p>
          </table:table-cell>
          <table:table-cell table:formula="of:=LOG([.A361];2)" office:value-type="float" office:value="26.5754247590989">
            <text:p>26.5754247591</text:p>
          </table:table-cell>
          <table:table-cell table:formula="of:=[.B361]/[.C361]" office:value-type="float" office:value="0.0000000337692307692308">
            <text:p>3.37692307692308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8">
            <text:p>0.000000868</text:p>
          </table:table-cell>
          <table:table-cell office:value-type="float" office:value="26">
            <text:p>26</text:p>
          </table:table-cell>
          <table:table-cell table:formula="of:=LOG([.A362];2)" office:value-type="float" office:value="26.5754247590989">
            <text:p>26.5754247591</text:p>
          </table:table-cell>
          <table:table-cell table:formula="of:=[.B362]/[.C362]" office:value-type="float" office:value="0.0000000333846153846154">
            <text:p>3.33846153846154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77">
            <text:p>0.000000877</text:p>
          </table:table-cell>
          <table:table-cell office:value-type="float" office:value="26">
            <text:p>26</text:p>
          </table:table-cell>
          <table:table-cell table:formula="of:=LOG([.A363];2)" office:value-type="float" office:value="26.5754247590989">
            <text:p>26.5754247591</text:p>
          </table:table-cell>
          <table:table-cell table:formula="of:=[.B363]/[.C363]" office:value-type="float" office:value="0.0000000337307692307692">
            <text:p>3.37307692307692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7">
            <text:p>0.000000867</text:p>
          </table:table-cell>
          <table:table-cell office:value-type="float" office:value="26">
            <text:p>26</text:p>
          </table:table-cell>
          <table:table-cell table:formula="of:=LOG([.A364];2)" office:value-type="float" office:value="26.5754247590989">
            <text:p>26.5754247591</text:p>
          </table:table-cell>
          <table:table-cell table:formula="of:=[.B364]/[.C364]" office:value-type="float" office:value="0.0000000333461538461538">
            <text:p>3.33461538461538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3">
            <text:p>0.000000863</text:p>
          </table:table-cell>
          <table:table-cell office:value-type="float" office:value="26">
            <text:p>26</text:p>
          </table:table-cell>
          <table:table-cell table:formula="of:=LOG([.A365];2)" office:value-type="float" office:value="26.5754247590989">
            <text:p>26.5754247591</text:p>
          </table:table-cell>
          <table:table-cell table:formula="of:=[.B365]/[.C365]" office:value-type="float" office:value="0.0000000331923076923077">
            <text:p>3.31923076923077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8">
            <text:p>0.000000868</text:p>
          </table:table-cell>
          <table:table-cell office:value-type="float" office:value="26">
            <text:p>26</text:p>
          </table:table-cell>
          <table:table-cell table:formula="of:=LOG([.A366];2)" office:value-type="float" office:value="26.5754247590989">
            <text:p>26.5754247591</text:p>
          </table:table-cell>
          <table:table-cell table:formula="of:=[.B366]/[.C366]" office:value-type="float" office:value="0.0000000333846153846154">
            <text:p>3.33846153846154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8">
            <text:p>0.00000088</text:p>
          </table:table-cell>
          <table:table-cell office:value-type="float" office:value="26">
            <text:p>26</text:p>
          </table:table-cell>
          <table:table-cell table:formula="of:=LOG([.A367];2)" office:value-type="float" office:value="26.5754247590989">
            <text:p>26.5754247591</text:p>
          </table:table-cell>
          <table:table-cell table:formula="of:=[.B367]/[.C367]" office:value-type="float" office:value="0.0000000338461538461538">
            <text:p>3.38461538461538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6">
            <text:p>0.000000866</text:p>
          </table:table-cell>
          <table:table-cell office:value-type="float" office:value="26">
            <text:p>26</text:p>
          </table:table-cell>
          <table:table-cell table:formula="of:=LOG([.A368];2)" office:value-type="float" office:value="26.5754247590989">
            <text:p>26.5754247591</text:p>
          </table:table-cell>
          <table:table-cell table:formula="of:=[.B368]/[.C368]" office:value-type="float" office:value="0.0000000333076923076923">
            <text:p>3.33076923076923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72">
            <text:p>0.000000872</text:p>
          </table:table-cell>
          <table:table-cell office:value-type="float" office:value="26">
            <text:p>26</text:p>
          </table:table-cell>
          <table:table-cell table:formula="of:=LOG([.A369];2)" office:value-type="float" office:value="26.5754247590989">
            <text:p>26.5754247591</text:p>
          </table:table-cell>
          <table:table-cell table:formula="of:=[.B369]/[.C369]" office:value-type="float" office:value="0.0000000335384615384615">
            <text:p>3.35384615384615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89">
            <text:p>0.000000889</text:p>
          </table:table-cell>
          <table:table-cell office:value-type="float" office:value="26">
            <text:p>26</text:p>
          </table:table-cell>
          <table:table-cell table:formula="of:=LOG([.A370];2)" office:value-type="float" office:value="26.5754247590989">
            <text:p>26.5754247591</text:p>
          </table:table-cell>
          <table:table-cell table:formula="of:=[.B370]/[.C370]" office:value-type="float" office:value="0.0000000341923076923077">
            <text:p>3.41923076923077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93">
            <text:p>0.000000893</text:p>
          </table:table-cell>
          <table:table-cell office:value-type="float" office:value="26">
            <text:p>26</text:p>
          </table:table-cell>
          <table:table-cell table:formula="of:=LOG([.A371];2)" office:value-type="float" office:value="26.5754247590989">
            <text:p>26.5754247591</text:p>
          </table:table-cell>
          <table:table-cell table:formula="of:=[.B371]/[.C371]" office:value-type="float" office:value="0.0000000343461538461538">
            <text:p>3.43461538461538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59">
            <text:p>0.000000859</text:p>
          </table:table-cell>
          <table:table-cell office:value-type="float" office:value="26">
            <text:p>26</text:p>
          </table:table-cell>
          <table:table-cell table:formula="of:=LOG([.A372];2)" office:value-type="float" office:value="26.5754247590989">
            <text:p>26.5754247591</text:p>
          </table:table-cell>
          <table:table-cell table:formula="of:=[.B372]/[.C372]" office:value-type="float" office:value="0.0000000330384615384615">
            <text:p>0.000000033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1858">
            <text:p>0.000001858</text:p>
          </table:table-cell>
          <table:table-cell office:value-type="float" office:value="26">
            <text:p>26</text:p>
          </table:table-cell>
          <table:table-cell table:formula="of:=LOG([.A373];2)" office:value-type="float" office:value="26.5754247590989">
            <text:p>26.5754247591</text:p>
          </table:table-cell>
          <table:table-cell table:formula="of:=[.B373]/[.C373]" office:value-type="float" office:value="0.0000000714615384615385">
            <text:p>7.14615384615385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901">
            <text:p>0.000000901</text:p>
          </table:table-cell>
          <table:table-cell office:value-type="float" office:value="26">
            <text:p>26</text:p>
          </table:table-cell>
          <table:table-cell table:formula="of:=LOG([.A374];2)" office:value-type="float" office:value="26.5754247590989">
            <text:p>26.5754247591</text:p>
          </table:table-cell>
          <table:table-cell table:formula="of:=[.B374]/[.C374]" office:value-type="float" office:value="0.0000000346538461538462">
            <text:p>3.46538461538462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5">
            <text:p>0.000000865</text:p>
          </table:table-cell>
          <table:table-cell office:value-type="float" office:value="26">
            <text:p>26</text:p>
          </table:table-cell>
          <table:table-cell table:formula="of:=LOG([.A375];2)" office:value-type="float" office:value="26.5754247590989">
            <text:p>26.5754247591</text:p>
          </table:table-cell>
          <table:table-cell table:formula="of:=[.B375]/[.C375]" office:value-type="float" office:value="0.0000000332692307692308">
            <text:p>3.32692307692308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89">
            <text:p>0.000000889</text:p>
          </table:table-cell>
          <table:table-cell office:value-type="float" office:value="26">
            <text:p>26</text:p>
          </table:table-cell>
          <table:table-cell table:formula="of:=LOG([.A376];2)" office:value-type="float" office:value="26.5754247590989">
            <text:p>26.5754247591</text:p>
          </table:table-cell>
          <table:table-cell table:formula="of:=[.B376]/[.C376]" office:value-type="float" office:value="0.0000000341923076923077">
            <text:p>3.41923076923077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89">
            <text:p>0.000000889</text:p>
          </table:table-cell>
          <table:table-cell office:value-type="float" office:value="26">
            <text:p>26</text:p>
          </table:table-cell>
          <table:table-cell table:formula="of:=LOG([.A377];2)" office:value-type="float" office:value="26.5754247590989">
            <text:p>26.5754247591</text:p>
          </table:table-cell>
          <table:table-cell table:formula="of:=[.B377]/[.C377]" office:value-type="float" office:value="0.0000000341923076923077">
            <text:p>3.41923076923077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86">
            <text:p>0.000000886</text:p>
          </table:table-cell>
          <table:table-cell office:value-type="float" office:value="26">
            <text:p>26</text:p>
          </table:table-cell>
          <table:table-cell table:formula="of:=LOG([.A378];2)" office:value-type="float" office:value="26.5754247590989">
            <text:p>26.5754247591</text:p>
          </table:table-cell>
          <table:table-cell table:formula="of:=[.B378]/[.C378]" office:value-type="float" office:value="0.0000000340769230769231">
            <text:p>3.40769230769231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9">
            <text:p>0.000000869</text:p>
          </table:table-cell>
          <table:table-cell office:value-type="float" office:value="26">
            <text:p>26</text:p>
          </table:table-cell>
          <table:table-cell table:formula="of:=LOG([.A379];2)" office:value-type="float" office:value="26.5754247590989">
            <text:p>26.5754247591</text:p>
          </table:table-cell>
          <table:table-cell table:formula="of:=[.B379]/[.C379]" office:value-type="float" office:value="0.0000000334230769230769">
            <text:p>3.34230769230769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73">
            <text:p>0.000000873</text:p>
          </table:table-cell>
          <table:table-cell office:value-type="float" office:value="26">
            <text:p>26</text:p>
          </table:table-cell>
          <table:table-cell table:formula="of:=LOG([.A380];2)" office:value-type="float" office:value="26.5754247590989">
            <text:p>26.5754247591</text:p>
          </table:table-cell>
          <table:table-cell table:formula="of:=[.B380]/[.C380]" office:value-type="float" office:value="0.0000000335769230769231">
            <text:p>3.35769230769231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7">
            <text:p>0.00000087</text:p>
          </table:table-cell>
          <table:table-cell office:value-type="float" office:value="26">
            <text:p>26</text:p>
          </table:table-cell>
          <table:table-cell table:formula="of:=LOG([.A381];2)" office:value-type="float" office:value="26.5754247590989">
            <text:p>26.5754247591</text:p>
          </table:table-cell>
          <table:table-cell table:formula="of:=[.B381]/[.C381]" office:value-type="float" office:value="0.0000000334615384615385">
            <text:p>3.34615384615385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8">
            <text:p>0.00000088</text:p>
          </table:table-cell>
          <table:table-cell office:value-type="float" office:value="26">
            <text:p>26</text:p>
          </table:table-cell>
          <table:table-cell table:formula="of:=LOG([.A382];2)" office:value-type="float" office:value="26.5754247590989">
            <text:p>26.5754247591</text:p>
          </table:table-cell>
          <table:table-cell table:formula="of:=[.B382]/[.C382]" office:value-type="float" office:value="0.0000000338461538461538">
            <text:p>3.38461538461538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7">
            <text:p>0.00000087</text:p>
          </table:table-cell>
          <table:table-cell office:value-type="float" office:value="26">
            <text:p>26</text:p>
          </table:table-cell>
          <table:table-cell table:formula="of:=LOG([.A383];2)" office:value-type="float" office:value="26.5754247590989">
            <text:p>26.5754247591</text:p>
          </table:table-cell>
          <table:table-cell table:formula="of:=[.B383]/[.C383]" office:value-type="float" office:value="0.0000000334615384615385">
            <text:p>3.34615384615385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72">
            <text:p>0.000000872</text:p>
          </table:table-cell>
          <table:table-cell office:value-type="float" office:value="26">
            <text:p>26</text:p>
          </table:table-cell>
          <table:table-cell table:formula="of:=LOG([.A384];2)" office:value-type="float" office:value="26.5754247590989">
            <text:p>26.5754247591</text:p>
          </table:table-cell>
          <table:table-cell table:formula="of:=[.B384]/[.C384]" office:value-type="float" office:value="0.0000000335384615384615">
            <text:p>3.35384615384615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77">
            <text:p>0.000000877</text:p>
          </table:table-cell>
          <table:table-cell office:value-type="float" office:value="26">
            <text:p>26</text:p>
          </table:table-cell>
          <table:table-cell table:formula="of:=LOG([.A385];2)" office:value-type="float" office:value="26.5754247590989">
            <text:p>26.5754247591</text:p>
          </table:table-cell>
          <table:table-cell table:formula="of:=[.B385]/[.C385]" office:value-type="float" office:value="0.0000000337307692307692">
            <text:p>3.37307692307692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2">
            <text:p>0.000000862</text:p>
          </table:table-cell>
          <table:table-cell office:value-type="float" office:value="26">
            <text:p>26</text:p>
          </table:table-cell>
          <table:table-cell table:formula="of:=LOG([.A386];2)" office:value-type="float" office:value="26.5754247590989">
            <text:p>26.5754247591</text:p>
          </table:table-cell>
          <table:table-cell table:formula="of:=[.B386]/[.C386]" office:value-type="float" office:value="0.0000000331538461538462">
            <text:p>3.31538461538462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4">
            <text:p>0.000000864</text:p>
          </table:table-cell>
          <table:table-cell office:value-type="float" office:value="26">
            <text:p>26</text:p>
          </table:table-cell>
          <table:table-cell table:formula="of:=LOG([.A387];2)" office:value-type="float" office:value="26.5754247590989">
            <text:p>26.5754247591</text:p>
          </table:table-cell>
          <table:table-cell table:formula="of:=[.B387]/[.C387]" office:value-type="float" office:value="0.0000000332307692307692">
            <text:p>3.32307692307692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58">
            <text:p>0.000000858</text:p>
          </table:table-cell>
          <table:table-cell office:value-type="float" office:value="26">
            <text:p>26</text:p>
          </table:table-cell>
          <table:table-cell table:formula="of:=LOG([.A388];2)" office:value-type="float" office:value="26.5754247590989">
            <text:p>26.5754247591</text:p>
          </table:table-cell>
          <table:table-cell table:formula="of:=[.B388]/[.C388]" office:value-type="float" office:value="0.000000033">
            <text:p>0.000000033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1">
            <text:p>0.000000861</text:p>
          </table:table-cell>
          <table:table-cell office:value-type="float" office:value="26">
            <text:p>26</text:p>
          </table:table-cell>
          <table:table-cell table:formula="of:=LOG([.A389];2)" office:value-type="float" office:value="26.5754247590989">
            <text:p>26.5754247591</text:p>
          </table:table-cell>
          <table:table-cell table:formula="of:=[.B389]/[.C389]" office:value-type="float" office:value="0.0000000331153846153846">
            <text:p>3.31153846153846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5">
            <text:p>0.000000865</text:p>
          </table:table-cell>
          <table:table-cell office:value-type="float" office:value="26">
            <text:p>26</text:p>
          </table:table-cell>
          <table:table-cell table:formula="of:=LOG([.A390];2)" office:value-type="float" office:value="26.5754247590989">
            <text:p>26.5754247591</text:p>
          </table:table-cell>
          <table:table-cell table:formula="of:=[.B390]/[.C390]" office:value-type="float" office:value="0.0000000332692307692308">
            <text:p>3.32692307692308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6">
            <text:p>0.000000866</text:p>
          </table:table-cell>
          <table:table-cell office:value-type="float" office:value="26">
            <text:p>26</text:p>
          </table:table-cell>
          <table:table-cell table:formula="of:=LOG([.A391];2)" office:value-type="float" office:value="26.5754247590989">
            <text:p>26.5754247591</text:p>
          </table:table-cell>
          <table:table-cell table:formula="of:=[.B391]/[.C391]" office:value-type="float" office:value="0.0000000333076923076923">
            <text:p>3.33076923076923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2">
            <text:p>0.000000862</text:p>
          </table:table-cell>
          <table:table-cell office:value-type="float" office:value="26">
            <text:p>26</text:p>
          </table:table-cell>
          <table:table-cell table:formula="of:=LOG([.A392];2)" office:value-type="float" office:value="26.5754247590989">
            <text:p>26.5754247591</text:p>
          </table:table-cell>
          <table:table-cell table:formula="of:=[.B392]/[.C392]" office:value-type="float" office:value="0.0000000331538461538462">
            <text:p>3.31538461538462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3">
            <text:p>0.000000863</text:p>
          </table:table-cell>
          <table:table-cell office:value-type="float" office:value="26">
            <text:p>26</text:p>
          </table:table-cell>
          <table:table-cell table:formula="of:=LOG([.A393];2)" office:value-type="float" office:value="26.5754247590989">
            <text:p>26.5754247591</text:p>
          </table:table-cell>
          <table:table-cell table:formula="of:=[.B393]/[.C393]" office:value-type="float" office:value="0.0000000331923076923077">
            <text:p>3.31923076923077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54">
            <text:p>0.000000854</text:p>
          </table:table-cell>
          <table:table-cell office:value-type="float" office:value="26">
            <text:p>26</text:p>
          </table:table-cell>
          <table:table-cell table:formula="of:=LOG([.A394];2)" office:value-type="float" office:value="26.5754247590989">
            <text:p>26.5754247591</text:p>
          </table:table-cell>
          <table:table-cell table:formula="of:=[.B394]/[.C394]" office:value-type="float" office:value="0.0000000328461538461538">
            <text:p>3.28461538461538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57">
            <text:p>0.000000857</text:p>
          </table:table-cell>
          <table:table-cell office:value-type="float" office:value="26">
            <text:p>26</text:p>
          </table:table-cell>
          <table:table-cell table:formula="of:=LOG([.A395];2)" office:value-type="float" office:value="26.5754247590989">
            <text:p>26.5754247591</text:p>
          </table:table-cell>
          <table:table-cell table:formula="of:=[.B395]/[.C395]" office:value-type="float" office:value="0.0000000329615384615385">
            <text:p>0.000000033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2">
            <text:p>0.000000862</text:p>
          </table:table-cell>
          <table:table-cell office:value-type="float" office:value="26">
            <text:p>26</text:p>
          </table:table-cell>
          <table:table-cell table:formula="of:=LOG([.A396];2)" office:value-type="float" office:value="26.5754247590989">
            <text:p>26.5754247591</text:p>
          </table:table-cell>
          <table:table-cell table:formula="of:=[.B396]/[.C396]" office:value-type="float" office:value="0.0000000331538461538462">
            <text:p>3.31538461538462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55">
            <text:p>0.000000855</text:p>
          </table:table-cell>
          <table:table-cell office:value-type="float" office:value="26">
            <text:p>26</text:p>
          </table:table-cell>
          <table:table-cell table:formula="of:=LOG([.A397];2)" office:value-type="float" office:value="26.5754247590989">
            <text:p>26.5754247591</text:p>
          </table:table-cell>
          <table:table-cell table:formula="of:=[.B397]/[.C397]" office:value-type="float" office:value="0.0000000328846153846154">
            <text:p>3.28846153846154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71">
            <text:p>0.000000871</text:p>
          </table:table-cell>
          <table:table-cell office:value-type="float" office:value="26">
            <text:p>26</text:p>
          </table:table-cell>
          <table:table-cell table:formula="of:=LOG([.A398];2)" office:value-type="float" office:value="26.5754247590989">
            <text:p>26.5754247591</text:p>
          </table:table-cell>
          <table:table-cell table:formula="of:=[.B398]/[.C398]" office:value-type="float" office:value="0.0000000335">
            <text:p>3.35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1">
            <text:p>0.000000861</text:p>
          </table:table-cell>
          <table:table-cell office:value-type="float" office:value="26">
            <text:p>26</text:p>
          </table:table-cell>
          <table:table-cell table:formula="of:=LOG([.A399];2)" office:value-type="float" office:value="26.5754247590989">
            <text:p>26.5754247591</text:p>
          </table:table-cell>
          <table:table-cell table:formula="of:=[.B399]/[.C399]" office:value-type="float" office:value="0.0000000331153846153846">
            <text:p>3.31153846153846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2">
            <text:p>0.000000862</text:p>
          </table:table-cell>
          <table:table-cell office:value-type="float" office:value="26">
            <text:p>26</text:p>
          </table:table-cell>
          <table:table-cell table:formula="of:=LOG([.A400];2)" office:value-type="float" office:value="26.5754247590989">
            <text:p>26.5754247591</text:p>
          </table:table-cell>
          <table:table-cell table:formula="of:=[.B400]/[.C400]" office:value-type="float" office:value="0.0000000331538461538462">
            <text:p>3.31538461538462E-008</text:p>
          </table:table-cell>
          <table:table-cell table:number-columns-repeated="3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0.000000864">
            <text:p>0.000000864</text:p>
          </table:table-cell>
          <table:table-cell office:value-type="float" office:value="26">
            <text:p>26</text:p>
          </table:table-cell>
          <table:table-cell table:formula="of:=LOG([.A401];2)" office:value-type="float" office:value="26.5754247590989">
            <text:p>26.5754247591</text:p>
          </table:table-cell>
          <table:table-cell table:formula="of:=[.B401]/[.C401]" office:value-type="float" office:value="0.0000000332307692307692">
            <text:p>3.32307692307692E-008</text:p>
          </table:table-cell>
          <table:table-cell table:number-columns-repeated="3"/>
        </table:table-row>
        <table:table-row table:style-name="ro2" table:number-rows-repeated="1048174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5">00/00/0000</text:date>, <text:time style:data-style-name="N2" text:time-value="0000-00-00T14:33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5T13:21:28</dc:date>
    <dc:creator>mind </dc:creator>
    <meta:generator>LibreOffice/4.0.2.2$Linux_X86_64 LibreOffice_project/400m0$Build-2</meta:generator>
    <meta:editing-duration>P0D</meta:editing-duration>
    <meta:editing-cycles>2</meta:editing-cycles>
    <meta:document-statistic meta:table-count="1" meta:cell-count="20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13cm" svg:height="10.641cm" xlink:href=".." xlink:type="simple" chart:class="chart:line" chart:style-name="ch1">
        <chart:title svg:x="6.183cm" svg:y="0.348cm" chart:style-name="ch2">
          <text:p>Time per comparison</text:p>
        </chart:title>
        <chart:legend svg:x="6.264cm" svg:y="1.301cm" style:legend-expansion="custom" chartooo:width="4.058cm" chartooo:height="0.532cm" style:legend-expansion-aspect-ratio="7.62781954887218" chart:style-name="ch3"/>
        <chart:plot-area chart:style-name="ch4" table:cell-range-address="Sheet1.G1:Sheet1.H8" chart:data-source-has-labels="both" svg:x="0.868cm" svg:y="1.57cm" svg:width="14.963cm" svg:height="7.972cm">
          <chartooo:coordinate-region svg:x="2.521cm" svg:y="1.769cm" svg:width="12.567cm" svg:height="7.126cm"/>
          <chart:axis chart:dimension="x" chart:name="primary-x" chart:style-name="ch5" chartooo:axis-type="auto">
            <chartooo:date-scale/>
            <chart:title svg:x="7.366cm" svg:y="9.754cm" chart:style-name="ch6">
              <text:p>Size of Heap</text:p>
            </chart:title>
            <chart:categories table:cell-range-address="Sheet1.G2:Sheet1.G8"/>
          </chart:axis>
          <chart:axis chart:dimension="y" chart:name="primary-y" chart:style-name="ch5">
            <chart:title svg:x="0cm" svg:y="6.142cm" chart:style-name="ch7">
              <text:p>time (s)</text:p>
            </chart:title>
            <chart:grid chart:style-name="ch8" chart:class="major"/>
          </chart:axis>
          <chart:series chart:style-name="ch9" chart:values-cell-range-address="Sheet1.H2:Sheet1.H8" chart:label-cell-address="Sheet1.H1:Sheet1.H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per comparison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04556">
                <text:p>0.0000004556</text:p>
                <draw:g>
                  <svg:desc>Sheet1.H2:Sheet1.H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45068">
                <text:p>0.0000004506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451442">
                <text:p>0.0000045144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0065976">
                <text:p>0.0000006597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0071046">
                <text:p>0.0000007104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01906686">
                <text:p>0.0000190668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0000108112">
                <text:p>0.000001081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13cm" svg:height="10.641cm" xlink:href=".." xlink:type="simple" chart:class="chart:line" chart:style-name="ch1">
        <chart:title svg:x="6.183cm" svg:y="0.348cm" chart:style-name="ch2">
          <text:p>Time per comparison</text:p>
        </chart:title>
        <chart:legend svg:x="6.264cm" svg:y="1.301cm" style:legend-expansion="custom" chartooo:width="4.058cm" chartooo:height="0.532cm" style:legend-expansion-aspect-ratio="7.62781954887218" chart:style-name="ch3"/>
        <chart:plot-area chart:style-name="ch4" table:cell-range-address="Sheet1.G2:Sheet1.H8 Sheet1.H1:Sheet1.H1" chart:data-source-has-labels="both" svg:x="0.868cm" svg:y="1.57cm" svg:width="14.963cm" svg:height="7.972cm">
          <chartooo:coordinate-region svg:x="2.521cm" svg:y="1.769cm" svg:width="12.567cm" svg:height="7.126cm"/>
          <chart:axis chart:dimension="x" chart:name="primary-x" chart:style-name="ch5" chartooo:axis-type="auto">
            <chartooo:date-scale/>
            <chart:title svg:x="7.366cm" svg:y="9.754cm" chart:style-name="ch6">
              <text:p>Size of Heap</text:p>
            </chart:title>
            <chart:categories table:cell-range-address="Sheet1.G2:Sheet1.G8"/>
          </chart:axis>
          <chart:axis chart:dimension="y" chart:name="primary-y" chart:style-name="ch5">
            <chart:title svg:x="0cm" svg:y="6.142cm" chart:style-name="ch7">
              <text:p>time (s)</text:p>
            </chart:title>
            <chart:grid chart:style-name="ch8" chart:class="major"/>
          </chart:axis>
          <chart:series chart:style-name="ch9" chart:values-cell-range-address="Sheet1.H2:Sheet1.H8" chart:label-cell-address="Sheet1.H1:Sheet1.H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per comparison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04556">
                <text:p>0.0000004556</text:p>
                <draw:g>
                  <svg:desc>Sheet1.H2:Sheet1.H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45068">
                <text:p>0.0000004506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451442">
                <text:p>0.0000045144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0065976">
                <text:p>0.0000006597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0071046">
                <text:p>0.0000007104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01906686">
                <text:p>0.0000190668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0000108112">
                <text:p>0.000001081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